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4"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5"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61"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fo:color="#0000ff"/>
    </style:style>
    <style:style style:name="P64"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67" style:family="paragraph" style:parent-style-name="Text_20_body">
      <style:paragraph-properties fo:margin-left="0cm" fo:margin-right="0cm" fo:text-align="end" style:justify-single-word="false" fo:text-indent="0.499cm" style:auto-text-indent="false"/>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9"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7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84"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6"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3" style:family="paragraph" style:parent-style-name="Standard">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06"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fo:language="ru" fo:country="RU"/>
    </style:style>
    <style:style style:name="P107" style:family="paragraph" style:parent-style-name="Text_20_body">
      <style:paragraph-properties fo:text-align="justify" style:justify-single-word="false"/>
    </style:style>
    <style:style style:name="P10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9" style:family="paragraph" style:parent-style-name="Text_20_body">
      <style:text-properties fo:language="ru" fo:country="RU"/>
    </style:style>
    <style:style style:name="P110" style:family="paragraph" style:parent-style-name="Text_20_body">
      <style:text-properties fo:language="en" fo:country="US"/>
    </style:style>
    <style:style style:name="P111" style:family="paragraph" style:parent-style-name="Text_20_body">
      <style:paragraph-properties fo:background-color="#eeeeee">
        <style:background-image/>
      </style:paragraph-properties>
    </style:style>
    <style:style style:name="P112" style:family="paragraph" style:parent-style-name="Text_20_body">
      <style:paragraph-properties fo:background-color="#eeeeee">
        <style:background-image/>
      </style:paragraph-properties>
      <style:text-properties fo:language="ru" fo:country="RU"/>
    </style:style>
    <style:style style:name="P113" style:family="paragraph" style:parent-style-name="Text_20_body">
      <style:paragraph-properties fo:text-align="justify" style:justify-single-word="false" fo:background-color="#eeeeee">
        <style:background-image/>
      </style:paragraph-properties>
      <style:text-properties fo:language="ru" fo:country="RU"/>
    </style:style>
    <style:style style:name="P114" style:family="paragraph" style:parent-style-name="First_20_line_20_indent">
      <style:paragraph-properties fo:background-color="#eeeeee">
        <style:background-image/>
      </style:paragraph-properties>
      <style:text-properties fo:language="ru" fo:country="RU"/>
    </style:style>
    <style:style style:name="P11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6" style:family="paragraph" style:parent-style-name="Text_20_body">
      <style:paragraph-properties fo:margin-left="0cm" fo:margin-right="0cm" fo:text-align="justify" style:justify-single-word="false" fo:text-indent="0cm" style:auto-text-indent="false"/>
    </style:style>
    <style:style style:name="P117" style:family="paragraph" style:parent-style-name="Text_20_body">
      <style:paragraph-properties fo:margin-left="0cm" fo:margin-right="0cm" fo:text-align="justify" style:justify-single-word="false" fo:text-indent="0cm" style:auto-text-indent="false"/>
      <style:text-properties fo:color="#800000"/>
    </style:style>
    <style:style style:name="P11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9" style:family="paragraph" style:parent-style-name="Text_20_body">
      <style:paragraph-properties fo:margin-left="0cm" fo:margin-right="0cm" fo:text-align="center" style:justify-single-word="false" fo:text-indent="0cm" style:auto-text-indent="false"/>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Heading_20_1">
      <style:paragraph-properties fo:margin-left="0cm" fo:margin-right="0cm" fo:text-align="center" style:justify-single-word="false" fo:text-indent="0.499cm" style:auto-text-indent="false"/>
    </style:style>
    <style:style style:name="P144" style:family="paragraph" style:parent-style-name="Heading_20_1">
      <style:paragraph-properties fo:background-color="#eeeeee">
        <style:background-image/>
      </style:paragraph-properties>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background-color="#eeeeee">
        <style:background-image/>
      </style:paragraph-properties>
    </style:style>
    <style:style style:name="P148" style:family="paragraph" style:parent-style-name="Heading_20_2">
      <style:paragraph-properties fo:background-color="#eeeeee">
        <style:background-image/>
      </style:paragraph-properties>
      <style:text-properties fo:language="ru" fo:country="RU"/>
    </style:style>
    <style:style style:name="P149"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0" style:family="paragraph" style:parent-style-name="Text_20_body" style:list-style-name="L1">
      <style:paragraph-properties fo:text-align="justify" style:justify-single-word="false"/>
    </style:style>
    <style:style style:name="P151" style:family="paragraph" style:parent-style-name="Text_20_body" style:list-style-name="L1">
      <style:paragraph-properties fo:text-align="justify" style:justify-single-word="false"/>
      <style:text-properties fo:language="ru" fo:country="RU"/>
    </style:style>
    <style:style style:name="P152" style:family="paragraph" style:parent-style-name="Text_20_body" style:list-style-name="L2">
      <style:paragraph-properties fo:text-align="justify" style:justify-single-word="false"/>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8" style:family="paragraph" style:parent-style-name="Text_20_body">
      <style:paragraph-properties fo:margin-left="0cm" fo:margin-right="0cm" fo:text-align="justify" style:justify-single-word="false" fo:text-indent="0.499cm" style:auto-text-indent="false"/>
    </style:style>
    <style:style style:name="P15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6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style="italic" fo:background-color="transparent" style:font-style-asian="italic" style:font-style-complex="italic" loext:char-shading-value="0"/>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color="#ff3333"/>
    </style:style>
    <style:style style:name="T16" style:family="text">
      <style:text-properties fo:color="#ff3333" fo:language="ru" fo:country="RU"/>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fo:background-color="transparent" style:font-style-asian="normal" style:font-style-complex="normal" loext:char-shading-value="0"/>
    </style:style>
    <style:style style:name="T23" style:family="text">
      <style:text-properties fo:color="#800000" fo:language="ru" fo:country="RU" fo:font-style="normal" style:font-style-asian="normal" style:font-style-complex="normal"/>
    </style:style>
    <style:style style:name="T24" style:family="text">
      <style:text-properties fo:color="#800000" fo:language="ru" fo:country="RU" fo:background-color="transparent" loext:char-shading-value="0"/>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style:font-style-asian="normal" style:font-style-complex="normal" loext:char-shading-value="0"/>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background-color="transparent" style:font-style-asian="normal" style:font-style-complex="normal" loext:char-shading-value="0"/>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italic" fo:font-weight="normal" style:font-style-asian="italic" style:font-weight-asian="normal" style:font-style-complex="italic" style:font-weight-complex="normal"/>
    </style:style>
    <style:style style:name="T49" style:family="text">
      <style:text-properties style:use-window-font-color="true" fo:background-color="transparent" loext:char-shading-value="0"/>
    </style:style>
    <style:style style:name="T50" style:family="text">
      <style:text-properties fo:background-color="transparent" loext:char-shading-value="0"/>
    </style:style>
    <style:style style:name="T51" style:family="text">
      <style:text-properties style:text-position="super 58%"/>
    </style:style>
    <style:style style:name="T52" style:family="text">
      <style:text-properties fo:color="#c5000b"/>
    </style:style>
    <style:style style:name="T53" style:family="text">
      <style:text-properties fo:language="fr" fo:country="FR"/>
    </style:style>
    <style:style style:name="T54" style:family="text">
      <style:text-properties fo:color="#0000ff"/>
    </style:style>
    <style:style style:name="T55" style:family="text">
      <style:text-properties fo:color="#3333ff"/>
    </style:style>
    <style:style style:name="T56" style:family="text">
      <style:text-properties fo:color="#3333ff" fo:language="en" fo:country="US"/>
    </style:style>
    <style:style style:name="T57" style:family="text">
      <style:text-properties fo:font-style="normal" style:font-style-asian="normal" style:font-style-complex="normal"/>
    </style:style>
    <style:style style:name="T58" style:family="text">
      <style:text-properties fo:color="#0066ff"/>
    </style:style>
    <style:style style:name="T59" style:family="text">
      <style:text-properties fo:color="#0066ff" fo:language="en" fo:country="US" fo:font-style="normal" fo:background-color="transparent" style:font-style-asian="normal" style:font-style-complex="normal" loext:char-shading-value="0"/>
    </style:style>
    <style:style style:name="T60" style:family="text">
      <style:text-properties fo:background-color="#ffff00" loext:char-shading-value="0"/>
    </style:style>
    <style:style style:name="T61" style:family="text">
      <style:text-properties fo:color="#00ccff"/>
    </style:style>
    <style:style style:name="T62" style:family="text">
      <style:text-properties fo:font-weight="normal" style:font-weight-asian="normal" style:font-weight-complex="normal"/>
    </style:style>
    <style:style style:name="T63" style:family="text">
      <style:text-properties fo:color="#0066cc"/>
    </style:style>
    <style:style style:name="T64" style:family="text">
      <style:text-properties fo:color="#0000cc"/>
    </style:style>
    <style:style style:name="T65" style:family="text">
      <style:text-properties style:text-line-through-style="solid" fo:font-weight="bold" style:font-weight-asian="bold" style:font-weight-complex="bold"/>
    </style:style>
    <style:style style:name="T66" style:family="text">
      <style:text-properties fo:language="uk" fo:country="UA"/>
    </style:style>
    <style:style style:name="T67" style:family="text">
      <style:text-properties fo:language="uk" fo:country="UA" fo:font-style="italic" style:font-style-asian="italic" style:font-style-complex="italic"/>
    </style:style>
    <style:style style:name="T68" style:family="text">
      <style:text-properties fo:color="#ff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3"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9">Обмен ( <text:a xlink:type="simple" xlink:href="https://darkpony.ru/obmen/" text:style-name="Internet_20_link" text:visited-style-name="Visited_20_Internet_20_Link">https://darkpony.ru/obmen/</text:a> )</text:p>
      <text:p text:style-name="P110">Fallout Equestria</text:p>
      <text:p text:style-name="P109">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779626777413892172" text:style-name="L1">
        <text:list-item>
          <text:p text:style-name="P150">добавить детектив <text:span text:style-name="T1">(реализовано)</text:span>+ магические уроки/трактаты Старсвирла (реализовано)</text:p>
        </text:list-item>
        <text:list-item>
          <text:p text:style-name="P151">Терра несколько раз пытается убить Макса (один раз — в аквапарке). Несколько раз Макса спасает Селестия (даёт приказы Нексусу)</text:p>
        </text:list-item>
        <text:list-item>
          <text:p text:style-name="P151">Книги:</text:p>
        </text:list-item>
      </text:list>
      <text:list xml:id="list3250649838099313669" text:style-name="L2">
        <text:list-item>
          <text:p text:style-name="P152">«Великие грифоны прошлого» - из канона (5<text:span text:style-name="T9">s8e)</text:span></text:p>
        </text:list-item>
        <text:list-item>
          <text:p text:style-name="P152">«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2">Дасти Вейфарер «Зебрианская культура, быт и фольклор»</text:p>
        </text:list-item>
        <text:list-item>
          <text:p text:style-name="P152">«Краткая история Эквестрии»</text:p>
        </text:list-item>
        <text:list-item>
          <text:p text:style-name="P152">«Шедевры архитектуры Эквестрии» с разделом о Кантерлотском Королевском Дворце</text:p>
        </text:list-item>
        <text:list-item>
          <text:p text:style-name="P152">«Великие дела и великие чары». Страница 893: …</text:p>
        </text:list-item>
        <text:list-item>
          <text:p text:style-name="P152">«Природа Проклятий» - обмен</text:p>
        </text:list-item>
        <text:list-item>
          <text:p text:style-name="P152">«<text:span text:style-name="T50">Магия для Чайников</text:span>» - обмен</text:p>
        </text:list-item>
        <text:list-item>
          <text:p text:style-name="P152">«Энциклопедия Арканум» - обмен</text:p>
        </text:list-item>
        <text:list-item>
          <text:p text:style-name="P152">«О Гейсах» - обмен</text:p>
        </text:list-item>
        <text:list-item>
          <text:p text:style-name="P152"><text:soft-page-break/>«<text:span text:style-name="T60">Тайны Тайных Наук</text:span>» - обмен</text:p>
        </text:list-item>
        <text:list-item>
          <text:p text:style-name="P155">«Основы Заклятий» - обмен</text:p>
        </text:list-item>
        <text:list-item>
          <text:p text:style-name="P152">«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030116343206808460"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По другим данным, Селестии около 2500 лет (Обмен).</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text:soft-page-break/>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7">Искусственный интеллект. Создан Владом и Максом. Разработан для управления корпорациями.</text:p>
      <text:h text:style-name="Heading_20_3" text:outline-level="3">Норф</text:h>
      <text:p text:style-name="P10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0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6">Единорог. Холост, молод, мечтателен. Живёт в Кантерлоте. В свободное время рисует облака.</text:p>
      <text:h text:style-name="Heading_20_3" text:outline-level="3">Алекс</text:h>
      <text:p text:style-name="P116">Менеджер проектов, над одним из которых (Нексус) работает Макс.</text:p>
      <text:h text:style-name="Heading_20_3" text:outline-level="3"><text:soft-page-break/>Ростик</text:h>
      <text:p text:style-name="P116">Лидер команды тестировщиков</text:p>
      <text:h text:style-name="Heading_20_3" text:outline-level="3">Стас</text:h>
      <text:p text:style-name="P116">Программист-новичок в команде Макса.</text:p>
      <text:h text:style-name="Heading_20_3" text:outline-level="3">Рома</text:h>
      <text:p text:style-name="P116">Программист в команде UI-программистов</text:p>
      <text:h text:style-name="Heading_20_3" text:outline-level="3">Анджела</text:h>
      <text:p text:style-name="P116">Сисадмин. Флиртует с Максом.</text:p>
      <text:p text:style-name="P116"/>
      <text:h text:style-name="Heading_20_2" text:outline-level="2">Положения</text:h>
      <text:p text:style-name="P11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5" text:outline-level="2">1. Терра</text:h>
      <text:p text:style-name="P21">музыка - кондовая электронная, холодная и отчаянная (Electronics “Disappointed”)</text:p>
      <text:p text:style-name="P118">&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text:soft-page-break/>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1"><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9">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5">&lt;<text:span text:style-name="T21">Добавить сцену со Стасом</text:span>&gt;</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60"><text:span text:style-name="T9">&gt;\</text:span>Привет, Н<text:span text:style-name="T1">эш.</text:span> Это Макс.</text:p>
      <text:p text:style-name="P60"><text:span text:style-name="T9">&lt;\</text:span>Привет Макс. <text:span text:style-name="T1">Рад тебя видеть. Где ты отсутствовал три дня?</text:span></text:p>
      <text:p text:style-name="P60"><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19"/>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text:soft-page-break/>Введём-ка парочку <text:span text:style-name="T1">простейших</text:span> вопросов <text:span text:style-name="T1">для разминки</text:span>.</text:p>
      <text:p text:style-name="P35"/>
      <text:p text:style-name="P60"><text:span text:style-name="T9">&gt;\</text:span>Как называется наш проект?</text:p>
      <text:p text:style-name="P60"><text:span text:style-name="T9">&lt;\</text:span>Дайсон.</text:p>
      <text:p text:style-name="P60"><text:span text:style-name="T9">&gt;\</text:span>Сколько тебе лет?</text:p>
      <text:p text:style-name="P60"><text:span text:style-name="T9">&lt;\</text:span>Два года с начала запуска кластера.</text:p>
      <text:p text:style-name="P60"><text:span text:style-name="T9">&gt;\</text:span>Какой сейчас год?</text:p>
      <text:p text:style-name="P60"><text:span text:style-name="T9">&gt;\</text:span>202<text:span text:style-name="T1">1</text:span>-й.</text:p>
      <text:p text:style-name="P20"/>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60"><text:span text:style-name="T9">&gt;\</text:span>Н<text:span text:style-name="T1">эш</text:span>, отключи память <text:span text:style-name="T1">заданий</text:span> за последнюю неделю.</text:p>
      <text:p text:style-name="P60"><text:span text:style-name="T9">&lt;\</text:span>Выполнено.</text:p>
      <text:p text:style-name="P60"><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0"><text:span text:style-name="T9">&lt;\</text:span><text:span text:style-name="T1">Тебя понял. Читаю задачу...</text:span></text:p>
      <text:p text:style-name="P8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2">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2">Ограничени<text:span text:style-name="T1">е 2: решение должно находиться в правовых рамках уголовного и административного кодекса.</text:span></text:p>
      <text:p text:style-name="P82">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2"><text:span text:style-name="T9">&lt;\</text:span><text:span text:style-name="T1">Выполняю задачу</text:span>...</text:p>
      <text:p text:style-name="P82"><text:span text:style-name="T9">&lt;\</text:span>...</text:p>
      <text:p text:style-name="P82"><text:span text:style-name="T9">&lt;\</text:span>Решение:</text:p>
      <text:p text:style-name="P82"><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2"><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71">Подробный план действий по дням приведен в файле «Война корпораций_A_06.09.2026_23<text:span text:style-name="T9">:47.bmf»</text:span></text:p>
      <text:p text:style-name="P19"/>
      <text:p text:style-name="P26">&lt;<text:span text:style-name="T1">как-то говённо. Улучшить</text:span>&gt;</text:p>
      <text:p text:style-name="P35">Хм, не понял? Ч<text:span text:style-name="T1">ё</text:span> за хрень?</text:p>
      <text:p text:style-name="P35"/>
      <text:p text:style-name="P60"><text:span text:style-name="T9">&gt;</text:span>\<text:span text:style-name="T1">Нэш</text:span>, почему ты используешь жёсткие настройки <text:span text:style-name="T1">для решения задачи</text:span>?</text:p>
      <text:p text:style-name="P60"><text:span text:style-name="T9">&lt;\</text:span>Настройки правильные, <text:span text:style-name="T1">Макс</text:span>.</text:p>
      <text:p text:style-name="P20"/>
      <text:p text:style-name="P35">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5"><text:span text:style-name="T1">Ч</text:span>то у нас с аналитикой?</text:p>
      <text:p text:style-name="P11"/>
      <text:p text:style-name="P60"><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0"/>
      <text:p text:style-name="P35">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35">Ага, уже теплее.</text:p>
      <text:p text:style-name="P35"/>
      <text:p text:style-name="P60"><text:span text:style-name="T9">&gt;</text:span>\<text:span text:style-name="T1">Нэш</text:span>,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9">– </text:span>Окей. Спасибо, Макс. <text:span text:style-name="T1">Выручил.</text:span></text:p>
      <text:p text:style-name="P35"><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6"><text:soft-page-break/>– Но эти установки работают не в тестовом кластере, а на продакшене.</text:p>
      <text:p text:style-name="P6">–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9">.</text:span></text:p>
      <text:p text:style-name="P84">Гудки.</text:p>
      <text:p text:style-name="P35"><text:span text:style-name="T1">У</text:span>ходя попрощался с охранником, <text:span text:style-name="T1">увлечённо исследующим тему садо-мазо</text:span>.</text:p>
      <text:p text:style-name="P35">Всё, свободен. Хотя <text:s/><text:span text:style-name="T1">воскресенье</text:span> уже испорчен<text:span text:style-name="T1">о</text:span>.</text:p>
      <text:p text:style-name="P35"/>
      <text:p text:style-name="P119">***</text:p>
      <text:p text:style-name="P119"/>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0">Bionic-Hill’а</text:span>. <text:span text:style-name="T1">Разноцветное искрение снежинок в мягком свете фонарей</text:span> создавал<text:span text:style-name="T1">о</text:span> атмосферу <text:span text:style-name="T6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3">Откуда-то тихо заиграла финальная мелодия из «Донни Дарко».<text:span text:style-name="T9">&lt;</text:span><text:span text:style-name="T63">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9">&lt;</text:span><text:span text:style-name="T21">месяц</text:span><text:span text:style-name="T9">&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50">ворил </text:span><text:span text:style-name="T2">—</text:span><text:span text:style-name="T5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0">А у нас получается... </text:span><text:span text:style-name="T2">–</text:span><text:span text:style-name="T5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5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7">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7">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62">Музыка быстрая, тревожная, надорваная и печальная (Pet Shop Boys “So Hard” ?)</text:p>
      <text:p text:style-name="P23"/>
      <text:p text:style-name="P117"><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5">Единорог поднял голову.</text:p>
      <text:p text:style-name="P35"><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0">, </text:span><text:span text:style-name="T2">а от валиума таких глюков у меня ни разу не было</text:span><text:span text:style-name="T5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29">…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1">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7"><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9">верх</text:span>…</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oft-page-break/><text:span text:style-name="T9">3. </text:span>Кантерлот</text:h>
      <text:p text:style-name="P63">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5827382802549735082"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8">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61">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1"><text:soft-page-break/>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6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1">Я потянулся. Хватит на сегодня чтения. Настало время ежедневной прогулки по городу. Тем более, что у меня есть деньги.</text:p>
      <text:p text:style-name="P6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1">Так что даже на ремонт одежды и покупку необходимых в повседневной жизни мелочей у меня финансов не было. До недавнего времени. </text:p>
      <text:p text:style-name="P6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1"><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61"><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text:soft-page-break/>–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8">935 – 992 A.C.</text:span>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9">4. </text:span>Библиотека</text:h>
      <text:p text:style-name="P13">&lt;<text:span text:style-name="T54">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3"/>
      <text:p text:style-name="P37">На трактат упала тень.</text:p>
      <text:p text:style-name="P38">– Эй, нельзя ли не заслонять …</text:p>
      <text:p text:style-name="P38">Я поперхнулся словом, упёршись носом в покрытую белой шерстью грудь. Селестия оступила, извиняясь.</text:p>
      <text:p text:style-name="P38">–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38">– Эээ…</text:p>
      <text:p text:style-name="P3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8">Она потянулась за спину, сжала зубами зажим, и, после негромкого щелчка, экзоскелет “разошёлся” в стороны.</text:p>
      <text:p text:style-name="P38">– Вот, так лучше. – улыбнулась она, вышагивая из него. – Доктор Плантаго Майор был уверен, что я не дотянусь до замка.</text:p>
      <text:p text:style-name="P38">– Насколько я знаю, тебе было прописано два месяца постельного режима. Сейчас и недели не прошло...</text:p>
      <text:p text:style-name="P38">–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9">– А по-моему, ты не…</text:p>
      <text:p text:style-name="P37"><text:span text:style-name="T10">– Так, я попрошу! – перебила меня венценосная кобыла. – Давай, ты не будешь лезть в мои дела, а я не буду</text:span><text:span text:style-name="T5">… эээ… ммм…</text:span></text:p>
      <text:p text:style-name="P39">– Не будешь что?</text:p>
      <text:p text:style-name="P45">Селестия нахмурилась и угрожающе подняла крылья.</text:p>
      <text:p text:style-name="P45"><text:span text:style-name="T9">– </text:span>Не забывай, человек, я — могущественный маг и правитель Эквестрии. Ко мне нужно относиться с должным уважением!</text:p>
      <text:p text:style-name="P45"><text:span text:style-name="T9">– </text:span>А то что? Превратишь в жабу? Сошлёшь на Луну? Убьёшь нахер?</text:p>
      <text:p text:style-name="P45">Аликорница сникла. Уши её опустились.</text:p>
      <text:p text:style-name="P45"><text:span text:style-name="T9">– </text:span>Макс, не надо... Ты же знаешь, я этого не сделаю.</text:p>
      <text:p text:style-name="P45"><text:soft-page-break/><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5">Селестия приложила копыто ко лбу и издала протяжный стон.</text:p>
      <text:p text:style-name="P39">– О, небо! Я забыла распорядиться насчёт тебя! Какая же я тупая! Макс, извини, пожалуйста!</text:p>
      <text:p text:style-name="P45"><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5"><text:span text:style-name="T9">Аликорница уселась н</text:span>а пол <text:span text:style-name="T9">и прижала копыто к груди.</text:span></text:p>
      <text:p text:style-name="P39">– Да будет так! Сим заявляю, что отныне и впредь буду общаться с тобой на равных, человек Макс. Слово Селестии!</text:p>
      <text:p text:style-name="P45">Закончив фразу, аликорница вскинула копыто вперёд и вверх. Я чуть не подавился нервным смешком, настолько это напоминало зигу<text:tab/>.</text:p>
      <text:p text:style-name="P45"><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5"><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5"><text:span text:style-name="T9">– </text:span>Вот, читай отсюда. <text:span text:style-name="T9">– а</text:span>ликорница подчеркнула абзац копытом.</text:p>
      <text:p text:style-name="P45"/>
      <text:p text:style-name="P46">***</text:p>
      <text:p text:style-name="P46"/>
      <text:p text:style-name="P5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2">Но величайшая справедливость юниверсума заключается в том, что не существует безвыходных положений. Всегда есть надежда.</text:p>
      <text:p text:style-name="P5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2">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5"/>
      <text:p text:style-name="P45"><text:soft-page-break/>&lt;<text:span text:style-name="T20">Селестии не удастся привлечь Макса на сторону Эквестри даже с помощью 34 — это удастся Дэш</text:span>&gt;</text:p>
      <text:p text:style-name="P45">В ухе стало щекотно от тёплого дуновения.</text:p>
      <text:p text:style-name="P39">– Теперь ты понимаешь, почему мы не ожидали увидеть тебя? Мы, вообще-то, вызывали сверхаликорна…</text:p>
      <text:p text:style-name="P39">Я повернулся к Селестии.</text:p>
      <text:p text:style-name="P3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9">Аликорница отвернулась.</text:p>
      <text:p text:style-name="P39">– Это очень чувствительная тема. – сказала она после недолгой заминки. – <text:s/>Постыдная для нас.</text:p>
      <text:p text:style-name="P39">– Какая тема?</text:p>
      <text:p text:style-name="P39">Селестия повернулась, но старалась избегать меня взглядом.</text:p>
      <text:p text:style-name="P39">– Магия.</text:p>
      <text:p text:style-name="P39">– Что?</text:p>
      <text:p text:style-name="P3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9">Я посмотрел на аликорницу. Та старательно делала вид, что интересуется состоянием лака на копыте.</text:p>
      <text:p text:style-name="P39">– То есть, вы почувствовали ослабление своих магических способностей, и решили, что миру приходит конец?</text:p>
      <text:p text:style-name="P3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9">– Ээээ… ммм… А вы пробовали обратиться к врачу? – начал я как можно мягче.</text:p>
      <text:p text:style-name="P39">БАЦ!</text:p>
      <text:p text:style-name="P39">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9">– Это бесполезно… Он не верит мне. У меня нет времени его переубедить.</text:p>
      <text:p text:style-name="P39">Потом она обратилась ко мне.</text:p>
      <text:p text:style-name="P39">– <text:s/>Извини. Сорвалась. Мне очень стыдно. Последнее время всё идёт наперекосяк, совсем не так, как мы планировали.</text:p>
      <text:p text:style-name="P3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5">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5"><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5">Я снял её копыто со своего плеча и осторожно поставил на пол.</text:p>
      <text:p text:style-name="P39"><text:span text:style-name="T1">– Зачем? </text:span>– спросил я. – Что это за театр, твоё… Ваше Высочество? Во-первых, я не давал своё согласие на чтение моих мыслей. Во-вторых…</text:p>
      <text:p text:style-name="P39">Я присел на корточки, раздвинул гриву и снизу вверх заглянул в морду аликорнице.</text:p>
      <text:p text:style-name="P4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5">Я протянул руку, вытер ей слёзы и погладил по шее.</text:p>
      <text:p text:style-name="P45">– Не плачь. Я не отказываюсь. Хотя, скорее всего, Стар Свирл что-то напутал в заклинании, потому что я человек, а не сверхаликорн.</text:p>
      <text:p text:style-name="P4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5">Селестия успокоилась и смущённо потёрлась носом мне о плечо.</text:p>
      <text:p text:style-name="P45">– <text:s/>И я не читала твои мысли. У тебя на лице и так всё написано — ты не умеешь скрывать эмоции.</text:p>
      <text:p text:style-name="P45">Наружная дверь заскрипела, после чего коридор наполнился топотом множества копыт и шумом голосов.</text:p>
      <text:p text:style-name="P39">Аликорница <text:span text:style-name="T1">прислушалась, </text:span>всполошилась и стала носиться по читальному залу с загнанным видом.</text:p>
      <text:p text:style-name="P39">– <text:s/><text:span text:style-name="T1">Дискордовы</text:span> яйца! Они нашли меня!</text:p>
      <text:p text:style-name="P3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9">– <text:s/>Ты! Чего! Делаешь! Твоё, <text:span text:style-name="T1">блин,</text:span> высочество!!! – <text:s/>я едва уберёг <text:span text:style-name="T1">своё </text:span>естество от острого рога.</text:p>
      <text:p text:style-name="P39"><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9">– Помоги! Мне самой не закрыть замок, – <text:s/>обратилась аликорница ко мне, тщётно пытаясь охватить зубами раскрытую защёлку.</text:p>
      <text:p text:style-name="P3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9">–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9">– <text:s/><text:span text:style-name="T1">Я</text:span> помогу! – <text:s/>Селестия изогнула шею и стала зубами сжимать защёлку.</text:p>
      <text:p text:style-name="P39">ШЛОП!</text:p>
      <text:p text:style-name="P3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5">Увидев Селестию, толпа замерла. Та в попытке спрятать меня, раскрыла крылья.</text:p>
      <text:p text:style-name="P45">В наступившей тишине аликорница прошептала мне убито:</text:p>
      <text:p text:style-name="P39">– <text:s/><text:span text:style-name="T1">Что-то мне не хочется оборачиваться.</text:span></text:p>
      <text:p text:style-name="P45">– <text:s/>А придётся. Кстати, крылья можешь опустить. Всё равно видна табуретка и мои ноги.</text:p>
      <text:p text:style-name="P45">Селестия закрыла глаза и медленно обернулась к толпе.</text:p>
      <text:p text:style-name="P3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9"><text:span text:style-name="T1">– Занавес. </text:span>– <text:s/><text:span text:style-name="T1">подытожил я.</text:span></text:p>
      <text:p text:style-name="P39"/>
      <text:h text:style-name="P146" text:outline-level="2"><text:span text:style-name="T9">5. </text:span>Индиго</text:h>
      <text:p text:style-name="P39"/>
      <text:p text:style-name="P3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9">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5"><text:span text:style-name="T1">– </text:span>А-а-апчхииии! – раздалось прямо у меня под ногами.</text:p>
      <text:p text:style-name="P45">–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5">– Ты кто? – машинально спросил я.</text:p>
      <text:p text:style-name="P45"><text:soft-page-break/>– Индиго. – ответили глаза.</text:p>
      <text:p text:style-name="P45">Ответ не прояснил ситуацию ни на йоту, так что я продолжил.</text:p>
      <text:p text:style-name="P45">– А чего ты под лавкой делаешь?</text:p>
      <text:p text:style-name="P45">– Прячусь.</text:p>
      <text:p text:style-name="P45">Поняв, что расспросами ничего не добьёшься, я предложил прямо:</text:p>
      <text:p text:style-name="P45">– Может, ты вылезешь? Меня можно не бояться. Я не страшный.</text:p>
      <text:p text:style-name="P45">Под лавкой началась <text:s/>возня и сопение, потом наружу вылез жеребёнок-единорог насыщенного фиолетового цвета.</text:p>
      <text:p text:style-name="P45">– А я тебя вовсе и не боюсь. Вот ещё! Я в прятки играла.</text:p>
      <text:p text:style-name="P45">–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5">– Ничо страшного! – малютка вытерла нос. – Меня всё равно искать некому.</text:p>
      <text:p text:style-name="P45">– Это как? Ты же с кем-то в прятки играешь? – продолжал допытываться я.</text:p>
      <text:p text:style-name="P45">– Сама с собой и играю. – хмуро ответила кобылка. – А тебе чего, дяденька?</text:p>
      <text:p text:style-name="P45">Я понял, что жеребёнок не настроен на беседу. Пожал плечами <text:s/>и повернулся было уходить.</text:p>
      <text:p text:style-name="P45">– Эээ, гм…</text:p>
      <text:p text:style-name="P45">Я повернулся обратно.</text:p>
      <text:p text:style-name="P45">– Что?</text:p>
      <text:p text:style-name="P45">Единорожка ковыряла копытом землю и шмыгала носом, не смотря на меня. Я терпеливо ждал.</text:p>
      <text:p text:style-name="P45">– Дяденька, а ты не мог бы спросить принцессу Селестию, куда девалась Шейла Блюскай? А то мне играть не с кем.</text:p>
      <text:p text:style-name="P45">– При случае спрошу. Если встречу.</text:p>
      <text:p text:style-name="P45">– Встретишь, конечно! Скажи ей, что у меня сегодня день рождения, и я очень сильно огорчилась, когда она на него не пришла!</text:p>
      <text:p text:style-name="P45"><text:s/>Такая уверенность кобылки меня заинтриговала. Я пригляделся к жеребёнку повнимательнее. Да нет, вроде, раньше её не встречал.</text:p>
      <text:p text:style-name="P45">– Позволь поинтересоваться, откуда у тебя такая уверенность, что я встречусь с Селестией? Я ей, знаешь ли, свиданий не назначаю.</text:p>
      <text:p text:style-name="P45">– Да ладно-о-о, брось заливать-то! – скептически протянуло юное создание. – Все знают, что вы встречаетесь. Вот и спроси её, пажалста, когда увидишь.</text:p>
      <text:p text:style-name="P45">– Кто это «все»?</text:p>
      <text:p text:style-name="P45">– Ну, прислуга, стража, мой па…</text:p>
      <text:p text:style-name="P45">Ох! Во что же это такое я вляпался, а? За кого они меня, чёрт побери, принимают?</text:p>
      <text:p text:style-name="P45">Я присел на лавочку и наклонился пониже, чтобы наши головы были на одном уровне.</text:p>
      <text:p text:style-name="P45">– А твоего «па» не смущает, что я и Селестия м-м-м… немного разных видов? Точнее, совсем разных?</text:p>
      <text:p text:style-name="P45">– И чо? – без малейшего замешательства спросила кроха.</text:p>
      <text:p text:style-name="P45">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5"><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5">– <text:s/>Кха-кхе-гррхмм... Э-э-э... м-м-м... ну-у-у...</text:p>
      <text:p text:style-name="P45">У меня в голове произошло короткое замыкание. Слова пропали. Уши начали гореть.</text:p>
      <text:p text:style-name="P45">– <text:s/>Как, ты говоришь, тебя зовут? – в конце-концов выдавил осипшим голосом я, стараясь перевести тему. – Про чей день рождения я должен рассказать?</text:p>
      <text:p text:style-name="P4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5">У меня в памяти зажглась лампочка.</text:p>
      <text:p text:style-name="P45">– Постой-постой, не части. Твой отец, случайно, не Хорст Мэдтроттер?</text:p>
      <text:p text:style-name="P45">– Агась. А ты откуда знаешь?</text:p>
      <text:p text:style-name="P45">– Да так, один пони сказал. – я полез за пазуху и достал красную коробочку. – Вот тебе подарок.</text:p>
      <text:p text:style-name="P45">–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5">– Вообще-то, это не мой подарок. Его просил передать один старик, Норф Каррус из каретной мастерской.</text:p>
      <text:p text:style-name="P45">– Аааа, знаю его! Мы с Шейлой ходили к нему играть, пока она не пропала. У Норфа интересно!</text:p>
      <text:p text:style-name="P45">Индиго открыла коробочку. Внутри на подстилке из тырсы лежала крохотная модель кареты в мельчайших подробностях.</text:p>
      <text:p text:style-name="P45">– Ух ты! – благоговейно прошептала Индиго. – Королева Лорен! Я даже управляла ею немножко.</text:p>
      <text:p text:style-name="P45">– Как ею можно управлять, если она не запряжена? Уж не Норф ли таскал её? – усомнился я.</text:p>
      <text:p text:style-name="P45">–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5">Я остался сидеть в полнейшем замешательстве. </text:p>
      <text:p text:style-name="P45"/>
      <text:p text:style-name="P46">***</text:p>
      <text:p text:style-name="P45">&lt;<text:span text:style-name="T54">Depeche Mode - Painkiller</text:span>&gt;</text:p>
      <text:p text:style-name="P5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5"/>
      <text:p text:style-name="P45">В дверях библиотеки появился знакомый силуэт.</text:p>
      <text:p text:style-name="P45">– Привет, твоё высочество! Тебя уже выпустили, или опять от докторов смылась?</text:p>
      <text:p text:style-name="P45"><text:soft-page-break/>Аликорница прошла в комнату и устало уселась рядом со мной.</text:p>
      <text:p text:style-name="P4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5">Я с подозрением посмотрел на Селестию. Где-то я уже видел эту улыбочку на хитрой роже.</text:p>
      <text:p text:style-name="P4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5">– Вот ещё! – возмущению Селестии не было предела. Аликорница встала и демонстративно повернулась ко мне задом.</text:p>
      <text:p text:style-name="P4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5">Я подёргал замок на накрупнике. Таки не врёт.</text:p>
      <text:p text:style-name="P45">– Убедился? Вообще-то, такое недоверие меня оскорбляет. Ни один пони так бы себя не вёл со мной. – Селестия улеглась возле кресла и надулась.</text:p>
      <text:p text:style-name="P45">– Разумеется, твои подданные вели бы себя с большим пиететом. Но я же не твой подданный, твоё высочество!</text:p>
      <text:p text:style-name="P45">Аликорница вскинула копыто к виску.</text:p>
      <text:p text:style-name="P4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5">– Окей, как хочешь. Никаких больше высочеств.</text:p>
      <text:p text:style-name="P45">–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45">Селестия сморщила нос в улыбке и спросила, прикрывшись крылом:</text:p>
      <text:p text:style-name="P45">– К слову, а что говорят мои подданные про нас? Что означает «чёрте-что»?</text:p>
      <text:p text:style-name="P45">Я вспомнил разговор с Индиго и почувствовал, как снова начинают гореть уши.</text:p>
      <text:p text:style-name="P45">– Чёрте-что — это значит «ерунда». Большая ерунда.</text:p>
      <text:p text:style-name="P45">– Оу, как интересно! – Селестия приблизила ко мне морду и повернула уши. – Расскажи-ка поподробнее. Я вся во внимании.</text:p>
      <text:p text:style-name="P4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5">Аликорница, широко раскрыв глаза, медленно тянула ко мне морду. Наконец, когда наши носы почти соприкоснулись, она не выдержала.</text:p>
      <text:p text:style-name="P45">– А-ха-ха-ха-ха-ха-ха!!! О-у-у-у-у-у-ха-ха-ха! И-и-и-и-ха-ха-ха! – Селестия перевернулась на спину и дёргала от смеха копытами.</text:p>
      <text:p text:style-name="P45">– <text:s/>Очень смешно! Ей говорят, что она подозревается в сексуальных извращениях, а она регочет! Мне-то пофиг, а тебе ещё править придётся!</text:p>
      <text:p text:style-name="P45">– <text:s/>И-и-изви-ни, Макс, не-мо-гу-у-у-у… Ох! Давненько я так не смеялась! Лет двести — так точно!</text:p>
      <text:p text:style-name="P45">Я потянул её за копыто и перевернул обратно на живот.</text:p>
      <text:p text:style-name="P45">– Что смешного-то?</text:p>
      <text:p text:style-name="P45">Аликорница вытерла крылом выступившие слёзы и объяснила:</text:p>
      <text:p text:style-name="P45"><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5">– Ты не видишь ничего странного в межвидовых спариваниях? – охренел я. – Куда я, блин, попал???</text:p>
      <text:p text:style-name="P45">Селестия развернула моё кресло к себе и задумчиво посмотрела мне в глаза.</text:p>
      <text:p text:style-name="P45">– Очевидно, мне стоит рассказать тебе, Макс, откуда произошли пегасы и единороги.</text:p>
      <text:p text:style-name="P4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5">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5">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5">– А как выглядят сами истинные единороги? – спросил я.</text:p>
      <text:p text:style-name="P45">–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5">– Ха! – ответил я. – В моём мире они также известны. Правда, как несуществующий, сказочный вид.</text:p>
      <text:p text:style-name="P4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5">– Хм. А что было дальше?</text:p>
      <text:p text:style-name="P4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5"/>
      <text:p text:style-name="P45">Селестия встала, потянувшись по-кошачьи, и направилась к выходу. У двери она обернулась ко мне.</text:p>
      <text:p text:style-name="P45">– Сто лет не гуляла по парку. Составишь мне компанию?</text:p>
      <text:p text:style-name="P45">Я поднялся с кресла, гадая, шутила Селестия про сто лет, или нет?</text:p>
      <text:p text:style-name="P45">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5"><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5">Селестия грустно засмеялась своим мыслям.</text:p>
      <text:p text:style-name="P4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5">– А о чём ты грустила?</text:p>
      <text:p text:style-name="P4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5">– Но ты не выглядишь сумасшедшей.</text:p>
      <text:p text:style-name="P4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5">– Постой, а как же Луна? Мне показалось, она питала тёплые чувства к Кимеринну?</text:p>
      <text:p text:style-name="P45">Селестия задумалась, автоматически ковыряя копытом ямку под валуном.</text:p>
      <text:p text:style-name="P4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5">– А Дискорд? Ты говорила, он от древности вообще сбрендил. Тем-не-менее, он определённо «подъезжал» к Луне тогда, в развалинах.</text:p>
      <text:p text:style-name="P4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5"><text:soft-page-break/>Селестия рассмеялась.</text:p>
      <text:p text:style-name="P4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5">Селестия вскочила с места.</text:p>
      <text:p text:style-name="P45">– АЙ-Я-Я-Я-Я-Й!</text:p>
      <text:p text:style-name="P4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5">– Раньше тут не было муравейника!!! – Селестия с мольбой взглянула на меня. – Мааакс!! Помоги! Они кусаются! Я <text:s/>сейчас свихнусь почище Дискорда!</text:p>
      <text:p text:style-name="P45">Аликорница подпрыгнула и, взбрыкнув, начала кружиться в обратную сторону.</text:p>
      <text:p text:style-name="P45">– Вот нечего землю ковырять там, где не надо! Стой!!! – я схватил её за хвост, останавливая. Затем осторожно завёл руку под накрупник.</text:p>
      <text:p text:style-name="P45">…</text:p>
      <text:p text:style-name="P4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5">– Да ладно! Мне это ничего не стоило.</text:p>
      <text:p text:style-name="P4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5">– Эммм... Селестия?</text:p>
      <text:p text:style-name="P45">– Дааа? – ответила аликорница, не повернув головы. В её тоне слышались смешливые нотки.</text:p>
      <text:p text:style-name="P45">Я вытащил руку из-под накрупника.</text:p>
      <text:p text:style-name="P45">– Всё в порядке?</text:p>
      <text:p text:style-name="P45">Селестия повернула голову, и я ясно увидел широкую улыбку и фирменный ехидный прищур из-под чёлки.</text:p>
      <text:p text:style-name="P45">– А почему ты спрашиваешь? Ты разобрался с муравьями?</text:p>
      <text:p text:style-name="P45"><text:soft-page-break/>– Вроде да. Хотя, по-моему, дело уже не в муравьях.</text:p>
      <text:p text:style-name="P45">– По-моему, тоже. – рассмеялась аликорница. – Продолжай...</text:p>
      <text:p text:style-name="P45"/>
      <text:h text:style-name="P145" text:outline-level="2">6. Стыд</text:h>
      <text:p text:style-name="P45"/>
      <text:p text:style-name="P52">~~~ Завтра на семь в библиотеке ~~~</text:p>
      <text:p text:style-name="P52"/>
      <text:p text:style-name="P45">–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5">Норф носился по мастерской, окрылённый новообретённым учеником.</text:p>
      <text:p text:style-name="P4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5">–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5">Я посмотрел на часы. До семи оставалось двадцать минут — как раз, чтоб успеть дойти до библиотеки. Я намеренно уронил на пол тяжёлый рашпиль.</text:p>
      <text:p text:style-name="P45">– На сегодня довольно. Я ж вижу, ты торопишься. – заметил Норф, просыпаясь.</text:p>
      <text:p text:style-name="P45">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5">Я закрыл пенал и сунул его во внутренний карман куртки.</text:p>
      <text:p text:style-name="P45">– Завтра будешь? – спросил Норф. – Надо бы закончить заказ из <text:s/>Троттингема.</text:p>
      <text:p text:style-name="P45">– В это же время. – подтвердил я.</text:p>
      <text:p text:style-name="P45"/>
      <text:p text:style-name="P46">***</text:p>
      <text:p text:style-name="P45"><text:soft-page-break/></text:p>
      <text:p text:style-name="P4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5">– Здрасьте!</text:p>
      <text:p text:style-name="P45">Аликорница не ответила, всматриваясь в глобус.</text:p>
      <text:p text:style-name="P45">– Привет, говорю! – я подошёл вплотную и легонько сжал ей холку.</text:p>
      <text:p text:style-name="P45">– А, это ты, Макс? Привет. – аликорница, наконец, оторвалась от разноцветной сферы. – Как осваиваешься?</text:p>
      <text:p text:style-name="P45">– Нормально осваиваюсь. Работу себе нашёл. К <text:s/>Норфолку Каррусу в ученики записался.</text:p>
      <text:p text:style-name="P4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5">–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5">– Да, уже пять дней. Так здорово снова чувствовать свои мышцы! Корсет был ужасен.</text:p>
      <text:p text:style-name="P45">Аликорница прошлась передо мной с раскрытыми крыльями, демонстрируя восстановленную работоспособность.</text:p>
      <text:p text:style-name="P45">– Ну что же, и я рад за тебя. – я отвернулся, присел на край стола и стал изучать потолок. – Зачем вызывала?</text:p>
      <text:p text:style-name="P4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5">– Ты сердишься?</text:p>
      <text:p text:style-name="P45">Её ресницы щекотали мне щёку. Я отодвинул её морду от лица и сказал скучающим тоном:</text:p>
      <text:p text:style-name="P45">– Та не, с чего бы? За что мне на тебя сердиться?</text:p>
      <text:p text:style-name="P45">– Но ты ведёшь себя как чужой. Как будто мы незнакомы! Ещё чуть-чуть, и станешь называть меня на «Вы» и «Ваше Высочество».</text:p>
      <text:p text:style-name="P45">Меня прорвало.</text:p>
      <text:p text:style-name="P45">–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5">Я вытащил из заднего кармана брюк смятую записку с королевскими вензелями и бросил её под ноги Селестии.</text:p>
      <text:p text:style-name="P4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5">Наконец Селестия развернулась и глубоко выдохнула.</text:p>
      <text:p text:style-name="P4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5"><text:soft-page-break/>Я подошёл к аликорнице и прикоснулся к её шее.</text:p>
      <text:p text:style-name="P45">– Всё в порядке. Я тебя понимаю — и ценю твоё признание. Сам бы ещё и не так себя повёл на твоём месте.</text:p>
      <text:p text:style-name="P45">– Да? А как бы ты себя повёл? – заинтересовалась Селестия.</text:p>
      <text:p text:style-name="P45">Я вспомнил свои неудачные попытки завязать личную жизнь с девушками. Конечно, те были далеки от совершенства. Но так ли безгрешен был я сам?</text:p>
      <text:p text:style-name="P45">– Я бы не извинился. Огрызался бы и считал себя правым до последнего. Ещё и послал бы подальше.</text:p>
      <text:p text:style-name="P45">Аликорница насмешливо покачала головой.</text:p>
      <text:p text:style-name="P4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5">Я снова присел на столик, теперь уже лицом к аликорнице.</text:p>
      <text:p text:style-name="P45">– Так что случилось? Куда ты пропадала? Рассказывай.</text:p>
      <text:p text:style-name="P45">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5">– Что ты видишь? – спросила она напряжённо.</text:p>
      <text:p text:style-name="P4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5">– Ты не ошиблась? Нет тут никакого города.</text:p>
      <text:p text:style-name="P45">– Сейчас нет. Раньше был. – еле слышно прошептала аликорница.</text:p>
      <text:p text:style-name="P45">– Чего ты так волнуешься? Может, на более подробной карте есть? Я бы на точность глобуса не слишком полагался.</text:p>
      <text:p text:style-name="P45">–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5">– Так, может, его и не было? – заметил я цинично.</text:p>
      <text:p text:style-name="P4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5">–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5">– А как ты сама помнишь о том заклинании, если оно стёрто из бытия? – резонно подметил я.</text:p>
      <text:p text:style-name="P45"><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4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5">Аликорница потёрла висок и растерянно посмотрела на меня.</text:p>
      <text:p text:style-name="P45">–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5">Я обнял аликорницу, успокаивая.</text:p>
      <text:p text:style-name="P45">– Не волнуйся, принцесса. Ты делаешь всё, что от тебя зависит. Не твоя вина, если это происходит.</text:p>
      <text:p text:style-name="P45">Селестия рассеянно мотнула головой, не соглашаясь со мной.</text:p>
      <text:p text:style-name="P4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5">Она проследовала к выходу, кивком головы приглашая меня следовать за ней.</text:p>
      <text:p text:style-name="P4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5">–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5">– Да так, ни о чём. – покраснел я, вернувшись на дорожку.</text:p>
      <text:p text:style-name="P45">Селестия всмотрелась в меня внимательно и всё поняла.</text:p>
      <text:p text:style-name="P45">– <text:s/>Нам не туда. Не сейчас. Я хочу показать тебе Эквестрию. – тихо сказала она.</text:p>
      <text:p text:style-name="P45">&lt;<text:span text:style-name="T55">Pet Shop Boys — A Man Could Get Arrested</text:span>&gt;</text:p>
      <text:p text:style-name="P4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5"><text:soft-page-break/>Она ещё сочувствует! Я старался не смотреть в её сторону, отводя глаза. Так мы дошли до городской стены.</text:p>
      <text:p text:style-name="P4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5">Взобравшись на галерею по винтовой лестнице крохотной сторожевой башенки, мы остановились у зубца.</text:p>
      <text:p text:style-name="P4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5">– Что ты чувствуешь? – спросила аликорница.</text:p>
      <text:p text:style-name="P45">– У меня нет слов. Ничего прекраснее я в жизни не видел! – только и смог выговорить я.</text:p>
      <text:p text:style-name="P45">Селестия склонила голову, соглашаясь.</text:p>
      <text:p text:style-name="P4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5">– Прошлогодний выпуск. – заметила Селестия. – Отличная работа, хотя жеребячливости хватает. Что неудивительно, учитывая их возраст.</text:p>
      <text:p text:style-name="P45">–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4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5">– Проблемы? Что за проблемы? Извини, я таки прослушал.</text:p>
      <text:p text:style-name="P45"><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5">– Когда твоя жизнь длится тысячи лет, начинаешь тонко чувствовать гармонию мира. – начала она.</text:p>
      <text:p text:style-name="P45"/>
      <text:h text:style-name="Heading_20_2" text:outline-level="2"><text:span text:style-name="T1">7</text:span>. Нелетающие пегасы</text:h>
      <text:p text:style-name="P45"/>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0">старший. </text:span><text:span text:style-name="T2">–</text:span><text:span text:style-name="T5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5">Ну что же, основное искусство правления <text:span text:style-name="T9">— умение делегировать полномочия. Вечером того же дня я села за письменный стол.</text:span></text:p>
      <text:p text:style-name="P39">“<text:span text:style-name="T1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5"/>
      <text:p text:style-name="P46">***</text:p>
      <text:p text:style-name="P45"/>
      <text:p text:style-name="P45">– Так ты поручила Твайлайт Спаркл расследование необычных снов жеребят?</text:p>
      <text:p text:style-name="P45">–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5">– А что стало с жеребятами? – спросил я. – Они перестали бояться экзаменов?</text:p>
      <text:p text:style-name="P45">–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5">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5">Описав круг, Селестия перелетела через стену и приземлилась в парке. Я скатился на траву, пытаясь вдохнуть.</text:p>
      <text:p text:style-name="P45">– Что... Это... Было?</text:p>
      <text:p text:style-name="P45">Селестия осторожно, но настойчиво повалила меня на траву и принялась ощупывать рёбра.</text:p>
      <text:p text:style-name="P45">– Так больно? А так?</text:p>
      <text:p text:style-name="P4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5"><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5">– Не могу поверить. В Кантерлоте никогда не было землетрясений. Это неестественно. – пробормотала аликорница растерянно. – Слишком быстро.</text:p>
      <text:p text:style-name="P45">– Что <text:span text:style-name="T9">— </text:span>быстро? – не выдержал я.</text:p>
      <text:p text:style-name="P4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5">– Нет проблем, Селестия. Я всё понимаю.</text:p>
      <text:p text:style-name="P45">Аликорница приготовилась было взлетать, но в последний момент, приняв какое-то решение, остановилась.</text:p>
      <text:p text:style-name="P45">– Макс?</text:p>
      <text:p text:style-name="P45">– Да?</text:p>
      <text:p text:style-name="P45">– Мы уже достаточно неплохо знаем друг друга. Могу сказать, что ты меня знаешь лучше, чем кто-либо ещё во дворце, за исключением Луны.</text:p>
      <text:p text:style-name="P45">– Да?</text:p>
      <text:p text:style-name="P45">– Да. Зови меня Селли&lt;<text:span text:style-name="T15">Селли !!!</text:span>&gt;. Если хочешь.</text:p>
      <text:p text:style-name="P45">– Хорошо. До встречи, Селли.</text:p>
      <text:p text:style-name="P45">– До встречи, Макс.</text:p>
      <text:p text:style-name="P45"/>
      <text:h text:style-name="Heading_20_2" text:outline-level="2"><text:span text:style-name="T1">8</text:span>. <text:span text:style-name="T9">40-6</text:span></text:h>
      <text:p text:style-name="P64">Mark Knopfler — Hill Farmers Blues — или на следующую главу (прощание)</text:p>
      <text:p text:style-name="P45"/>
      <text:p text:style-name="P5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9">— оставить тебе напутствие.</text:span></text:p>
      <text:p text:style-name="P52"><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2"><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2">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2">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2">Удачи!</text:p>
      <text:p text:style-name="P39"><text:soft-page-break/>…</text:p>
      <text:p text:style-name="P39"/>
      <text:p text:style-name="P45">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7"> </text:span><text:span text:style-name="T40">— вся архитектура явно </text:span><text:span text:style-name="T31">была </text:span><text:span text:style-name="T40">заточена под крылатых. Таких, для которых приземлиться на балкон в тронном зале или уйти через портик на крыше</text:span><text:span text:style-name="T57"> </text:span><text:span text:style-name="T40">— обычное дело. </text:span><text:span text:style-name="T57">Хорошо, что ежедневные посещения каретной мастерской подняли мой тонус, изрядно посаженный сидячим образом жизни.</text:span></text:p>
      <text:p text:style-name="P1"><text:span text:style-name="T5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9">– Рада тебя видеть, Макс. – знакомый силуэт на балконе повернулся в мою сторону. Гардины раздвинулись и Селестия вошла в комнату.</text:p>
      <text:p text:style-name="P39"><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9">Аликорница смотрела на меня из под чёлки с фирменной саркастической улыбочкой.</text:p>
      <text:p text:style-name="P39">– <text:span text:style-name="T1">Такое впечатление, что ты увидел не меня, а василиска! Отомри!</text:span></text:p>
      <text:p text:style-name="P45">Я выдохнул.</text:p>
      <text:p text:style-name="P39">– <text:span text:style-name="T1">Как ты это делаешь? Я видел тебя и раньше, но ты никогда не была такой... Такой...</text:span></text:p>
      <text:p text:style-name="P3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5">Селестия тихо рассмеялась.</text:p>
      <text:p text:style-name="P39">– <text:span text:style-name="T1">Могу же я расслабиться хотя бы раз в сто лет? Я тоже живое существо, что бы там ни говорили подпольщики.</text:span></text:p>
      <text:p text:style-name="P45">Она кивком указала мне на тапочки в углу рядом с накопытниками. Я переобулся и вошёл в комнату.</text:p>
      <text:p text:style-name="P39">– <text:span text:style-name="T1">О каких подпольщиках ты говоришь? В Эквестрии зреет революция?</text:span></text:p>
      <text:p text:style-name="P39">Селестия подошла к фонтанчику и начала набирать воду в серебряный чайник.</text:p>
      <text:p text:style-name="P39">–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5">Аликорница смутилась.</text:p>
      <text:p text:style-name="P45">–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9"><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9">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9"><text:span text:style-name="T1">–</text:span> Спасибо, Селестия. Пожалуй, буду “кантерлотский королевский”.</text:p>
      <text:p text:style-name="P45">Аликорница искоса зыркнула на меня, недовольно сморщив нос.</text:p>
      <text:p text:style-name="P39"><text:span text:style-name="T1">–</text:span> Мы же договорились! Тия! Не хватало мне ещё слышать официоз у себя дома. Его в моей жизни и так хватает.</text:p>
      <text:p text:style-name="P39">Она открыла шкафчик и, потянув зубами золотой шнурок, вытащила чёрный с золотом пакетик.</text:p>
      <text:p text:style-name="P39"><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9">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9"><text:span text:style-name="T1">–</text:span> Не стой столбом, Макс! Об тебя можно взгляд поцарапать!</text:p>
      <text:p text:style-name="P39">Я присел на краешек. Она немного придвинулась ко мне и смешливо сощурилась.</text:p>
      <text:p text:style-name="P39"><text:span text:style-name="T1">–</text:span> Ты не против, если мы продолжим знакомство? Я хотела пригласить тебя на чай ещё вчера, но землетрясение…</text:p>
      <text:p text:style-name="P3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9">Тия виновато сморщила нос.</text:p>
      <text:p text:style-name="P3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9">Я молчал, раздумывая, чтобы такое остроумное ляпнуть в ответ, когда аликорница шутливо ткнула меня копытом в плечо. </text:p>
      <text:p text:style-name="P39"><text:span text:style-name="T1">–</text:span> Ну же, Макс, ты как деревянный! Расслабься! Можно подумать, тебя никогда раньше не приглашали на свидания!</text:p>
      <text:p text:style-name="P39">От неожиданности я повалился на ложе.</text:p>
      <text:p text:style-name="P39"><text:span text:style-name="T1">–</text:span> Эй, полегче! Ты пихаешься, как бульдозер!</text:p>
      <text:p text:style-name="P3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9">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9"><text:soft-page-break/><text:span text:style-name="T1">–</text:span> Ты чего??? <text:span text:style-name="T1">–</text:span> я непонимающе уставился на аликорницу.</text:p>
      <text:p text:style-name="P39"><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9">Аликорница поводила носом над чашками и заметила:</text:p>
      <text:p text:style-name="P3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9">Я трогал пальцем ноги воду, сидя на бортике бассейна, когда дверь открылась и внутрь сунулся нос аликорницы.</text:p>
      <text:p text:style-name="P39">– Тебе в чай класть мёд или сахар? – спросила она, невинно наблюдая за моими тщётными попытками прикрыться.</text:p>
      <text:p text:style-name="P3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9">– Ты бы предупреждала, прежде чем войти, что ли? – просипел я. </text:p>
      <text:p text:style-name="P39"><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9">– Мёд. Или сахар. На твоё усмотрение.</text:p>
      <text:p text:style-name="P39">– Как скажешь. – нос Тии скрылся за дверью.</text:p>
      <text:p text:style-name="P39"><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9">– О, ты уже?</text:p>
      <text:p text:style-name="P39">Аликорница поставила на поднос чашки и плетёнку с бубликами и подошла с ним к тюфяку.</text:p>
      <text:p text:style-name="P39">– А почему ты опустила жалюзи на окне в ванной? Оттуда такой прекрасный вид!</text:p>
      <text:p text:style-name="P39">–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9"><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5">– Примерно такие. – расхохоталась Тия. <text:span text:style-name="T9">– С</text:span>пасибо, мнет хоть инвалидное кресло не пририсовали!</text:p>
      <text:p text:style-name="P3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9">–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9">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9">Я повернулся к Тие. Мне пришлось осторожно напрягать мускулы шеи, чтобы они случайно не отвернули голову нафиг.</text:p>
      <text:p text:style-name="P39">– Это просто бомба! Я чувствую себя богом! Кажется, я понял секрет вашей силы и долголетия: вы пьёте эту траву каждый день.</text:p>
      <text:p text:style-name="P39">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5">Копыто легло мне на плечо и мягко повалило на постель. Тия легла рядом и тепло дунула мне в ухо.</text:p>
      <text:p text:style-name="P39">– <text:span text:style-name="T1">Ты готов познакомиться поближе? Совсем близко?</text:span></text:p>
      <text:p text:style-name="P3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5">Тия фыркнула.</text:p>
      <text:p text:style-name="P45"><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5">Её ресницы щекотали мне щеку. Я повернулся к ней и буквально растворился в ласковом взгляде огромных фиалковых глаз.</text:p>
      <text:p text:style-name="P45">– Ты предлагаешь мне заняться сексом? С тобой? Но... как?</text:p>
      <text:p text:style-name="P3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5">Тия подняла голову.</text:p>
      <text:p text:style-name="P4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5">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5">Как во сне я разделся и зашёл к ней сзади. "Это неправильно!» – пискнули во мне остатки ханжества и замолкли, раздавленные желанием.</text:p>
      <text:p text:style-name="P4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5">Через некоторое время Тия осторожно высвободилась из-под меня и встала с постели. </text:p>
      <text:p text:style-name="P45">– Лежи спокойно, я сейчас. – муркнула она, поцеловав меня в ухо.</text:p>
      <text:p text:style-name="P4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5">В открывшемся мини-баре я углядел ряд вычурных бутылок и пузатых графинчиков. Их содержимое не вызывало у меня никаких сомнений.</text:p>
      <text:p text:style-name="P37"><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7"><text:span text:style-name="T9">–</text:span> А водку у вас принято пить?</text:p>
      <text:p text:style-name="P37"><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5">Достав из шкафчика пузатую заплесневевшую бутылку, Тия что-то прикинула и наполнила её содержимым два бокала на полуметровых ножках.</text:p>
      <text:p text:style-name="P45">–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5"><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5">Тия покачала головой и прошла с бокалами в ванную, кивком пригласив меня следовать за ней.</text:p>
      <text:p text:style-name="P4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5"><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5">Наконец, я со вздохом отпрянул.</text:p>
      <text:p text:style-name="P45"><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5"><text:span text:style-name="T9">– Это ты называешь “дружбой”? – с </text:span>улыбкой хмыкнул<text:span text:style-name="T9"> я. – </text:span>Мне нравится твоё чувство юмора.</text:p>
      <text:p text:style-name="P45">Аликорница нахмурилась.</text:p>
      <text:p text:style-name="P45"><text:span text:style-name="T9">– </text:span>Тебе не нравится моя дружба? Ты не принимаешь её? Ты чем-то недоволен?</text:p>
      <text:p text:style-name="P45">Я расхохотался, чуть не поперхнувшись водой, плескавшейся у подбородка.</text:p>
      <text:p text:style-name="P45"><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5">Копыто аликорницы закрыло мне рот прежде чем я успел договорить заветное слово.</text:p>
      <text:p text:style-name="P39">– Макс, не надо! – умоляюще произнесла аликорница. – Не продолжай! Пожалуйста!</text:p>
      <text:p text:style-name="P39">Слова встали у меня поперёк горла. Я медленно отодвинул копыто от лица и потрясённо уставился на неё.</text:p>
      <text:p text:style-name="P39">– Но почему? – в конце-концов выдавил я. – Что не так? Это из-за того, что я — человек?</text:p>
      <text:p text:style-name="P39">Тия виновато закусила губу и отвернулась.</text:p>
      <text:p text:style-name="P3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9"><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9">– Макс… Я не смогу сделать тебя бессмертным… Мне очень жаль… Извини…</text:p>
      <text:p text:style-name="P3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9">Слёзы злости душили меня, но я сдержался.</text:p>
      <text:p text:style-name="P39">– Охренеть. – сказал я холодно. – А я прям напрашивался!</text:p>
      <text:p text:style-name="P39">Одиночество, отступившее перед мягким, но настойчивым натиском аликорницы в последние <text:span text:style-name="T1">дни</text:span>, снова сковало душу стужей.</text:p>
      <text:p text:style-name="P3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9">“...пожалуйста, останься...”</text:p>
      <text:p text:style-name="P39">Где этот чёртов носок?</text:p>
      <text:p text:style-name="P39">“...пойми, это эффект лазурного вина...”</text:p>
      <text:p text:style-name="P39">Джинсы узкие, блядь! На мокрое тело хрен натянешь...</text:p>
      <text:p text:style-name="P39">“...ох, я глупая...”</text:p>
      <text:p text:style-name="P39">Так, всё. Шмотки на мне, вроде, ничего не забыл.</text:p>
      <text:p text:style-name="P45">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5"/>
      <text:h text:style-name="Heading_20_2" text:outline-level="2">9. <text:span text:style-name="T1">Прощание</text:span></text:h>
      <text:p text:style-name="P45"/>
      <text:p text:style-name="P39">– <text:span text:style-name="T1">Норф!.. Эй, Норф! Ты где?..</text:span></text:p>
      <text:p text:style-name="P4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9"/>
      <text:p text:style-name="P46">***</text:p>
      <text:p text:style-name="P39"/>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0">– </text:span><text:span text:style-name="T31">Говорят, в Додж-сити почти не осталось жителей. В местном депо перестали обслуживать паровозы из-за отсутствия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5">А из Пинто Крика уже месяц нет новостей...</text:span></text:p>
      <text:p text:style-name="P3"><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5">…</text:p>
      <text:p text:style-name="P10"><text:span text:style-name="T45">– </text:span>“<text:span text:style-name="T1">Что я могу сделать, чтобы вернуть всё назад?</text:span>”</text:p>
      <text:p text:style-name="P10"><text:span text:style-name="T45">–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5">– </text:span><text:span text:style-name="T31">Что бы это значило, Флер?</text:span></text:p>
      <text:p text:style-name="P10"><text:span text:style-name="T45">– </text:span><text:span text:style-name="T31">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5">…</text:p>
      <text:p text:style-name="P57">–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7">– Куда проваливаться?</text:p>
      <text:p text:style-name="P57">– Они не знают. В тех провалах не видно дна...</text:p>
      <text:p text:style-name="P57">…</text:p>
      <text:p text:style-name="P5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7">– Леди и джентлькольты! Приём окончен! Её Высочество Принцесса Селестия будет рада видеть <text:s/>вас в следующую среду!</text:p>
      <text:p text:style-name="P5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8">– Привет, Селестия. – подчёркнуто нейтрально обратился я. – Как дела?</text:p>
      <text:p text:style-name="P38">– Привет… Макс. <text:s/>Не очень, мягко говоря.</text:p>
      <text:p text:style-name="P37"><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8">–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9">–</text:span> Пятьдесят шесть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8">–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8">Селестия подошла к фонтанчику, обмакнула в него копыто и провела им по лбу.</text:p>
      <text:p text:style-name="P38">–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8">Я сделал вид, что не заметил полунамёка в последнем предложении. Выяснять отношения и мириться мне не хотелось.</text:p>
      <text:p text:style-name="P38">– Порадовать, к сожалению, нечем. Твой приятель, Норфолк Каррус, исчез. Судя по всему, во сне.</text:p>
      <text:p text:style-name="P38">– И Норф? О-о-о, нет!</text:p>
      <text:p text:style-name="P38">Селестия в отчаянии села на пол, прижав копыто к виску и опустошенно качая головой.</text:p>
      <text:p text:style-name="P38">–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8">Аликорница подняла голову и <text:span text:style-name="T1">удручённо</text:span> посмотрела на меня.</text:p>
      <text:p text:style-name="P38">–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8">– Может, спросишь Луну, куда деваются пони? Сон по её части.</text:p>
      <text:p text:style-name="P37"><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8">– Может, мне поговорить с ней?</text:p>
      <text:p text:style-name="P37"><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9">– Ну ок. Тогда она обрадуется следующей новости: я ухожу.</text:p>
      <text:p text:style-name="P39">Селестия еле заметно дрогнула ушами. Она отвернулась и молча смотрела в окно, не выказывая эмоций.</text:p>
      <text:p text:style-name="P39"><text:soft-page-break/>Я продолжил.</text:p>
      <text:p text:style-name="P39">–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9">Поза аликорницы стала чуть менее скованной. На грани слышимости я уловил её вздох. Она наконец повернулась ко мне и слабо улыбнулась.</text:p>
      <text:p text:style-name="P39">–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9">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9">– А в мешочке что?</text:p>
      <text:p text:style-name="P39">–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9">Я хотел было оскорбиться такой опекой со стороны аликорницы, но, глянув в её глаза, передумал.</text:p>
      <text:p text:style-name="P39">– Твоё высочество<text:span text:style-name="T1">, ты, вообще, спишь по ночам? У тебя глаза красные, как у кролика-альбиноса.</text:span></text:p>
      <text:p text:style-name="P39">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9">–<text:span text:style-name="T1"> Отправляйся, Макс. Очень надеюсь на успех твоей миссии.</text:span></text:p>
      <text:p text:style-name="P45">Она повернулась и вышла из зала, почти подметая хвостом пол.</text:p>
      <text:p text:style-name="P39"/>
      <text:p text:style-name="P1"><text:span text:style-name="T41">&lt;</text:span><text:span text:style-name="T59">Mark Knopfler - </text:span><text:span text:style-name="T58">Hill Farmer's Blues</text:span><text:span text:style-name="T41">&gt;</text:span></text:p>
      <text:p text:style-name="P41">***</text:p>
      <text:p text:style-name="P39"/>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2">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2">–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2">– Мааам, а со мной связан элементаль?</text:p>
      <text:p text:style-name="P52">–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4"><text:span text:style-name="T1">– Конечно, мам! «День горящего очага» </text:span>— <text:span text:style-name="T1">верно?</text:span></text:p>
      <text:p text:style-name="P52">–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2">Так возникли аликорны.</text:p>
      <text:p text:style-name="P5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2">Имя её было Селестия.</text:p>
      <text:p text:style-name="P52">За ней последовала и сестра её, <text:span text:style-name="T9">Луна</text:span>.</text:p>
      <text:p text:style-name="P5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2">То есть, всегда.</text:p>
      <text:p text:style-name="P52">Тут и сказке конец. А теперь, Эйприл, залазь на полку и закрывай глазки.</text:p>
      <text:p text:style-name="P52">– Ну мааам! Раскажи ещё что-нибудь! Про Сомбру!</text:p>
      <text:p text:style-name="P52">–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2">– А почему только тебя? А меня? А дядю-<text:span text:style-name="T66">мино</text:span>тавра?</text:p>
      <text:p text:style-name="P52">– <text:s/>Тебя я забрать ему не дам. А в дядю не тыкай копытом, это невежливо! Спи уже, мой маленький!</text:p>
      <text:p text:style-name="P52">– Поцелуй меня на ночь, мам!</text:p>
      <text:p text:style-name="P52"><text:soft-page-break/>– Конечно, мой хороший...</text:p>
      <text:p text:style-name="P52"/>
      <text:p text:style-name="P39">Вагоны убаюкивающе перестукивались по рельсам, унося меня прочь от Кантерлота. Я перевернулся на другой бок и провалился в сон.</text:p>
      <text:p text:style-name="P66">&lt;https://www.youtube.com/watch?v=Py9SDdYGFrQ&gt;</text:p>
      <text:h text:style-name="Heading_20_2" text:outline-level="2">10. Понивилль</text:h>
      <text:p text:style-name="P39"/>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9">–<text:span text:style-name="T1"> Вот этот подойдёт. </text:span>–<text:span text:style-name="T1"> ткнул я в квадратик на карте, расположенный на окраине.</text:span></text:p>
      <text:p text:style-name="P45">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40">–</text:span><text:span text:style-name="T31"> Эй, верзила, поосторожнее, лягать тя в круп!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9">– Ты что, как-тя-там, впервые на базаре? Так таращишься по сторонам, как будто морковку с картохой впервые в жизни увидел.</text:p>
      <text:p text:style-name="P39">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9">Я перегнулся через прилавок, стараясь рассмотреть кьютимарку кобылки. </text:p>
      <text:p text:style-name="P39">–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9">Так и есть! На крупе кобылки красовались три яблока. Вот только, блин, как её звали-то?</text:p>
      <text:p text:style-name="P39">– <text:s/>Прошу прощения, Аппл... Эппл... Эпплхэт?</text:p>
      <text:p text:style-name="P39">– Ща залеплю оплеуху. – мрачно процедила пони. – Мало того, что таращится, как василиск, так ещё и издевается!</text:p>
      <text:p text:style-name="P39">– Да ладно тебе, Эй-Джей! Вполне милое имя. – хихикнул дракончик с кукурузой, проходя мимо.</text:p>
      <text:p text:style-name="P39">Ага, вот!</text:p>
      <text:p text:style-name="P39">– Извините меня пожалуйста, Эй-Джей, просто мне показалось, что вы напоминаете одну мою знакомую.</text:p>
      <text:p text:style-name="P39">– Эй-Джей я для друзей! – сварливо заметила поняха, – А для всех остальных — тебя тоже! — Эпплджек.</text:p>
      <text:p text:style-name="P39">Блин, опять облажался. Как-то хреново начинается знакомство с Понивиллем.</text:p>
      <text:p text:style-name="P39">– Понял. А меня зовут Макс. Приятно было познакомиться, Эпплджек.</text:p>
      <text:p text:style-name="P39">Я повернулся было уходить.</text:p>
      <text:p text:style-name="P39">– Э-э-э… Макс?</text:p>
      <text:p text:style-name="P39">– Да? – я повернулся обратно.</text:p>
      <text:p text:style-name="P39">Поняха водила копытом по прилавку. Надвинутая на лоб шляпа скрывала выражение мордочки. </text:p>
      <text:p text:style-name="P39">–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9">Я вернулся к прилавку.</text:p>
      <text:p text:style-name="P39">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9">– Сколько стоят вот эти? – указал я на пирамидку красных яблок размером с треть арбуза каждое.</text:p>
      <text:p text:style-name="P39">– Ред Делишес? Две серебряшки.</text:p>
      <text:p text:style-name="P39">– Куча?</text:p>
      <text:p text:style-name="P39">– Ну ты даёшь! – хмыкнула Эпплджек. – Даже не смешно.</text:p>
      <text:p text:style-name="P39">– Неужели штука?</text:p>
      <text:p text:style-name="P39"><text:soft-page-break/>Поняшка выпрыгнула из-за прилавка и смерила меня долгим взглядом.</text:p>
      <text:p text:style-name="P39">–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9">Я улыбнулся и кивнул в ответ. Ситуация начала выправляться.</text:p>
      <text:p text:style-name="P39">–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9">– А сколько стоит вот это? – указал я на небольшую прикрытую от солнца мешковиной баночку с содержимым удивительной радужной расцветки.</text:p>
      <text:p text:style-name="P39">–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9">Поняшка набрала ложечку джема и предложила мне. </text:p>
      <text:p text:style-name="P39">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9">– Это просто восхитительно! Чудесно! Никогда такого не пробовал! И даже представить не мог, что такая вкуснотень существует!</text:p>
      <text:p text:style-name="P39">Эпплджек просто расцвела от моих дифирамбов.</text:p>
      <text:p text:style-name="P39">– Тебе, сахарок, как гостю города, сделаю скидку. Забирай за шестьдесят. Раньше меньше чем золотой не отдавала.</text:p>
      <text:p text:style-name="P39">Расплачиваясь, я спросил:</text:p>
      <text:p text:style-name="P39">– Ты, случаем, не знаешь, как пройти к городской библиотеке?</text:p>
      <text:p text:style-name="P39">Эпплджек, вскинув копыто ко лбу, запричитала:</text:p>
      <text:p text:style-name="P39">–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9">Тут Эпплджек прервалась и что есть силы замахала кому-то:</text:p>
      <text:p text:style-name="P39">– Рэр! Эй! Рэр! Давай к нам!</text:p>
      <text:p text:style-name="P39">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9">–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9">–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9"><text:soft-page-break/>– Эпплджек! Сколько можно повторять: модельер, а не рукодельница! Проведу, конечно. – устало произнесла Рэрити.</text:p>
      <text:p text:style-name="P39">– А какая разница? – беспечно махнула копытом Эпплджек, не обращая внимание на нахмурившуюся единорожку. – Шмотки — они и в Эппллузе шмотки.</text:p>
      <text:p text:style-name="P39">– Разница, как если бы тебя вместо огородницы назвали… ммм… <text:s/>реднеком. Пойдёмте, Макс.</text:p>
      <text:p text:style-name="P39">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9">–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9">–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9">– Огородница!.. Ишь, чего выдумала! По мне, так уж лучше “реднек”, чем “огородница”! – слышалось бурчание Эпплджек нам вдогонку.</text:p>
      <text:p text:style-name="P39">Единорожка с серьёзным видом завела меня за угол и только после этого звонко расхохоталась.</text:p>
      <text:p text:style-name="P39">– Я думал, вы друзья. – заметил я.</text:p>
      <text:p text:style-name="P39">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9">–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9">– Буду только рад. Сам бы предложил, да не успел.</text:p>
      <text:p text:style-name="P39">–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9">– Не сомневаюсь. Мы в конце-концов неплохо поладили и она даже сделала мне скидку на вольт-яблочн<text:span text:style-name="T1">ый</text:span> джем.</text:p>
      <text:p text:style-name="P39">– А почём продала, если не секрет?</text:p>
      <text:p text:style-name="P39">– За шестьдесят бит.</text:p>
      <text:p text:style-name="P39">–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9">–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9">Единорожка чуть не подпрыгивала от любопытства. Заметив мою отвалившуюся челюсть, она вновь рассмеялась.</text:p>
      <text:p text:style-name="P39">–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9"><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9">–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9">–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9">– От недосыпа. – перебил я Рэрити. – Красные от недосыпа глаза я не спутаю ни с чем. Сам такие двадцать лет наблюдал в зеркале.</text:p>
      <text:p text:style-name="P39">–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9">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9">–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9">Мы остановились перед деревом.</text:p>
      <text:p text:style-name="P39">Даже не так. </text:p>
      <text:p text:style-name="P39">Мы остановились перед ДЕРЕВОМ! </text:p>
      <text:p text:style-name="P39">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9">–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9">Единорожка удалилась, оставив <text:span text:style-name="T1">после себя лёгкий запах жасмина.</text:span></text:p>
      <text:p text:style-name="P39"/>
      <text:h text:style-name="Heading_20_2" text:outline-level="2"><text:soft-page-break/>11. Библиотека Золотого Дуба</text:h>
      <text:p text:style-name="P39"/>
      <text:p text:style-name="P39">– Э-э-э… Добрый день?</text:p>
      <text:p text:style-name="P39">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5">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5">Мне показалось, единорожка смотрела на меня малость раздражённо. Фолиант с громким стуком хлопнулся на пол.</text:p>
      <text:p text:style-name="P39">–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9">Йопт! Ещё один Шерлок Холмс на мою голову!</text:p>
      <text:p text:style-name="P39">–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40">. Подожди немного, я отсистематизирую нужную информацию и расскажу тебе, насколько далеко смогла продвинуться.</text:span></text:p>
      <text:p text:style-name="P37">“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9">–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9">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9">–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9">Твайлайт аж затопала на месте.</text:p>
      <text:p text:style-name="P39">–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9">...</text:p>
      <text:p text:style-name="P39">– И оборудовать подвал библиотеки бронекапсулой для безопасных испытаний!</text:p>
      <text:p text:style-name="P39">–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9"><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9"><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5">–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5">– Хм. Странно. А я помню, как ты, вертясь перед зеркалом, говорила: ну почему я не…</text:p>
      <text:p text:style-name="P45">–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5"/>
      <text:p text:style-name="P40">***</text:p>
      <text:p text:style-name="P39"/>
      <text:p text:style-name="P120"><text:tab/>Свеча отбрасывала мягкие тени на книжные полки. Спайк положил обглоданную кочерыжку на горку и принялся облизывать пальцы.</text:p>
      <text:p text:style-name="P45">– Так. – <text:s/>я ткнул в позицию в длинном списке оснащения. – Зачем тебе преобразователь пси-поля?</text:p>
      <text:p text:style-name="P45">–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5">–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5">– Спайк! Ковыряться когтем в зубах некрасиво! Тем более, при посторонних!</text:p>
      <text:p text:style-name="P45"><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5">– СПАЙК!!! Откуда ты взял этот листок?!! – Твайлайт покраснела, как варёный рак и выхватила бумажку у меня из рук.</text:p>
      <text:p text:style-name="P45">– У тебя в черновиках, естественно. Ты сама сказала экономить бумагу. – пожал плечами дракончик.</text:p>
      <text:p text:style-name="P45">Я осторожно взял листок назад, перевернув его обратно.</text:p>
      <text:p text:style-name="P45">– Электростимулятор гипоталамуса. Драконий. В комплекте с усиленной больничной койкой и набором фиксаторов.</text:p>
      <text:p text:style-name="P45">– Это ещё чего??? – удивился Спайк. – я что-то не помню, чтоб ты такое хотела!</text:p>
      <text:p text:style-name="P45">–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5"><text:span text:style-name="T9">– Вот ещё! </text:span>– возмутился дракончик. – Никогда на такое не соглашусь!</text:p>
      <text:p text:style-name="P45">– Но ты сам подумай, как было бы здорово обладать крыльями! – мечтательно возразила Твайлайт.</text:p>
      <text:p text:style-name="P45">–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5"><text:soft-page-break/>– Угу. Только шар ты же и прожёг, соревнуясь с Рэйнбоу Дэш в силе отрыжки.</text:p>
      <text:p text:style-name="P45">–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5">–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5">– А почему тебя отстранили?</text:p>
      <text:p text:style-name="P45">– Из-за первых результатов. – единорожка насупилась ещё больше. – Они были ужасными.</text:p>
      <text:p text:style-name="P45"/>
      <text:p text:style-name="P46">***</text:p>
      <text:p text:style-name="P39"/>
      <text:p text:style-name="P39">...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9">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9">Со слов Луны, оболочка реальности истончилась и начала прорываться. И первой она начала рваться во снах, где она и так тонка.</text:p>
      <text:p text:style-name="P39">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9">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52">– Ага, он был закладкой в четвёртом номере «PlayMare», в разделе «Тридцать две позы, которые удивят вашего френдкольта».</text:p>
      <text:p text:style-name="P52">– Спайк! Немедленно ложись спать!</text:p>
      <text:p text:style-name="P52">– Уже иду. Кукурузу доем только и иду.</text:p>
      <text:p text:style-name="P52">– Кстати, а почему Индрэ считали одержимым?</text:p>
      <text:p text:style-name="P5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52">– Так у вас знают про людей? Вот это новость!. В Кантерлоте, да и в Понивилле все обращаются со мной, как с диковинкой.</text:p>
      <text:p text:style-name="P52">–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2">– Хм. Ясно. Продолжай, Твайлайт.</text:p>
      <text:p text:style-name="P45"/>
      <text:p text:style-name="P45"><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5">–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5">–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5">–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5">– Так давай сюда весь Понивилль притащим! Это ж будет на 20% круче! Представляю себе видок Биг Мака в теле мисс Черили, гы-гы!</text:p>
      <text:p text:style-name="P45">–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5">–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5">–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5">–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5">– Скажи уж прямо, поближе к королевскому дворцу, Рэр! Все в курсе твоих интересов, сахарок!</text:p>
      <text:p text:style-name="P45">– Эпплджек, я попрошу! Я же никому не говорю, ЧТО ты делаешь с огурцами!</text:p>
      <text:p text:style-name="P45">– !!!</text:p>
      <text:p text:style-name="P45">–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5">Я уселась на пуфике, а подруги заняли места на матрасах…</text:p>
      <text:p text:style-name="P52"/>
      <text:p text:style-name="P52">– Спайк, будь добр, принеси дневник эксперимента. Он в подвале, за шкафом с ретортами, в...</text:p>
      <text:p text:style-name="P52"><text:soft-page-break/>– В сейфе, я в курсе.</text:p>
      <text:p text:style-name="P52"/>
      <text:p text:style-name="P53">***</text:p>
      <text:p text:style-name="P63">&lt;Seal — Amazing <text:span text:style-name="T1">(T</text:span><text:span text:style-name="T9">hin White Duke Remix)</text:span>&gt;</text:p>
      <text:p text:style-name="P52">Дата: 12.04.1003 А.С.</text:p>
      <text:p text:style-name="P52">Эксперимент: заклинание Воплощения Индрэ</text:p>
      <text:p text:style-name="P52">Испытуемая: Эпплджек</text:p>
      <text:p text:style-name="P52">Синопсис: запись сна со слов испытуемой</text:p>
      <text:p text:style-name="P52">Замечания: замечаний нет</text:p>
      <text:p text:style-name="P52"/>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61">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7">»</text:span></text:p>
      <text:p text:style-name="P9">Я остановилась перед дверью. Четыре ярда брони отделяли меня от Эквестрии. Четыре ярда и двадцать пять лет.</text:p>
      <text:p text:style-name="P17"><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Снаружи вставало солнце. <text:span text:style-name="T20">А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2"/>
      <text:p text:style-name="P52">Примечания: ПипБак? Стойло? Двойники? Параллельные Эквестрии?</text:p>
      <text:p text:style-name="P1"/>
      <text:p text:style-name="P2">***</text:p>
      <text:p text:style-name="P1"/>
      <text:p text:style-name="P52">Дата: 12.04.1003 А.С.</text:p>
      <text:p text:style-name="P52">Эксперимент: заклинание Воплощения Индрэ</text:p>
      <text:p text:style-name="P52">Испытуемая: Рэйнбоу Дэш</text:p>
      <text:p text:style-name="P52">Синопсис: описание пробуждения испытуемой</text:p>
      <text:p text:style-name="P52">Замечания: испытуемая отказалась дать описание сна. «Гы-гы... Хренасе... Человеки рулят...» <text:span text:style-name="T13">—</text:span><text:span text:style-name="T14"> </text:span><text:span text:style-name="T62">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5">&lt;<text:span text:style-name="T61">d.notive — Talking Flight</text:span>&gt;</text:p>
      <text:p text:style-name="P52">Дата: 12.04.1003 А.С.</text:p>
      <text:p text:style-name="P52">Эксперимент: заклинание Воплощения Индрэ</text:p>
      <text:p text:style-name="P52">Испытуемая: Рэрити</text:p>
      <text:p text:style-name="P52">Синопсис: запись сна со слов испытуемой</text:p>
      <text:p text:style-name="P52">Замечания: замечаний нет</text:p>
      <text:p text:style-name="P52"/>
      <text:p text:style-name="P1"><text:span text:style-name="T31">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text:soft-page-break/>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0">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text:span text:style-name="T44">чёрный экран?</text:span></text:p>
      <text:p text:style-name="P52"/>
      <text:p text:style-name="P53">***</text:p>
      <text:p text:style-name="P52"/>
      <text:p text:style-name="P52">Дата: 12.04.1003 А.С.</text:p>
      <text:p text:style-name="P52">Эксперимент: заклинание Воплощения Индрэ</text:p>
      <text:p text:style-name="P52">Испытуемая: Флаттершай</text:p>
      <text:p text:style-name="P52">Синопсис: описание пробуждения испытуемой</text:p>
      <text:p text:style-name="P5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2"/>
      <text:p text:style-name="P52">* Примечания: при виде кексиков истерика случилась с Пинки Пай.</text:p>
      <text:p text:style-name="P52"/>
      <text:p text:style-name="P46">***</text:p>
      <text:p text:style-name="P45"/>
      <text:p text:style-name="P52">Дата: 12.04.1003 А.С.</text:p>
      <text:p text:style-name="P52">Эксперимент: заклинание Воплощения Индрэ</text:p>
      <text:p text:style-name="P52">Испытуемая: Пинки Пай</text:p>
      <text:p text:style-name="P52">Синопсис: описание пробуждения испытуемой</text:p>
      <text:p text:style-name="P52">Замечания: испытуемая отказалась дать описание сна.</text:p>
      <text:p text:style-name="P52"/>
      <text:p text:style-name="P5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2"><text:soft-page-break/></text:p>
      <text:p text:style-name="P52">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67"/>
      <text:h text:style-name="Heading_20_2" text:outline-level="2">12. День сурка</text:h>
      <text:p text:style-name="P10">&lt;<text:span text:style-name="T55">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5">– Здравствуй, Макс.</text:p>
      <text:p text:style-name="P45">Я молча смотрел на неё, слегка пошатываясь. В голове воцарилась звенящая пустота.</text:p>
      <text:p text:style-name="P45">Селестия шагнула мне навстречу.</text:p>
      <text:p text:style-name="P45">– Пожалуйста, прошу тебя, не думай так. Мы — не плод твоего воображения, мы — живые, мы — существуем! Когда ты так думаешь, я чувствую, как мир тает.</text:p>
      <text:p text:style-name="P45">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5">– <text:s/>Думаю как?</text:p>
      <text:p text:style-name="P45">– Думаешь, что мы — плод твоего воображения, отравленного наркотиком. Это не так. Прошу тебя...</text:p>
      <text:p text:style-name="P45">– А если ты — действительно мой бред? – съязвил я. – Вот сейчас протрезвею, и ты исчезнешь.</text:p>
      <text:p text:style-name="P45">Порыв ветра скрыл аликорницу в вихре снежинок. Её очертания расплылись.</text:p>
      <text:p text:style-name="P45">– Эй, постой, ты куда? Я пошутил! Погоди, не исчезай! Стой! Не оставляй меня здесь!!! Я пошутил!!!</text:p>
      <text:p text:style-name="P45"><text:soft-page-break/>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5">– Ты напугала меня! – пожаловался я ей. – Не исчезай больше!</text:p>
      <text:p text:style-name="P45">Аликорница прижала меня к себе крыльями и устало усмехнулась.</text:p>
      <text:p text:style-name="P45">–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5">– Знаешь, я всё думал над твоими словами тогда, ну, ты помнишь... В бассейне. Они всё ещё в силе? Я могу быть твоим другом?</text:p>
      <text:p text:style-name="P45">Аликорница тихо засмеялась, защекотав мне ухо.</text:p>
      <text:p text:style-name="P45">–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5">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5">– Времени осталось немного. Мне надо, чтобы ты запомнил одну вещь.</text:p>
      <text:p text:style-name="P45">– А?</text:p>
      <text:p text:style-name="P45">–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5">– Я доведу! Обещаю! Но что может случиться с тобой, Тия?</text:p>
      <text:p text:style-name="P3">Стук стал громче.</text:p>
      <text:p text:style-name="P45">–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5">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5">–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5">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5">– Что за ерунда? – Я схватился за голову, пытаясь не дать ей взорваться. Потом взглянул вниз и схватился за другое. – Что за херня??!</text:p>
      <text:p text:style-name="P45">Я вскочил и в спешке начал одеваться.</text:p>
      <text:p text:style-name="P45"><text:soft-page-break/>БАЦ-БАЦ-БАЦ!!!</text:p>
      <text:p text:style-name="P45">– Уже бегу!</text:p>
      <text:p text:style-name="P45">Одевая штаны, я попрыгал к двери на одной ноге. На пороге стояла серая пегаска с косящим взглядом.</text:p>
      <text:p text:style-name="P45">– Привет, Макс. Тебе корреспонденция. – пегаска порылась в сумке и выудила зубами пухлый пакет.</text:p>
      <text:p text:style-name="P45">– «Особенности поведения, питания и размножения приматов». – прочитал я на стикере.</text:p>
      <text:p text:style-name="P45">–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0">—</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5">– Но нигде не сказано, какие частицы надо ускорять! Мне за эти самоцветы от сестры влетит!</text:p>
      <text:p text:style-name="P45">–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9">– Эээ! Это что же получается? Выходит, зря я яблоки <text:span text:style-name="T1">притащила</text:span>? Нам же не сидр нужен?</text:p>
      <text:p text:style-name="P39">–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5">–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5">– Эээ! Я не собираюсь ни с чем сталкивать свои яблоки! И перегонять тоже! Давайте лучше их съедим.</text:p>
      <text:p text:style-name="P45">– Тише, поняши! Нас могут услышать! Зачем сейчас спорить о том, о чём мы уже спорили вчера и позавчера?</text:p>
      <text:p text:style-name="P45">– Тебе легко говорить, Ску! Ты никакой своей особенной частицы не притащила! Давай мы твой скутер к ускорителю пришпандорим?</text:p>
      <text:p text:style-name="P39"><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5">– Так причём тут ускоритель, Скуталу?! Говорю ж, это для заклинания Индрэ...</text:p>
      <text:p text:style-name="P45">…</text:p>
      <text:p text:style-name="P45">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5">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text:span></text:p>
      <text:p text:style-name="P45">Закрыв дверь, я отправился в город.</text:p>
      <text:p text:style-name="P45">…</text:p>
      <text:p text:style-name="P45">–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5">– Ну, если по аналогии с садовым шлангом, струя воды сметёт весь песок и может облить всех рядом присутствующих.</text:p>
      <text:p text:style-name="P45">–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5">– А ты неопытный маг? – парировал я.</text:p>
      <text:p text:style-name="P45">–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0"> </text:span><text:span text:style-name="T31">Мощнее ускорителя только магия драконов, аликорнов и Элементов Гармонии. Если бы я была...</text:span><text:span text:style-name="T9"> </text:span>Аа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9">–</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text:soft-page-break/>–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1">.</text:span></text:p>
      <text:p text:style-name="P45">…</text:p>
      <text:p text:style-name="P45">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5">«<text:span text:style-name="T28">Чужестранец-человек разбил сердце нашей обожаемой Селестии! Двор в отчаянии </text:span><text:span text:style-name="T13">—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5">Папарацци хреновы!</text:p>
      <text:p text:style-name="P45">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5"><text:span text:style-name="T9">– </text:span>Привет, Эй-Джей! У тебя проблемы?</text:p>
      <text:p text:style-name="P45"><text:span text:style-name="T9">– </text:span>Привет, сахарок. <text:span text:style-name="T9">– </text:span>озабоченно поприветствовала меня пони. <text:span text:style-name="T9">–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5">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5"><text:span text:style-name="T9">– </text:span>А ты, Большой Мак,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5">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5"><text:span text:style-name="T9">– </text:span>Думаю, я могу починить телегу. Только больших нагрузок эта ось уже не выдержит. Но до фермы худо-бедно доедете.</text:p>
      <text:p text:style-name="P45">Эпплджек с сомнением посмотрела на меня.</text:p>
      <text:p text:style-name="P45"><text:span text:style-name="T9">– </text:span>Хошь сказать, ты в Кантерлоте у Селестии под крылышком телеги чинил? Или Рэр сбрехала?</text:p>
      <text:p text:style-name="P45">Я мысленно ругнулся на языкатую единорожку и молча достал пенал с инструментами.</text:p>
      <text:p text:style-name="P45">…</text:p>
      <text:p text:style-name="P45">Собрав инструмент, я потолкал тележку назад-вперёд.</text:p>
      <text:p text:style-name="P45"><text:span text:style-name="T9">– Г</text:span>отово. Принимай работу, хозяйка!</text:p>
      <text:p text:style-name="P45">Эпплджек стиснула меня в сокрушающих объятиях.</text:p>
      <text:p text:style-name="P45"><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5">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5"><text:soft-page-break/><text:span text:style-name="T9">– </text:span>Этой... Бери... Сам делал... Ток не говори никому, лады?</text:p>
      <text:p text:style-name="P45">Я сунул флягу за пазуху. Биг Мак молниеносно накрыл дерюгой подсумок и через мгновение за телегу заглянула Эпплджек.</text:p>
      <text:p text:style-name="P45"><text:span text:style-name="T9">– </text:span>Чегой-то вы тут скрытничаете, а?</text:p>
      <text:p text:style-name="P45">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5"><text:span text:style-name="T9">– </text:span>Бери, сахарок. Для тебя <text:span text:style-name="T9">— </text:span>самые <text:span text:style-name="T9">о</text:span>тборные. И помни: в Яблочной Аллее тебе всегда будут рады!</text:p>
      <text:p text:style-name="P45">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62">именно в такой последовательности.</text:span></text:p>
      <text:p text:style-name="P45">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62">объявляла вывеска.</text:span></text:p>
      <text:p text:style-name="P45">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5"><text:span text:style-name="T9">– </text:span>Свободно? <text:span text:style-name="T9">– </text:span>спросил я у единственной пони, сидящей за столиком.</text:p>
      <text:p text:style-name="P45"><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5"><text:span text:style-name="T9">– <text:s/></text:span>Пирог с грибами, яишницу и чизкейк<text:span text:style-name="T9"> – </text:span>сообщил я подошедшей официантке.</text:p>
      <text:p text:style-name="P45"><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5"><text:span text:style-name="T9">– </text:span>И салат «по-Кантерлотски».</text:p>
      <text:p text:style-name="P47">Пока я ел, пони мрачно смотрела на меня, положив голову на стол. Мне стало неловко от её тяжёлого взгляда и я попытался завести разговор.</text:p>
      <text:p text:style-name="P47"><text:span text:style-name="T9">– </text:span>Вы, наверное, ждёте кого-то?</text:p>
      <text:p text:style-name="P47"><text:span text:style-name="T9">– </text:span>Неа.</text:p>
      <text:p text:style-name="P47"><text:span text:style-name="T9">– </text:span>Просто обедаете?</text:p>
      <text:p text:style-name="P47"><text:span text:style-name="T9">– </text:span>Неа.</text:p>
      <text:p text:style-name="P47"><text:span text:style-name="T9">– </text:span>Просто сидите и мрачно смотрите на меня?</text:p>
      <text:p text:style-name="P47"><text:span text:style-name="T9">– </text:span>Неа.</text:p>
      <text:p text:style-name="P47">Хм, а эта пони не из разговорчивых. Ну ладно.</text:p>
      <text:p text:style-name="P47"><text:span text:style-name="T9">– </text:span>А что же вы делаете?</text:p>
      <text:p text:style-name="P47"><text:span text:style-name="T9">– </text:span>Веселюсь. <text:span text:style-name="T9">– </text:span>мрачно заявила пони.</text:p>
      <text:p text:style-name="P47"><text:span text:style-name="T9">– </text:span>Если я вас достал, то так и скажите. Извините.</text:p>
      <text:p text:style-name="P47">Я продолжил есть молча.</text:p>
      <text:p text:style-name="P47">Неожиданно пони улыбнулась и подмигнула мне. Её сморщенная мордочка разгладилась и стала весьма милой.</text:p>
      <text:p text:style-name="P47"><text:span text:style-name="T9">– </text:span>Привет, Макс!</text:p>
      <text:p text:style-name="P47"><text:soft-page-break/>Вот Дискорд! То есть, чёрт! Обитатели этого городка в который раз поражали меня своей проницательностью. У меня на лбу написано, что ли?!</text:p>
      <text:p text:style-name="P47"><text:span text:style-name="T9">– </text:span>Мы с вами раньше встречались?</text:p>
      <text:p text:style-name="P47"><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7">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7"><text:span text:style-name="T9">– </text:span>Оставь, Салвер.<text:span text:style-name="T9"> </text:span>Ему за счёт заведения.</text:p>
      <text:p text:style-name="P45"><text:span text:style-name="T9">– </text:span>Ясно, мисс Пинки. <text:span text:style-name="T9">– </text:span>официантка кивнула и ушла.</text:p>
      <text:p text:style-name="P45"><text:span text:style-name="T9">– Ч</text:span>его-о-о?<text:span text:style-name="T9"> </text:span>Так это твой бар?</text:p>
      <text:p text:style-name="P45"><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5">Говоря это, кобылка оттянула передними копытами нижние веки, став похожей на маньяка.</text:p>
      <text:p text:style-name="P45"><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5"><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5">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5"><text:span text:style-name="T9">– </text:span>У меня есть идея получше. <text:span text:style-name="T9">– </text:span>на свет показалась фляга Большого Макинтоша.</text:p>
      <text:p text:style-name="P45"><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5"><text:span text:style-name="T9">– </text:span>Починил телегу. Только молчок про самогон, раз уж ты в курсе. <text:span text:style-name="T9">– </text:span>я разлил сидр по чашкам.</text:p>
      <text:p text:style-name="P45"><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5"><text:s/>Сидр Биг Мака на вкус был безобидным, чуть забродившим яблочным соком. Я выпил полную чашку и заявил Пинки:</text:p>
      <text:p text:style-name="P45"><text:span text:style-name="T9">– </text:span>Эт-то ты наззваешь ссуфер-ддуфер-ссильн...?</text:p>
      <text:p text:style-name="P45">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5"><text:span text:style-name="T9">– У </text:span>тебя такая смешная мордочка! <text:span text:style-name="T9">– </text:span>захихикали Пинки, покачиваясь. <text:span text:style-name="T9">– </text:span>Как будто ты <text:span text:style-name="T62">подкову </text:span>в пироге обнаружил. Или Селестию в ванной.</text:p>
      <text:p text:style-name="P45">Это сравнение пробудило во мне полузабытое воспоминание.</text:p>
      <text:p text:style-name="P45"><text:span text:style-name="T9">– </text:span>Эммм... Скажи-ка мне, мой друг П-п-пинки... Легенда про фаэри <text:span text:style-name="T14">— </text:span><text:span text:style-name="T62">эт правда?</text:span></text:p>
      <text:p text:style-name="P45"><text:span text:style-name="T14">– </text:span><text:span text:style-name="T62">Какая из? Их много, вообще-то. Ик!</text:span></text:p>
      <text:p text:style-name="P45"><text:soft-page-break/><text:span text:style-name="T14">– </text:span><text:span text:style-name="T62">Про принцесс. Про то, что они фаэри, спустившиеся с неба во плоти, чтоб помогать пони управлять Эквестрией?</text:span></text:p>
      <text:p text:style-name="P45"><text:span text:style-name="T14">– </text:span><text:span text:style-name="T62">Макс, </text:span><text:span text:style-name="T14">– </text:span><text:span text:style-name="T62">захихикала Пинки, взъерошив копытами розовые кудряшки и попытавшись соорудить из них бороду, </text:span><text:span text:style-name="T14">– </text:span><text:span text:style-name="T6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5"><text:span text:style-name="T14">– </text:span><text:span text:style-name="T62">Да так. Всё думаю, насколько это одиноко — быть бессмертной в мире смертных. Когда сам никого не любишь, и тебя никто не любит...</text:span></text:p>
      <text:p text:style-name="P45"><text:span text:style-name="T14">– </text:span><text:span text:style-name="T62">Ты что-о-о! Нельзя любить фаэри! Она похитит твоё сердце, и ты будешь искать её, пока не... </text:span><text:span text:style-name="T14">– </text:span><text:span text:style-name="T62">Пинки погрузилась в так и не съеденный салат «по-Кантерлотски» и захрапела.</text:span></text:p>
      <text:p text:style-name="P45"><text:span text:style-name="T14">– </text:span><text:span text:style-name="T62">Пока не умру?</text:span></text:p>
      <text:p text:style-name="P45"><text:span text:style-name="T14">– </text:span><text:span text:style-name="T62">Нет, глупенький, </text:span><text:span text:style-name="T14">– </text:span><text:span text:style-name="T62">пробулькала Пинки из миски. </text:span><text:span text:style-name="T14">– </text:span><text:span text:style-name="T62">Пока не найдёшь.</text:span></text:p>
      <text:p text:style-name="P48">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8">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8">Холодок незаметно прокрался мне в душу и прояснил мозги. Я кинул взгляд на часы на стене. Было без десяти шесть.</text:p>
      <text:p text:style-name="P48">Бля!</text:p>
      <text:p text:style-name="P48">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8">БАМММ!!!</text:p>
      <text:p text:style-name="P48">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8"><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48"><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48"><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48"><text:span text:style-name="T9">– </text:span>У нас?</text:p>
      <text:p text:style-name="P48">Пинки молча поддела меня носом и буквально закинула на спину.</text:p>
      <text:p text:style-name="P48">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text:soft-page-break/>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8">Но недостаточное.</text:p>
      <text:p text:style-name="P48">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8"><text:span text:style-name="T9">– </text:span>Стооой! <text:span text:style-name="T9">– </text:span>заорал я. <text:span text:style-name="T9">– </text:span>Выпрыгивай из бочки!!!</text:p>
      <text:p text:style-name="P48">Кобылка-пилот улыбнулась и постукала копытцем по шлему, показывая, что не слышит меня.</text:p>
      <text:p text:style-name="P48"><text:span text:style-name="T9">– </text:span>Выпрыгивааа... <text:span text:style-name="T9">– </text:span>мой крик утонул в рёве рвущихся фейерверков.</text:p>
      <text:p text:style-name="P48">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8">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8"><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48">Поняшка ткнула в бок белоснежную пони-единорога. Та раскрыла глаза и осмотрелась.</text:p>
      <text:p text:style-name="P48"><text:span text:style-name="T9">– </text:span>Смотри, вот те и ответ на вопрос, куда деваются пони!</text:p>
      <text:p text:style-name="P48"><text:span text:style-name="T9">– </text:span>Где? <text:span text:style-name="T9">– </text:span>единорожка начала оглядываться.</text:p>
      <text:p text:style-name="P48"><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48"><text:span text:style-name="T9">– </text:span>И что? Я всё равно не пойму, куда пони деваются? И куда пропала Скуталу?</text:p>
      <text:p text:style-name="P48"><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48">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8"/>
      <text:p text:style-name="P49">***<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text:soft-page-break/>От кого: Кантерлот, Дворец, Королевский Секретариат Её Высочества, Дневной Главы Диархии, Принцессы Селестии.</text:p>
      <text:p text:style-name="P45"/>
      <text:p text:style-name="P54">Приветствую тебя, мой маленький человек!</text:p>
      <text:p text:style-name="P5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4"><text:span text:style-name="T9">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56">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4">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4">«<text:span text:style-name="T9">P.S. Н</text:span>е гневите мироздание воровством! <text:span text:style-name="T28">Обмен рулит</text:span>!»</text:p>
      <text:p text:style-name="P5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4">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4"/>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text:span></text:p>
      <text:p text:style-name="P52"/>
      <text:h text:style-name="Heading_20_2" text:outline-level="2">13. Мэйнхэттен</text:h>
      <text:p text:style-name="P65">ZZ Top – Gimme all your lovin</text:p>
      <text:p text:style-name="P48"><text:span text:style-name="T9">– </text:span>Попробуй ещё раз. Может, сбой соединения.</text:p>
      <text:p text:style-name="P48">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8"><text:span text:style-name="T9">– </text:span>Не отсылается. Глюк какой-то.</text:p>
      <text:p text:style-name="P48">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text:soft-page-break/>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48"><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48"><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8"/>
      <text:p text:style-name="P49">***</text:p>
      <text:p text:style-name="P48"/>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8"><text:span text:style-name="T9">– </text:span>Это неправильно! <text:span text:style-name="T9">– </text:span>заявила Рэйнбоу Дэш, отвернувшись от окна.</text:p>
      <text:p text:style-name="P48"><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48"><text:span text:style-name="T9">– </text:span>Да я не про то! <text:span text:style-name="T9">– </text:span>отмахнулась пегаска. <text:span text:style-name="T9">– </text:span>Посмотри на поле.</text:p>
      <text:p text:style-name="P48"><text:span text:style-name="T9">– </text:span>И что? Поле как поле.</text:p>
      <text:p text:style-name="P48"><text:span text:style-name="T9">– </text:span>Оно не убрано. <text:span text:style-name="T9">– </text:span>мрачно ответила пегаска. <text:span text:style-name="T9">– </text:span>Ужас, сколько кукурузы пропадает!</text:p>
      <text:p text:style-name="P48">Я присмотрелся получше и указал ей на очередной городок, проносящийся за окном.</text:p>
      <text:p text:style-name="P48"><text:span text:style-name="T9">– </text:span>У самого посёлка поля убраны. Наверняка дойдёт дело и до остальных.</text:p>
      <text:p text:style-name="P48"><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8">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8"><text:span text:style-name="T9">– </text:span>Спасибо, но от пинкиных плюшек у меня фланки округляются.</text:p>
      <text:p text:style-name="P48"><text:span text:style-name="T9">– </text:span>Да ладно тебе, Рэйнбоу Дэш! От одной не округлятся.</text:p>
      <text:p text:style-name="P48"><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48">За окном несколько пони работали на поле. Что-то странное было в их деятельности.<text:span text:style-name="T9"> </text:span>Как будто…</text:p>
      <text:p text:style-name="P48"><text:span text:style-name="T9">– О</text:span>но и понятно, что поля не убраны. Откуда ж им быть убранными, когда на двух работающих пони целая толпа бездельников!</text:p>
      <text:p text:style-name="P48">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8"><text:span text:style-name="T9">– </text:span>Они паслись… Ты можешь себе представить? Макс! Они ПАСЛИСЬ! Ели траву, как какие-то дикари! Фигня какая-то…</text:p>
      <text:p text:style-name="P48">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8"><text:soft-page-break/>…</text:p>
      <text:p text:style-name="P48">ВЖИИИИИИИИИ!!!</text:p>
      <text:p text:style-name="P48">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8"><text:span text:style-name="T9">– </text:span>Что за…?</text:p>
      <text:p text:style-name="P10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8"><text:span text:style-name="T9">– </text:span>Леди и джентльпони! Просьба не паниковать! Поезд дальше не идёт: впереди провал! <text:span text:style-name="T9">– </text:span>крикнул проводник.</text:p>
      <text:p text:style-name="P48"><text:span text:style-name="T9">– </text:span>Какой ещё, в дышло, провал? Я проезжал тут два дня назад!</text:p>
      <text:p text:style-name="P48"><text:span text:style-name="T9">– </text:span>Безобразие! Верните мне деньги за билет!</text:p>
      <text:p text:style-name="P48"><text:span text:style-name="T9">– </text:span>Как вы смеете! Я опоздаю в порт! <text:s/><text:span text:style-name="T9">– </text:span>послышались выкрики в толпе.</text:p>
      <text:p text:style-name="P48">Проводник — седой земнопони стального цвета — поставил фонарь на пол и вытер со лба пот.</text:p>
      <text:p text:style-name="P48"><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8">Я осторожно подошёл к краю и глянул вниз. </text:p>
      <text:p text:style-name="P48">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8"><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8">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8"><text:span text:style-name="T9">– </text:span>Дэш, нам надо на ту сторону.</text:p>
      <text:p text:style-name="P48"><text:span text:style-name="T9">– </text:span>Нет проблем. Я могу тебя перенести.</text:p>
      <text:p text:style-name="P48">Я с сомнением посмотрел на пегаску. Дэш в холке была мне по пояс.</text:p>
      <text:p text:style-name="P48"><text:span text:style-name="T9">– </text:span>Ты точно в этом уверена?</text:p>
      <text:p text:style-name="P48">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8"><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48">Мля.</text:p>
      <text:p text:style-name="P48"><text:soft-page-break/><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8">Пегаска почесала затылок и заметила.</text:p>
      <text:p text:style-name="P48"><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48">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8">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48">…</text:p>
      <text:p text:style-name="P48">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8">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8">Разумеется, я посмотрел вниз.</text:p>
      <text:p text:style-name="P48">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8">…</text:p>
      <text:p text:style-name="P48">Я валялся на насыпи и трясся как в лихорадке. От пережитого шока меня тошнило.</text:p>
      <text:p text:style-name="P48"><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48">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8"><text:span text:style-name="T9">– </text:span>Я чувствую, что только что упустил отличную возможность отлить на вселенную!</text:p>
      <text:p text:style-name="P48"/>
      <text:p text:style-name="P49">***</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8"><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8">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7">прочитал охранник, близоруко щурясь.</text:span></text:p>
      <text:p text:style-name="P48"><text:span text:style-name="T9">– </text:span>Удостоверение личности предъявлять? <text:span text:style-name="T9">– </text:span>осведомился я.</text:p>
      <text:p text:style-name="P48"><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48">Бляяя!!! Ах ты ж!!!</text:p>
      <text:p text:style-name="P48">Хлопнула освобождённая дверь, изнутри клацнула щеколда.</text:p>
      <text:p text:style-name="P48"><text:span text:style-name="T9">– </text:span>Нет, ты видела? Он мне чуть носок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48">Дэш, ни слова не говоря, прислонила ухо к двери.</text:p>
      <text:p text:style-name="P48"><text:span text:style-name="T9">– </text:span>Будешь смеяться, но именно этим он и занят. Вызывает полицию по телефону. <text:span text:style-name="T9">– </text:span>сообщила пегаска.</text:p>
      <text:p text:style-name="P48"><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48">Пегаска продолжала слушать. Потом глаза её округлились от удивления.</text:p>
      <text:p text:style-name="P48"><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48">Ну охренеть! Я что, нанёс моральную травму охраннику своим видом? Добро пожаловать в Эквестрию, страну дружбы и пони!</text:p>
      <text:p text:style-name="P48"><text:span text:style-name="T9">– </text:span>Сколько у нас времени?</text:p>
      <text:p text:style-name="P48">Дэш почесала в затылке.</text:p>
      <text:p text:style-name="P48"><text:span text:style-name="T9">–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9">– </text:span>двадцать минут у нас есть.</text:p>
      <text:p text:style-name="P48">Я с наслаждением захреначил ногой в стеклянную дверь павильона. Осколки стекла брызнули во все стороны.</text:p>
      <text:p text:style-name="P48"><text:span text:style-name="T9">– </text:span>Тогда давай сначала обыщем контору. Если уж полиция всё равно едет сюда, так пусть у них хотя бы будет повод!</text:p>
      <text:p text:style-name="P48"/>
      <text:p text:style-name="P49">***</text:p>
      <text:p text:style-name="P48"><text:soft-page-break/></text:p>
      <text:p text:style-name="P48">Разумеется, полиция приехала, как только мы обнаружили эти чёртовы резонаторы — иначе ж и быть не могло!</text:p>
      <text:p text:style-name="P48">…</text:p>
      <text:p text:style-name="P48">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8"><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span text:style-name="T9">&lt;</text:span>Т<text:span text:style-name="T20">вайлайт в Понивилле, услышав про портативный ускоритель, захочет его получить. Макс смутится</text:span><text:span text:style-name="T9">&gt;</text:span></text:p>
      <text:p text:style-name="P48">Снаружи послышался вой сирены и цокот множества копыт.</text:p>
      <text:p text:style-name="P48"><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8">Пиздец! Мы с Дэш переглянулись.</text:p>
      <text:p text:style-name="P48"><text:span text:style-name="T9">– </text:span>Это твои двадцать минут? <text:span text:style-name="T9">– </text:span>возмутился я. <text:span text:style-name="T9">– </text:span>Да ещё и десяти не прошло!</text:p>
      <text:p text:style-name="P48">Дэш вымучено скривилась.</text:p>
      <text:p text:style-name="P48"><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48">Я разбил топором стеклянные дверцы прибора и вытащил рубины.</text:p>
      <text:p text:style-name="P48"><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8">Пегаска отрицательно помотала головой.</text:p>
      <text:p text:style-name="P48"><text:span text:style-name="T9">– </text:span>Ну уж фигушки. Я тебя тут не оставлю.</text:p>
      <text:p text:style-name="P48"><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48"><text:span text:style-name="T9">– </text:span>Ты не понимаешь! <text:span text:style-name="T9">– </text:span>упрямо мотнула головой пегаска. <text:span text:style-name="T9">– </text:span>Всё изменилось. Никто тебя не вытащит.</text:p>
      <text:p text:style-name="P48">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8"><text:span text:style-name="T9">– </text:span>Быстро за мной! <text:span text:style-name="T9">– </text:span>скомандовала пегаска, помчавшись к лестнице в офисные этажи.</text:p>
      <text:p text:style-name="P48">Я припустил было за ней, потом вернулся и поднял над головой раскуроченный ускоритель.</text:p>
      <text:p text:style-name="P48"><text:span text:style-name="T9">– Ю-</text:span>хууу<text:span text:style-name="T9">!!!</text:span></text:p>
      <text:p text:style-name="P48">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8">На последнем этаже пегаска стояла в коридоре, с сомнением обозревая ряд дверей.</text:p>
      <text:p text:style-name="P48"><text:span text:style-name="T9">– </text:span>Где-то тут должна быть дверь на крышу. Не могли же они залазить туда по пожарной лестнице?</text:p>
      <text:p text:style-name="P48"><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48">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8"><text:span text:style-name="T9">– </text:span>Макс, подвинься!</text:p>
      <text:p text:style-name="P48">Пегаска оттеснила меня крупом и повернулась к двери задом.</text:p>
      <text:p text:style-name="P48"><text:span text:style-name="T9">– </text:span>Ю-хууу!</text:p>
      <text:p text:style-name="P48">БАБАХ!!!</text:p>
      <text:p text:style-name="P48">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8"><text:span text:style-name="T9">– </text:span>Ты чего на меня так уставился? <text:span text:style-name="T9">– </text:span>подозрительно спросила пегаска.</text:p>
      <text:p text:style-name="P48"><text:span text:style-name="T9">– </text:span>Да так… Не ожидал, что ты такая…</text:p>
      <text:p text:style-name="P48"><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48">С лестницы донёсся топот копыт, в конце коридора появились пони-полицейские.</text:p>
      <text:p text:style-name="P48">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8"><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8">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8"><text:span text:style-name="T9">– </text:span>Ты! Не! По! Нял! Те! Бе! Не! Льзя! Тут! Ос! Та! ВАТЬСЯ!!! <text:span text:style-name="T9">– </text:span>мощный толчок изнутри катапультировал её с люка.</text:p>
      <text:p text:style-name="P48">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8">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8"><text:span text:style-name="T9">– </text:span>Ты чего делаешь??! Мы же упадём! Ты ж не удержишь!..</text:p>
      <text:p text:style-name="P48">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8">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8"><text:soft-page-break/>Некоторое время было тихо. Потом хлопнули ставни и чей-то сонный голос недовольно пробормотал:</text:p>
      <text:p text:style-name="P48"><text:span text:style-name="T9">– </text:span>Кто мешает нам спать после тяжкого выступления?</text:p>
      <text:p text:style-name="P48">Я осторожно выглянул из куста.</text:p>
      <text:p text:style-name="P48">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48">Птицы и цикады продолжили пение, прерванное нашим вторжением. </text:p>
      <text:p text:style-name="P48">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8"><text:span text:style-name="T9">– </text:span>Так вот кто тревожит наш сон!</text:p>
      <text:p text:style-name="P48">Дверь дома приоткрылась. Стало видно, что за ней притаилась единорожка, уже спустившаяся с мансарды.</text:p>
      <text:p text:style-name="P48"><text:span text:style-name="T9">– </text:span>Так-так, посмотрим, что тут у нас. Ага. Гм. Это наверняка тот монстр-человек, о котором писали в газетах. Занятно.</text:p>
      <text:p text:style-name="P48">Я крутился в телекинетическом поле перед единорожкой как некий диковинный экспонат шоу уродцев.</text:p>
      <text:p text:style-name="P48"><text:span text:style-name="T9">– </text:span>А это у нас кто? Гмм. Пегаска. Вот так раз! Рэйнбоу Дэш! Какими судьбами?</text:p>
      <text:p text:style-name="P48"><text:span text:style-name="T9">– </text:span>ТРИКСИ! <text:span text:style-name="T9">– <text:s/></text:span>фейсхуфнула Дэш. <text:span text:style-name="T9">– </text:span>Во имя Селестии, ЧТО ты тут делаешь?!!</text:p>
      <text:p text:style-name="P48"><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48">Так как дипломатические таланты пегаски оставляли желать лучшего, я решил взять переговоры в свои руки.</text:p>
      <text:p text:style-name="P48"><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48"><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48"><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48"><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48">Пегаска задумалась. Она обернулась на меня и мрачно спросила:</text:p>
      <text:p text:style-name="P48"><text:span text:style-name="T9">– </text:span>Ей ведь нельзя рассказывать, да?</text:p>
      <text:p text:style-name="P48"><text:span text:style-name="T9">– </text:span>Нельзя. <text:span text:style-name="T9">– </text:span>подтвердил я. <text:span text:style-name="T9">– </text:span>Селестия запретила. Может возникнуть паника и всё такое.</text:p>
      <text:p text:style-name="P48">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8"><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48"><text:span text:style-name="T9">– </text:span>ОГО!</text:p>
      <text:p text:style-name="P48">Единорожка аж уселась на крыльцо от удивления.</text:p>
      <text:p text:style-name="P48"><text:span text:style-name="T9">– </text:span>Представлем себе, ЧТО вы скрываете, если ты готова на ТАКОЕ! Признаюсь, вам удалось нас заинтересовать!</text:p>
      <text:p text:style-name="P48"><text:soft-page-break/>Единорожка в задумчивости стала ходить по веранде туда-сюда, разговаривая сама с собой.</text:p>
      <text:p text:style-name="P48"><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48">Единорожка встала на задние ноги и захлопала в копыта. После чего она метнулась в дом, потянув нас за собой.</text:p>
      <text:p text:style-name="P48">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8">Единорожка улеглась на диване. Мы с Дэш шмякнулись на ковёр.</text:p>
      <text:p text:style-name="P48"><text:span text:style-name="T9">– </text:span>Мы приняли решение не выдавать вас полиции в обмен на то, что вы расскажете нам о вашей секретной миссии!</text:p>
      <text:p text:style-name="P48"><text:span text:style-name="T9">– </text:span>Не пойдёт! <text:span text:style-name="T9">– </text:span>заявил я. <text:span text:style-name="T9">– </text:span>Я уже сказал, что это тайна. Мне добавить нечего.</text:p>
      <text:p text:style-name="P48"><text:span text:style-name="T9">– </text:span>Да неужели? <text:span text:style-name="T9">– </text:span>захлопала ресницами Трикси. <text:span text:style-name="T9">– </text:span>Ты хорошо подумал?</text:p>
      <text:p text:style-name="P48">Окно <text:s/>комнаты распахнулось. В комнату ворвался вой сирены. Несколько полицейских фургонов промчались мимо.</text:p>
      <text:p text:style-name="P48">Вот чёрт!!!</text:p>
      <text:p text:style-name="P48">…</text:p>
      <text:p text:style-name="P42"/>
      <text:p text:style-name="P48"><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48"><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8"><text:span text:style-name="T9">– </text:span>Стой! Что ты там сказала о Селестии?</text:p>
      <text:p text:style-name="P48">Трикси молча левитировала мне газеты с трюмо.</text:p>
      <text:p text:style-name="P48">Фак! Фак-фак-фак!!!</text:p>
      <text:p text:style-name="P48">«<text:span text:style-name="T28">Исчезновение дневной главы диархии: Эквестрия в панике!</text:span>» (статья двухдневной давности).</text:p>
      <text:p text:style-name="P48">«<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8">«<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48">«<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8">«<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8">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2"><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8"><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58">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8">Я зажал голову в ладонях и застонал, покачиваясь из стороны в сторону.</text:p>
      <text:p text:style-name="P48"><text:span text:style-name="T9">– </text:span>Макс? Ты в порядке?</text:p>
      <text:p text:style-name="P48">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8">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8">И вот теперь её нет. Зачем куда-то бежать, скрываться, рисковать, если смысл стараний потерян?</text:p>
      <text:p text:style-name="P52"/>
      <text:p text:style-name="P5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5">– Я доведу! Обещаю!..»</text:p>
      <text:p text:style-name="P48"/>
      <text:p text:style-name="P48">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8">И у меня есть кое-какие результаты, чёрт побери!</text:p>
      <text:p text:style-name="P48">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8">Дерьмо! Слишком много «если» и «может быть»!</text:p>
      <text:p text:style-name="P48">Трижды дерьмо!!! Я забыл, что для проведения эксперимента, нам нужна помощь Селестии!</text:p>
      <text:p text:style-name="P48"/>
      <text:p text:style-name="P58"><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8"/>
      <text:p text:style-name="P48">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8">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8">Что ж, вполне привычное для меня состояние. Последний месяц был просто ярким фантастически-нереальным исключением из правила.</text:p>
      <text:p text:style-name="P48"><text:soft-page-break/>МУ-ХА-ХА!</text:p>
      <text:p text:style-name="P48">Кажется, я знаю, как показать фак провидению! <text:span text:style-name="T9">Show must go on! &lt;</text:span><text:span text:style-name="T20">Макс задумал вместо Селестии использовать Элементы гармонии</text:span><text:span text:style-name="T9">&gt;</text:span></text:p>
      <text:p text:style-name="P48">Я улыбнулся и помахал пегаске рукой, показывая, что в норме. Дэш облегчённо выдохнула.</text:p>
      <text:p text:style-name="P42">– <text:span text:style-name="T1">Так что, мы свободны? </text:span>– <text:span text:style-name="T1">спросил я, поднимаясь с пола.</text:span></text:p>
      <text:p text:style-name="P42">– <text:span text:style-name="T1">О, да! Великая и могучая Трикси держит слово!</text:span></text:p>
      <text:p text:style-name="P48">Единорожка задумалась и продолжила:</text:p>
      <text:p text:style-name="P42"><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1"/>
      <text:h text:style-name="Heading_20_2" text:outline-level="2">14. <text:span text:style-name="T1">Деградация</text:span></text:h>
      <text:p text:style-name="P42">&lt;<text:span text:style-name="T64">David Bowie - Lets Dance/ Ashes To Ashes</text:span></text:p>
      <text:p text:style-name="P42"><text:span text:style-name="T64">Roxette – Queen of rain</text:span>&gt;</text:p>
      <text:p text:style-name="P48">– Ы! Ы! Ы! Ы! Ы!</text:p>
      <text:p text:style-name="P48">Дэш стучала лбом о сосну с такой силой, что на неё падали иголки и шишки.</text:p>
      <text:p text:style-name="P48">Я вышел из фургона и присел рядом.</text:p>
      <text:p text:style-name="P48">– Дэш! В конце-концов, мы можем спать днём, а идти ночью. Тогда я могу тащить фургон. Не стоит тебе так мучаться.</text:p>
      <text:p text:style-name="P48">Пегаска стояла, прижавшись лбом к стволу, и молчала. Я продолжил.</text:p>
      <text:p text:style-name="P48">– Или же мы можем нанять земнопони. Я не буду показываться из фургона, а ты строго запретишь ему совать нос внутрь.</text:p>
      <text:p text:style-name="P48">Дэш тяжело вздохнула и закатила глаза.</text:p>
      <text:p text:style-name="P48">–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8">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8">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8">Пегаска пробормотала что-то чуть слышно.</text:p>
      <text:p text:style-name="P48">– Что? – не расслышал я.</text:p>
      <text:p text:style-name="P48"><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8">Я пожал плечами и обнял пегаску.</text:p>
      <text:p text:style-name="P48">– Э, нет, погоди. – Дэш сбросила плащ Трикси, скрывающий её крылья. – Давай!</text:p>
      <text:p text:style-name="P48">Я обнял её повторно. В этот раз пегаска не стояла смирно, а, в свою очередь, обняла меня.</text:p>
      <text:p text:style-name="P48">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8">– Эмм… Ты чего?</text:p>
      <text:p text:style-name="P48">Дэш раскрыла глаза. Я упёрся ладонью ей в грудь и осторожно отодвинул от себя. Пегаска разжала обьятия.</text:p>
      <text:p text:style-name="P48">– Йей! Обнимашки таки клёво снимают стресс! Тебе разве не нравится?</text:p>
      <text:p text:style-name="P48">– Нравится. Но ты слишком увлеклась: я чуть не оказался на земле.</text:p>
      <text:p text:style-name="P48">Дэш смутилась.</text:p>
      <text:p text:style-name="P48">– Упс! Забыла, что у тебя только одна пара ног для упора! Не сердись!</text:p>
      <text:p text:style-name="P48">Я покровительно похлопал пегаску по шее.</text:p>
      <text:p text:style-name="P48">–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8">Пегаска немедленно заорала:</text:p>
      <text:p text:style-name="P48">– Обнимашки-и-и!!! – и повалила меня на траву. Сила, таящаяся в её худеньком теле, обескураживала.</text:p>
      <text:p text:style-name="P48">– Дэш! Ну, не воспринимай же всё так буквально, ё-моё!</text:p>
      <text:p text:style-name="P48">– Гы! Что-то ты не слишком был готов к этому разу!</text:p>
      <text:p text:style-name="P48">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8">Наконец она приземлилась, пропахав в дёрне борозды тормозного следа.</text:p>
      <text:p text:style-name="P48">– Ффух! Ещё бы немного, и я бы рехнулась от тоски! Как только Эпплджек эти телеги таскает? Это же офигенно скучно!</text:p>
      <text:p text:style-name="P48">Пегаска накинула на себя плащ, скрыв крылья, и стала впрягаться в фургончик.</text:p>
      <text:p text:style-name="P48">– Макс, залазь в фургон. Там впереди какой-то посёлок. Купим еды и узнаем новости.</text:p>
      <text:p text:style-name="P48"/>
      <text:p text:style-name="P49">***</text:p>
      <text:p text:style-name="P48"/>
      <text:p text:style-name="P48">Три дня спустя…</text:p>
      <text:p text:style-name="P48"/>
      <text:p text:style-name="P48">«<text:span text:style-name="T28">Добро пожаловать в Груммингтон! Вам здесь рады!</text:span></text:p>
      <text:p text:style-name="P48"><text:soft-page-break/><text:span text:style-name="T28">Население города </text:span><text:span text:style-name="T65">302 пони</text:span><text:span text:style-name="T28">.</text:span></text:p>
      <text:p text:style-name="P48"><text:span text:style-name="T65">250 пони</text:span><text:span text:style-name="T28">.</text:span></text:p>
      <text:p text:style-name="P48"><text:span text:style-name="T65">125 поней</text:span><text:span text:style-name="T28">.</text:span></text:p>
      <text:p text:style-name="P48"><text:span text:style-name="T28">54 паня.</text:span>»</text:p>
      <text:p text:style-name="P48"/>
      <text:p text:style-name="P48">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8">Я вернулся за столик у окна и продолжил писать письмо.</text:p>
      <text:p text:style-name="P48">«<text:span text:style-name="T18">...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8">Дружба </text:span><text:span text:style-name="T36">—</text:span><text:span text:style-name="T18"> </text:span><text:span text:style-name="T3">э</text:span><text:span text:style-name="T18">то, </text:span><text:span text:style-name="T67">так её </text:span><text:span text:style-name="T3">разэтак</text:span><text:span text:style-name="T67">,</text:span><text:span text:style-name="T18"> магия!</text:span><text:span text:style-name="T57">»</text:span></text:p>
      <text:p text:style-name="P48"/>
      <text:p text:style-name="P48">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8">– Всё в порядке, Дэш?</text:p>
      <text:p text:style-name="P48">Пегаска смотрела на язычки огня, танцующие в окошке печной дверцы и молчала. Наконец она отозвалась.</text:p>
      <text:p text:style-name="P48">– Нет. Не всё в порядке.</text:p>
      <text:p text:style-name="P48">Дэш отвернулась от огня и взглянула на меня.</text:p>
      <text:p text:style-name="P48">–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8">Я сел рядом с пегаской, обнял её и легонько встряхнул.</text:p>
      <text:p text:style-name="P48">–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8">Дэш негромко всхлипнула и тут же закашлялась, пытаясь скрыть секундную слабость.</text:p>
      <text:p text:style-name="P48">–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8">Пегаска фейсхуфнула.</text:p>
      <text:p text:style-name="P48">–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8">Я поставил кастрюлю с картошкой на печку.</text:p>
      <text:p text:style-name="P48">– Дэш. Когда ты в последний раз летала?</text:p>
      <text:p text:style-name="P48">– Вчера утром немного. А что?</text:p>
      <text:p text:style-name="P48">– Попробуй взлети сейчас. Просто поднимись к потолку.</text:p>
      <text:p text:style-name="P48">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8"><text:soft-page-break/>– …Да ладно!</text:p>
      <text:p text:style-name="P48">Пегаска сидела на полу и удивлённо рассматривала свои крылья. Потом для уверенности подёргала зубами за маховые перья.</text:p>
      <text:p text:style-name="P48">– Вроде не сплю — боль чувствуется. Тогда какого сена я падаю?!!</text:p>
      <text:p text:style-name="P48">– Дэш. – мягко сказал я. – Судя по площади крыльев, пегасы держатся в воздухе, в основном, за счёт магии.</text:p>
      <text:p text:style-name="P48">– И?</text:p>
      <text:p text:style-name="P48">–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8">– У-у-у-ы-ы-ы-а-а-а!</text:p>
      <text:p text:style-name="P48">Дэш горько, с подвыванием, разрыдалась.</text:p>
      <text:p text:style-name="P48">– Ы-ы-ы! Я не могу без неба-а-а! Мне нужно лета-а-ать! Я пега-а-ас!</text:p>
      <text:p text:style-name="P48">Крутая и тренированная пегаска сотрясалась от плача, как ребёнок. Её депрессия последних дней вырвалась наружу эмоциональным взрывом.</text:p>
      <text:p text:style-name="P48">– Почему всё так… хнык... паршиво? Что мы сделали не так? Хнык… Я даже не знаю, с кем надо подраться, чтобы всё исправить…</text:p>
      <text:p text:style-name="P48">Я сел рядом. Мне нечем было её утешить, я мог лишь молча обнять её, поглаживая по растрёпанной гриве. Пегаска, вхлипывая, прижалась ко мне.</text:p>
      <text:p text:style-name="P48">– Макс?</text:p>
      <text:p text:style-name="P48">– Да?</text:p>
      <text:p text:style-name="P48">–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8">– Дэш, мы дойдём до Понивилля, что бы ни случилось. Обещаю тебе.</text:p>
      <text:p text:style-name="P48">Пегаска утешилась и замерла, глядя в огонь.</text:p>
      <text:p text:style-name="P48">Я мыл тарелки после ужина, когда услышал бормотание Дэш за спиной.</text:p>
      <text:p text:style-name="P48">«И-и-и… о-о-о… эн… а-а-а… И она.. П-э-э-э… о-о-о… Как эта буква называется, забери меня дискорд? Ша? Ша! Эл! А! Мммм… И она пошла...»</text:p>
      <text:p text:style-name="P48">Громкий «бабах» дал понять, что Дэш захлопнула книгу. После короткой паузы взьерошенная пегаска <text:s/>выглянула из-за спины.</text:p>
      <text:p text:style-name="P48">– Макс? Расскажи какую-нибудь сказку на ночь? Что-то спать не хочется.</text:p>
      <text:p text:style-name="P48">Пегаска залезла на диван и похлопала рядом с собой.</text:p>
      <text:p text:style-name="P48">Я поставил тарелку в шкафчик и вытер руки о передник.</text:p>
      <text:p text:style-name="P48">– Дэш, это плохая идея. Давай, я лучше тебе почитаю.</text:p>
      <text:p text:style-name="P48">– Хочу сказку! – пегаска насупилась и отгородилась от меня подушкой. – Ты плохой!</text:p>
      <text:p text:style-name="P48">– Дэш! Я не помню ни черта!</text:p>
      <text:p text:style-name="P48">– Сказку!!! – подушка полетела в меня.</text:p>
      <text:p text:style-name="P48">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8">Дэш повернулась ко мне спиной и стала подозрительно шмыгать носом.</text:p>
      <text:p text:style-name="P48">Я подошёл к дивану и сел рядом, развернув её к себе.</text:p>
      <text:p text:style-name="P48"><text:soft-page-break/>– Ну ладно. Сама напросилась!</text:p>
      <text:p text:style-name="P48">Я задумался.</text:p>
      <text:p text:style-name="P48">…</text:p>
      <text:p text:style-name="P48">– Вот тебе сказка с моралью. Слушай.</text:p>
      <text:p text:style-name="P48">Я устроился на диване, положив под ноги подушку, на которой тут же примостилась и пегаска.</text:p>
      <text:p text:style-name="P48">– Однажды в кувшин с молоком попали две жабы…</text:p>
      <text:p text:style-name="P48">– Бггг! Уже смешно! – заржала Дэш. – <text:s/>Как могли жабы попасть в кувшин? Он же высокий? Жабы прыгают низко. Может, это было блюдце?</text:p>
      <text:p text:style-name="P48">– Нет! – упёрся я. – Кувшин! Иначе морали не получится! Жабы… эээ… свалились в него с кантерлотской скалы.</text:p>
      <text:p text:style-name="P48">– Ух ты! Круто! А что они там делали?</text:p>
      <text:p text:style-name="P48">– Дэш! Как я могу рассказывать, если ты постоянно меня перебиваешь?</text:p>
      <text:p text:style-name="P48">– Ну пожалуйста! Больше не буду, только объясни, как жабы оказались в Кантерлоте?</text:p>
      <text:p text:style-name="P48">–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8">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8">– Вау! Прикольно!</text:p>
      <text:p text:style-name="P48">–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8">– А потом?</text:p>
      <text:p text:style-name="P48">–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8">Пегаска затряслась от смеха. Потом, прервавшись, строго спросила с меня:</text:p>
      <text:p text:style-name="P48">– А какая тут мораль? Ты говорил, в этой сказке будет мораль!</text:p>
      <text:p text:style-name="P48">– Мораль? Э-э-э... Мораль тут такая. – <text:s/>мрачно заявил я. – Не умеешь летать — не суйся к принцессе!</text:p>
      <text:p text:style-name="P48">– Хорошая… ммм… сказка… – пробормотала пегаска сонно. Зевнув во весь рот она потянулась и, обняв мою ногу, заснула.</text:p>
      <text:p text:style-name="P48">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8">Я пожал плечами, устроился поудобнее и укрылся одеялом.</text:p>
      <text:p text:style-name="P48">…</text:p>
      <text:p text:style-name="P48">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8">Скррржжжж… Скррржжж… Скррржжж…</text:p>
      <text:p text:style-name="P48">Снаружи раздался скрежет. В глубокой ночи, посреди абсолютной тишины этот тихий <text:s/>звук таил необъяснимую угрозу.</text:p>
      <text:p text:style-name="P48"><text:soft-page-break/>Скррржжжж… Скррржжж…</text:p>
      <text:p text:style-name="P48">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8">На земле прямо перед фургоном сидела кобылка-жеребёнок и, зажав в зубах гвоздь, выцарапывала что-то на жестяной крышке коробки из-под конфет.</text:p>
      <text:p text:style-name="P48">– Что ты тут делаешь так поздно? Где твои родители? – вздохнув с облегчением, спросил я.</text:p>
      <text:p text:style-name="P48">Выйдя из фургона, я подошёл к жеребёнку и посветил на жестянку.</text:p>
      <text:p text:style-name="P48">– Чем ты тут занимаешься?</text:p>
      <text:p text:style-name="P48">Жеребёнка молча смотрела на меня, зажав гвоздь в зубах. На жестянке были коряво выцарапаны буквы.</text:p>
      <text:p text:style-name="P48">«<text:span text:style-name="T65">37 пни</text:span></text:p>
      <text:p text:style-name="P59">24пн</text:p>
      <text:p text:style-name="P59">15</text:p>
      <text:p text:style-name="P48"><text:span text:style-name="T28">1</text:span>»</text:p>
      <text:p text:style-name="P48">– Что это за цифры? – спросил я.</text:p>
      <text:p text:style-name="P48">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101"><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48">«<text:span text:style-name="T28">Добро пожаловать в Груммингтон! Вам здесь рады!</text:span></text:p>
      <text:p text:style-name="P48"><text:span text:style-name="T28">Население города </text:span><text:span text:style-name="T65">302 пони</text:span><text:span text:style-name="T28">.</text:span></text:p>
      <text:p text:style-name="P48"><text:span text:style-name="T65">250 пони</text:span><text:span text:style-name="T28">.</text:span></text:p>
      <text:p text:style-name="P48"><text:span text:style-name="T65">125 поней</text:span><text:span text:style-name="T28">.</text:span></text:p>
      <text:p text:style-name="P48"><text:span text:style-name="T28">54 паня.</text:span>»</text:p>
      <text:p text:style-name="P48">У меня от волнения пересохло в горле.</text:p>
      <text:p text:style-name="P48">– Ты хочешь сказать, этой ночью из населения осталась ты одна? – хрипло спросил я.</text:p>
      <text:p text:style-name="P48">Кобылка кивнула и снова показала на жестянку и вверх.</text:p>
      <text:p text:style-name="P48">– Макс! Оглянись! – тревожно воскликнула Дэш у меня за спиной.</text:p>
      <text:p text:style-name="P48">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8">– Дэш! Быстро!</text:p>
      <text:p text:style-name="P48">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8">УУУУУУРРРРРРГГГГХХХХХХХ!!!<text:span text:style-name="T9">&lt;</text:span><text:span text:style-name="T56">Metallica-Enter Sandman</text:span><text:span text:style-name="T9">&gt;</text:span></text:p>
      <text:p text:style-name="P48">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8">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48">– Макс, запрыгивай!</text:p>
      <text:p text:style-name="P48">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1"/>
      <text:p text:style-name="P51">0</text:p>
      <text:p text:style-name="P48"/>
      <text:p text:style-name="P48">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8"/>
      <text:h text:style-name="Heading_20_2" text:outline-level="2">15. Филлидельфия</text:h>
      <text:p text:style-name="P42">&lt;<text:span text:style-name="T55">Elo - Sorrow about to fall</text:span>&gt;</text:p>
      <text:p text:style-name="P42">&lt;<text:span text:style-name="T55">Kiss – I Was Made For Lovin’ You</text:span>&gt;</text:p>
      <text:p text:style-name="P48">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8">Я поднял кусок газеты, прибитый ветром к ограждению и быстро пробежался по заголовкам.</text:p>
      <text:p text:style-name="P48">«<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48">На ближайшем же столбе висело объявление, в котором за мою голову уже предлагалось двадцать пять тысяч.</text:p>
      <text:p text:style-name="P48">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48">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8">–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8">Пегаска взмахнула крыльями для эффекта. Неожиданно для неё и меня, взмах крыльев подбросил её вверх на хороший метр.</text:p>
      <text:p text:style-name="P48">– Какого се… – пегаска приземлилась на круп, изумлённо глядя на свои крылья. – ...на!</text:p>
      <text:p text:style-name="P48"><text:soft-page-break/>Подумав немного, Дэш выбралась из упряжи и что есть мочи замахала крыльями.</text:p>
      <text:p text:style-name="P48">–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8">–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8">Я перевязывал пегаске голову, когда мне в голову пришла идея. Я указал на валяющийся рядом с нами самокат.</text:p>
      <text:p text:style-name="P48">– Дэш, ты ведь сможешь буксировать его на лету?</text:p>
      <text:p text:style-name="P48">– Этот? Конечно могу! Плёвое дело!</text:p>
      <text:p text:style-name="P48">– А со мной?</text:p>
      <text:p text:style-name="P48">– Хмм. Понимаю, к чему ты клонишь.</text:p>
      <text:p text:style-name="P48">Пегаска критически оглядела меня.</text:p>
      <text:p text:style-name="P48">–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48">…</text:p>
      <text:p text:style-name="P48">Когда дорожное покрытие слилось в сплошную серую полосу, а руль самоката начал у меня в руках вибрировать от скорости, я заорал:</text:p>
      <text:p text:style-name="P48">– Дэ-э-э-ш!!! Сто-о-ой!!! Хватит! Испытание пройдено! Не увлекайся!!!</text:p>
      <text:p text:style-name="P48">Пегаска приземлилась и, выплюнув поводья изо рта, встала в гордую позу.</text:p>
      <text:p text:style-name="P48">– Я ещё и не начинала, между прочим! Так, только чуть-чуть размялась!</text:p>
      <text:p text:style-name="P48">Я положил самокат и на трясущихся ногах приближался к ней. Сердце ходило ходуном где-то в районе пяток.</text:p>
      <text:p text:style-name="P48">– Дэш, ты это нарочно? Про «клячу» и всё такое?</text:p>
      <text:p text:style-name="P48">– А что такое? – невинно спросила пегаска, полуобернувшись ко мне задом.</text:p>
      <text:p text:style-name="P48">– А ничего. – нарочито спокойно сказал я, демонстративно закатывая рукава.</text:p>
      <text:p text:style-name="P48">–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48">– <text:s/>А того, что я тебя сейчас!..</text:p>
      <text:p text:style-name="P48">ХЛОП!</text:p>
      <text:p text:style-name="P48">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48">– Бггг! – <text:s/>заржала пегаска. – Макс, не будь нытиком! Прикольная же шутка!</text:p>
      <text:p text:style-name="P48">–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48">–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48"><text:s/>Я потрепал пегаску между ушей.</text:p>
      <text:p text:style-name="P48">– Насчёт шуток я уже заметил. Не парься, я не сержусь. Вдобавок, не такой уж я и хрупкий, просто люблю перестраховаться.</text:p>
      <text:p text:style-name="P48">– Да? Это клёво. – успокоилась Дэш. – А можно попросить тебя об одной вещи?</text:p>
      <text:p text:style-name="P48">– Да?</text:p>
      <text:p text:style-name="P48">– Помнишь, я разревелась в Груммингтоне?</text:p>
      <text:p text:style-name="P48">– Ну да, было дело.</text:p>
      <text:p text:style-name="P48">– Забудь про это!</text:p>
      <text:p text:style-name="P48">– Почему? – озадачился я. – Ты тогда была такой милой тогда.</text:p>
      <text:p text:style-name="P48">Дэш насупилась и принялась ковырять копытом асфальт.</text:p>
      <text:p text:style-name="P48">–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48">Я пожал плечами.</text:p>
      <text:p text:style-name="P48">–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48">– Но ты не плачешь.</text:p>
      <text:p text:style-name="P48">Я задумался.</text:p>
      <text:p text:style-name="P48">–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48">– Ни фига себе! Куда ж может быть хуже? – воскликнула Дэш. – У вас что, все поголовно встают в восемь утра и едят сено на завтрак, обед и ужин?</text:p>
      <text:p text:style-name="P48">Я засмеялся.</text:p>
      <text:p text:style-name="P48">– Кто-то встаёт и раньше. Но не в этом проблема. У нас... Как бы это сказать... очень холодно.</text:p>
      <text:p text:style-name="P48">–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48">– Нет, я не то имел ввиду. Холодно не в физическом смысле. В душевном.</text:p>
      <text:p text:style-name="P48">Пегаска всмотрелась мне в лицо, как будто впервые видя его.</text:p>
      <text:p text:style-name="P48">– Ты имеешь ввиду, что тебе утром некому сказать: «Привет, хорошего дня»?</text:p>
      <text:p text:style-name="P48">– Да, примерно это я имел ввиду.</text:p>
      <text:p text:style-name="P48">– Сочувствую. Без друзей не прикольно. Всем нужны друзья. Даже Дискорду, дискорд его забери!</text:p>
      <text:p text:style-name="P48">Пегаска вдруг стала на задние ноги, положив передние мне на плечи.</text:p>
      <text:p text:style-name="P48">– Макс! В Эквестрии у тебя всегда будут друзья, что бы ни случилось!</text:p>
      <text:p text:style-name="P48">Я растроганно обнял пегаску и погладил её по шее.</text:p>
      <text:p text:style-name="P48">– Спасибо, Дэш. Это просто здорово!</text:p>
      <text:p text:style-name="P48">…</text:p>
      <text:p text:style-name="P48">Оставляя на прилавке очередной пустующей филлидельфийской лавки монетку, я озабоченно заметил:</text:p>
      <text:p text:style-name="P48"><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48">– Ты чего? – не поняла шутки пегаска. – А как же твоё участие в эксперименте?</text:p>
      <text:p text:style-name="P48">– Ты меня всё равно как-нибудь вытащишь. – отмахнулся я. – Лучше помоги искать палатку.</text:p>
      <text:p text:style-name="P48">–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48">Я пропустил замечание пегаски мимо ушей и продолжил паковать рюкзак.</text:p>
      <text:p text:style-name="P48">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48">– Надеюсь, с ним ничего не случится. – озабоченно сказал я. – Иначе придётся объясняться с Трикси.</text:p>
      <text:p text:style-name="P48">– Ерунда! В крайнем случае, купишь ей новый. – отмахнулась пегаска. – Ты не представляешь, как я рада, что избавилась от него!</text:p>
      <text:p text:style-name="P48">Пегаска взлетела и осторожно потянула упряжь. Потом приземлилась и недовольно глянула на меня.</text:p>
      <text:p text:style-name="P48">– Скидывай! – скомандовала пегаска, указав на рюкзак.</text:p>
      <text:p text:style-name="P48">– В чём дело?</text:p>
      <text:p text:style-name="P48">Пегаска молча потянула зубами за шлейку рюкзака, сдёргивая его с меня.</text:p>
      <text:p text:style-name="P48">– Дэш, ты чего?</text:p>
      <text:p text:style-name="P48">Пегаска раскрыла рюкзак и стала копаться в нём.</text:p>
      <text:p text:style-name="P48">– Я могу нести тебя, когда ты весишь семьдесят килограмм. – больший из двух котелков отправился в провал.</text:p>
      <text:p text:style-name="P48">– Я могу тянуть тебя, когда ты весишь восемьдесят килограмм. – две трети наших запасов картошки и ухнули следом.</text:p>
      <text:p text:style-name="P48">– Я могу тащить тебя, даже когда ты весишь девяносто! – насос и запасное колесо к самокату улетели туда же.</text:p>
      <text:p text:style-name="P48">– Но мы не договаривались, что ты будешь весить под сто десять только потому, что дорвался до бесплатных магазинов! Лягать, это уже слишком!</text:p>
      <text:p text:style-name="P48">– Погоди, Дэш, консервы-то не выкидывай! Ты ж сама говорила, что только-только размялась и всё такое. <text:span text:style-name="T66">И магазин</text:span>ы вовсе<text:span text:style-name="T66"> не </text:span>бесплатные<text:span text:style-name="T66"> <text:s/></text:span>— я оставлял там деньги — последние, кстати. Дай, я сам отберу припасы...</text:p>
      <text:p text:style-name="P48">…</text:p>
      <text:p text:style-name="P48">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48">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48">– Я вижу скалу Кантерлот. Ещё день пути — и сворачиваем к Понивиллю.</text:p>
      <text:p text:style-name="P48">– А ты выдержишь?</text:p>
      <text:p text:style-name="P48">Пегаска фыркнула.</text:p>
      <text:p text:style-name="P48"><text:soft-page-break/>– Я-то выдержу. Самокат — нет.</text:p>
      <text:p text:style-name="P48">–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48">– Я уже думала над этим. Там часто встречаются пони. Тебя узнают.</text:p>
      <text:p text:style-name="P48">–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48">– «Трасса 52» – прочла Дэш на табличке. – Что-то я не помню тут никаких трасс. Наверное, недавно построили.</text:p>
      <text:p text:style-name="P48">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48">От скорости, которую мы развили на новой дороге у меня свистело в ушах. В какой-то момент я всё же услышал подозрительное скрипение.</text:p>
      <text:p text:style-name="P48">– Дэ-э-эш! Тормози-и-и!!!</text:p>
      <text:p text:style-name="P48">– Чего-о-о?! Не слышу!!!</text:p>
      <text:p text:style-name="P48">КРАК!!!</text:p>
      <text:p text:style-name="P48">Тот, кто станет делать качественные самокаты в Эквестрии — озолотится. Мой не выдержал испытания скоростью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48">…</text:p>
      <text:p text:style-name="P55">Сияние. <text:span text:style-name="T66">Оно п</text:span>овсюду. <text:span text:style-name="T66">Нет верха и низа, нет направлений и расстояний. Нет м</text:span>ыслей. Нет чувств. Нет времени. Есть только бесконечное сияние.</text:p>
      <text:p text:style-name="P55"><text:s/>В какой-то момент пришло осознание.</text:p>
      <text:p text:style-name="P5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5">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55">– Док, позавчерашний приходит в сознание!</text:p>
      <text:p text:style-name="P55">– Следи за давлением.</text:p>
      <text:p text:style-name="P55">В поле зрения появляется предмет. Сквозь ресницы видны только его расплывчатые очертания. Предмет движется, проводя какие-то манипуляции.</text:p>
      <text:p text:style-name="P55">Я открываю глаза и вижу фигуру в голубом.</text:p>
      <text:p text:style-name="P5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5">– Больной, как вы себя чувствуете? Вы можете назвать своё имя?</text:p>
      <text:p text:style-name="P55">Я закрываю глаза и пытаюсь вспомнить.</text:p>
      <text:p text:style-name="P55"><text:soft-page-break/>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5">Я вспомнил почти всё. Моё имя? Осталось вспомнить имя. Меня зовут...</text:p>
      <text:p text:style-name="P55">– Ма-а-акс! Ма-а-акс! Ма-а-акс!</text:p>
      <text:p text:style-name="P5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5">Я открываю глаза и вижу фигуру в голубом.</text:p>
      <text:p text:style-name="P48">…</text:p>
      <text:p text:style-name="P48">Сознание с трудом возвратилось в гудевшую <text:span text:style-name="T6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48">– Ма-а-акс! Ма-а-акс! Встава-а-ай!</text:p>
      <text:p text:style-name="P48">– И как я, интересно, могу встать, если ты стоишь прямо надо мной? – с трудом отвечаю я.</text:p>
      <text:p text:style-name="P48">– Хорош умничать! – буркнула пегаска сквозь слёзы. – Макс?!!</text:p>
      <text:p text:style-name="P48">Я был полузадушен силой объятий пегаски.</text:p>
      <text:p text:style-name="P48">– Что-то я слишком часто реву с тех пор, как мы познакомились. – пробормотала Дэш, прижавшись ко мне. – Это не круто.</text:p>
      <text:p text:style-name="P48">– Ещё как круто! – утешил пегаску я. – Ты мне всю рубашку промочила. Прямо как водомётная машина.</text:p>
      <text:p text:style-name="P48">– <text:span text:style-name="T66">А т</text:span>ы вставать не хотел! Я очень-очень испугалась. <text:span text:style-name="T66">Всё-таки, д</text:span>урацкая это была затея с самокатом! Если бы можно было вернуться к фургону!</text:p>
      <text:p text:style-name="P48">–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48">Дэш почесала в затылке.</text:p>
      <text:p text:style-name="P48">–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48">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48">Вроде, не издевается.</text:p>
      <text:p text:style-name="P48">– Дэш!</text:p>
      <text:p text:style-name="P48">– Ась?</text:p>
      <text:p text:style-name="P48">Пегаска с невинным видом уставилась на меня, практически упёршись своим носом в мой.</text:p>
      <text:p text:style-name="P48"><text:soft-page-break/>– Я бегаю ещё хуже, чем ты таскаешь фургоны. То есть, чуть лучше, чем никак.</text:p>
      <text:p text:style-name="P48">Пегаска критически осмотрела меня и помотала головой.</text:p>
      <text:p text:style-name="P48">– Фиговые у тебя шутки. Не смешные.</text:p>
      <text:p text:style-name="P48">– Дэш, я не шучу.</text:p>
      <text:p text:style-name="P48">– Не верю. – пегаска провела крылом по моей ноге от пояса до пятки. – У тебя очень длинные ноги. Почти как у аликорнов. Ты не можешь плохо бегать.</text:p>
      <text:p text:style-name="P48">– И всё же это так. Я могу пробежать пару сотен метров, и на этом выдохнусь. Что неудивительно, учитывая тот образ жизни, что я вёл в прошлом мире.</text:p>
      <text:p text:style-name="P48"><text:span text:style-name="T9">–</text:span> А какой у тебя там был образ жизни?</text:p>
      <text:p text:style-name="P48"><text:span text:style-name="T9">–</text:span> Сидячий. Каждый день по восемь-десять часов в день на стуле, перед компьютером. Иногда и по двенадцать.</text:p>
      <text:p text:style-name="P48">У Дэш отвалилась челюсть.</text:p>
      <text:p text:style-name="P48"><text:span text:style-name="T9">–</text:span> Дискордовы яйца! Ты сидел в тюрьме? За что тебя посадили?</text:p>
      <text:p text:style-name="P48"><text:span text:style-name="T9">–</text:span> Я не сидел в тюрьме! У меня работа сидячая. Была. Программисты так работают, понимаешь? Сидя. У нас это в порядке вещей.</text:p>
      <text:p text:style-name="P48">Пегаска неверяще смотрела на меня. Потом её удивление сменилось сочувствием. Она схватилась за голову.</text:p>
      <text:p text:style-name="P48"><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9">о такие… гм… заклинания. Ты </text:span><text:span text:style-name="T38">пишешь</text:span><text:span text:style-name="T49"> программу, запускаешь её, а потом она делает что-то для тебя.</text:span></text:p>
      <text:p text:style-name="P36"><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6"><text:span text:style-name="T1">–</text:span> Вряд ли меня так можно называть. Очень далёкие параллели. <text:span text:style-name="T1">И у</text:span> нас совсем нет магии.</text:p>
      <text:p text:style-name="P48"><text:span text:style-name="T5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0">– Не парься. Просто исходи из того, что до Понивилля мы доберёмся шагом. И ещё вот что…</text:p>
      <text:p text:style-name="P50">– Да?</text:p>
      <text:p text:style-name="P50">– Слезь с меня наконец!</text:p>
      <text:p text:style-name="P50"/>
      <text:p text:style-name="P49">***</text:p>
      <text:p text:style-name="P48"/>
      <text:p text:style-name="P48">Два дня спустя…</text:p>
      <text:p text:style-name="P48"/>
      <text:p text:style-name="P48">Мы стояли на берегу Сёдельного озера. Дэш озадаченно осматривалась.</text:p>
      <text:p text:style-name="P50">–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0">–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0"><text:soft-page-break/>Пегаска <text:span text:style-name="T9">сконфужено</text:span> заметила:</text:p>
      <text:p text:style-name="P50">– Я в этих краях впервые. И обычно я путешествую по воздуху или поездом.</text:p>
      <text:p text:style-name="P50">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0">–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0">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6">матюков мне</text:span> удалось замазать самые большие щели. За тестовый<text:span text:style-name="T66"> </text:span>получасовый заплыв<text:span text:style-name="T66"> </text:span>в лодку набралось всего две банки воды.</text:p>
      <text:p text:style-name="P50">– Ну что, отправляемся? – Дэш свеслилась с носа, глядя в зеленоватую воду. – Как лодку назовёшь, кэп?</text:p>
      <text:p text:style-name="P50">– «Две банки». – буркнул я.</text:p>
      <text:p text:style-name="P43"/>
      <text:p text:style-name="P43">…</text:p>
      <text:p text:style-name="P43">&lt;<text:bookmark text:name="eow-title"/><text:span text:style-name="T58">Haddaway - What is love </text:span>&gt;</text:p>
      <text:p text:style-name="P50">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0">И всё же это был славный заплыв! Медитативный плеск волн, ласково греющее спину солнце, крик чаек настроили меня на философский лад. </text:p>
      <text:p text:style-name="P50">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0">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0">– Макс. – прервала ход моих мыслей пегаска. – Наш путь заканчивается. В Понивилле мы расстанемся. Ты ничего не хочешь сказать?</text:p>
      <text:p text:style-name="P50">– Что именно? – вопрос застал меня врасплох. Я прекратил грести и обернулся.</text:p>
      <text:p text:style-name="P50">– Ну… – пегаска смутилась. – Что у тебя на душе? Какие чувства? Ты правда совсем-совсем ничего не хочешь мне сказать?</text:p>
      <text:p text:style-name="P50">– Да вроде нет. Ни о чём не думал вообще.</text:p>
      <text:p text:style-name="P50">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0">– Значит, тебе нечего мне сказать? Тогда я скажу! Ты врёшь, что ни о чём не думал! Ты опять думал о ней!</text:p>
      <text:p text:style-name="P50">– О ком?</text:p>
      <text:p text:style-name="P50">– О Селестии! Думаешь, я не видела твоё состояние, когда Трикси сообщила тебе о её исчезновении? Ты постоянно о ней думаешь! Так сильно, что вообще ничего вокруг не замечаешь!</text:p>
      <text:p text:style-name="P50"><text:soft-page-break/>Та-а-ак! Вот в чём дело, лягать меня в пузо! Пегаска ревнует! Какого хера? <text:span text:style-name="T66">Я не давал ей повода!</text:span></text:p>
      <text:p text:style-name="P50">– Это не твоё дело! – рявкнул я.</text:p>
      <text:p text:style-name="P50">– Ах, не моё?! Не моё после побега из центра Псинтела?! Не моё после обнимашек в фургоне?! Не моё после трассы 52?!! Ты… Ты…</text:p>
      <text:p text:style-name="P50">– Ты тоже не торопишься рассказать, что видела во сне во время заклинания Индрэ! – огрызнулся я. – Хотя это могло бы нам с Твайлайт здорово помочь с расшифровкой результатов эксперимента!</text:p>
      <text:p text:style-name="P50">– Да пожалуйста! – пегаска топнула ногой. – Нет там для вас ничего полезного! Но раз уж ты это вспомнил — на здоровье! Я видела во сне человека! И о<text:span text:style-name="T66">н жил с пони! И они </text:span>офигенски <text:span text:style-name="T66">любили друг друга! И у них </text:span>был<text:span text:style-name="T66"> </text:span>офигенский <text:span text:style-name="T66">секс! </text:span>И это было круто!<text:span text:style-name="T66"> </text:span>А ты… Ты <text:span text:style-name="T9">— н</text:span>е такой! Ты не любишь пони!!!</text:p>
      <text:p text:style-name="P50">С каждой фразой пегаска всё сильнее топала ногой. Последнюю фразу она завершила сокрушительным фумикоми.</text:p>
      <text:p text:style-name="P50">КРАК!</text:p>
      <text:p text:style-name="P50">– Ой! – пегаска поспешно отдёрнула ногу. Но было поздно.</text:p>
      <text:p text:style-name="P50">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0">Дэш в отчаянии стала грызть кончик копыта. Я выругался и повернулся к корме, чтоб выкинуть из рюкзака самые тяжёлые вещи. Последние десятки метров Сёдельного озера придётся проплыть.</text:p>
      <text:p text:style-name="P50">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0">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0">– Оставь меня в покое! Мне не нужна твоя помощь!!!</text:p>
      <text:p text:style-name="P50">Упёршись рукой ей в грудь, я надавил изо всех сил, одновременно разжимая хват её ног второй рукой.</text:p>
      <text:p text:style-name="P105">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106">ПЛЮХ! Оп-па!</text:p>
      <text:p text:style-name="P105">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10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104">Приволочив меня на берег, Дэш разжала зубы. Я успел перевернуться на спину, когда она со стоном повалилась на меня, раскинув крылья.</text:p>
      <text:p text:style-name="P50"><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0"><text:span text:style-name="T9">– </text:span>Выф-выф-вуф! <text:span text:style-name="T9">– </text:span>возразил я.</text:p>
      <text:p text:style-name="P50">Отпихнув от лица живот пегаски и выплюнув шерсть, я продолжил.</text:p>
      <text:p text:style-name="P50"><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0"><text:soft-page-break/><text:span text:style-name="T9">– </text:span>Бе-бе-бе! <text:span text:style-name="T9">– </text:span>устало передразнила меня Дэш. <text:span text:style-name="T9">– </text:span>Макс! Я <text:span text:style-name="T9">— </text:span>плохая пони, потому что хотела получить то, что мне не принадлежит. Но какой же ты всё-таки глупый! Пойми, смертные <text:span text:style-name="T9">— </text:span>всего лишь 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0">Я молчал, осмысливая услышанное. Злость ушла. Пришла печаль.</text:p>
      <text:p text:style-name="P50"><text:span text:style-name="T9">– </text:span>Дэш, я знаю. Просто не могу о ней забыть.</text:p>
      <text:p text:style-name="P50">Пегаска тяжело поднялась.</text:p>
      <text:p text:style-name="P50"><text:span text:style-name="T9">– </text:span>Везёт же некоторым. <text:span text:style-name="T9">– </text:span>пробормотала она, раскрывая крылья для просушки.</text:p>
      <text:p text:style-name="P50">…</text:p>
      <text:p text:style-name="P50"><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0">Я сидел на песке, прижимаясь спиной к спине пегаски. Её раскрытые крылья защищали меня от ветра.</text:p>
      <text:p text:style-name="P50"><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3">Макс, ты весь дрожишь! Тебе надо просушить шерсть. </text:span>Снимай-ка одежду! <text:span text:style-name="T9">–</text:span> <text:span text:style-name="T1">с</text:span>командовала Дэш.</text:p>
      <text:p text:style-name="P105"><text:span text:style-name="T9">–</text:span> У меня нет шерсти. Хотя ты права, одежду нужно просушить.</text:p>
      <text:p text:style-name="P105">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05"><text:span text:style-name="T9">–</text:span> Куда это ты спрятался? <text:span text:style-name="T9">–</text:span> <text:span text:style-name="T1">з</text:span>аросли вербы раздвинулись, пропуская пегаску.</text:p>
      <text:p text:style-name="P105"><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05">Дэш удивлённо наблюдала за этой суматохой.</text:p>
      <text:p text:style-name="P105"><text:span text:style-name="T9">–</text:span> Ты чего? <text:span text:style-name="T9">–</text:span> <text:span text:style-name="T1">в</text:span> конце-концов озадаченно спросила она. <text:span text:style-name="T9">–</text:span> Что-то не так?</text:p>
      <text:p text:style-name="P105"><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05"><text:span text:style-name="T9">–</text:span> А с кем не так? Со мной? С тобой? Или вообще? <text:span text:style-name="T9">–</text:span> <text:span text:style-name="T1">д</text:span>опытывалась пегаска.</text:p>
      <text:p text:style-name="P105"><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05"><text:span text:style-name="T9">–</text:span> Ну и?</text:p>
      <text:p text:style-name="P105"><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05"><text:span text:style-name="T9">–</text:span> А какой смысл в этом правиле? Какую цель оно преследует?</text:p>
      <text:p text:style-name="P105"><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text:span text:style-name="T1">социальное </text:span>табу.</text:p>
      <text:p text:style-name="P105"><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05"><text:span text:style-name="T9">–</text:span> Вот видишь, ты меня правильно поняла. Описанные тобой табу у нас, кстати, тоже есть.</text:p>
      <text:p text:style-name="P105"><text:soft-page-break/><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05">С этими словами она просунула шею мне за спину и дёрнула зубами за узел из рукавов куртки. Узел ослаб.</text:p>
      <text:p text:style-name="P105"><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05">От рывка я сел на песок, выпустив куртку. Дэш закинула её повыше на куст и повернулась ко мне.</text:p>
      <text:p text:style-name="P105"><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05">Я не ответил.</text:p>
      <text:p text:style-name="P105">Пегаска подошла поближе и села, прижавшись тёплым боком ко мне.</text:p>
      <text:p text:style-name="P105"><text:span text:style-name="T9">–</text:span> Ты молчишь. Я опять рассердила тебя, да? У меня постоянно с этим проблемы. <text:span text:style-name="T9">–</text:span> Дэш напряжённо смотрела в одну точку прямо перед собой. Её шерсть не могла скрыть мелко дрожи. <text:span text:style-name="T9">–</text:span> 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05">Пегаска участливо попыталась просунуть нос мне под руку, пытаясь оторвать моё лицо от колен.</text:p>
      <text:p text:style-name="P105"><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05">Я в ответ облапил её и уткнулся носом ей в шею, заодно вытерев об неё слёзы смеха.</text:p>
      <text:p text:style-name="P105"><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а под конец сорвать штаны и… <text:span text:style-name="T9">–</text:span> тут Дэш сама прыснула от смеха.</text:p>
      <text:p text:style-name="P68">Вдоволь отсмеявшись, Дэш ткнула меня носом в грудь и спросила:</text:p>
      <text:p text:style-name="P68"><text:span text:style-name="T9">–</text:span> И?</text:p>
      <text:p text:style-name="P68"><text:span text:style-name="T9">–</text:span> Что “и”?</text:p>
      <text:p text:style-name="P68"><text:span text:style-name="T9">–</text:span> Ты сказал: “ А под конец сорвать штаны и…” <text:span text:style-name="T9">–</text:span> вот я и хочу знать, что “и”?</text:p>
      <text:p text:style-name="P68">Я смутился.</text:p>
      <text:p text:style-name="P68"><text:span text:style-name="T9">–</text:span> Да ничего… Не бери в голову.</text:p>
      <text:p text:style-name="P68"><text:span text:style-name="T9">–</text:span> А я хочу брать! Какой ты всё-таки… <text:span text:style-name="T9">–</text:span> Дэш встала, потянувшись сначала передней половиной, потом задней.</text:p>
      <text:p text:style-name="P68"><text:span text:style-name="T9">–</text:span> Какой?</text:p>
      <text:p text:style-name="P68"><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68"><text:span text:style-name="T9">–</text:span> Короче, решай. <text:span text:style-name="T9">–</text:span> <text:span text:style-name="T1">е</text:span>ё нос почти касался моего. <text:span text:style-name="T9">–</text:span> Или я тебя отношу сейчас обратно в Понивилль и мы обо всём забываем, или ты… мы… в общем, ты понял? Или мне сказать по слогам?</text:p>
      <text:p text:style-name="P68">Я глядел на пегаску и не мог поверить, что она мне предлагает…</text:p>
      <text:p text:style-name="P68"><text:span text:style-name="T9">–</text:span> Дэш, ты..?</text:p>
      <text:p text:style-name="P68"><text:span text:style-name="T9">–</text:span> Да, Дискорд тебя забери! Я предлагаю тебе ЗА-НЯТЬ-СЯ СЕК-СОМ со мной! <text:span text:style-name="T9">–</text:span> <text:span text:style-name="T1">п</text:span>очти зло отчеканила пегаска. <text:span text:style-name="T9">–</text:span> Я хочу, чтоб ты покрыл меня!</text:p>
      <text:p text:style-name="P68"><text:soft-page-break/>Я просто смотрел на неё и молчал. В голове было пусто.</text:p>
      <text:p text:style-name="P68">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68">К чёрту всё!</text:p>
      <text:p text:style-name="P68"><text:span text:style-name="T9">–</text:span> Дэш!</text:p>
      <text:p text:style-name="P68"><text:span text:style-name="T9">–</text:span> Да? <text:span text:style-name="T9">–</text:span> как-то тихо и печально отозвалась пегаска, снова наклонившись ко мне.</text:p>
      <text:p text:style-name="P68">Я привстал на локте, притянул её голову к себе и поцеловал.</text:p>
      <text:p text:style-name="P68">Медленно, как в замедленной съёмке, сгибая ноги, Дэш опустилась на меня, издав протяжный вздох и расслабив крылья.</text:p>
      <text:p text:style-name="P68"><text:span text:style-name="T9">–</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68"><text:span text:style-name="T9">–</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68"><text:span text:style-name="T9">–</text:span> Ничего себе!</text:p>
      <text:p text:style-name="P68"><text:span text:style-name="T9">–</text:span> А ты как думал, откуда взялись пони-пегасы и пони-единороги?</text:p>
      <text:p text:style-name="P68"><text:span text:style-name="T9">–</text:span> Я думал, они всегда были.</text:p>
      <text:p text:style-name="P68"><text:span text:style-name="T9">–</text:span> Не всегда. Пегасы произошли от земных пони и грифонов. Пони-единороги <text:span text:style-name="T9">–</text:span> от земных пони и диких единорогов.</text:p>
      <text:p text:style-name="P68"><text:span text:style-name="T9">–</text:span> А что это за дикие единороги?</text:p>
      <text:p text:style-name="P68"><text:span text:style-name="T9">–</text:span> Сейчас они почти не встречаются. У них хвосты как у льва <text:span text:style-name="T1">—</text:span> с кисточкой на конце. И раздвоенные копыта.</text:p>
      <text:p text:style-name="P68"><text:span text:style-name="T9">–</text:span> А аликорны от кого произошли? От пегасов и единорогов?</text:p>
      <text:p text:style-name="P68"><text:span text:style-name="T9">–</text:span> Нет, <text:span text:style-name="T9">–</text:span> отрицательно покачала головой Дэш. <text:span text:style-name="T9">–</text:span> Никто не знает, как появились аликорны. Одно я знаю точно: если единорог спарится с пегасом, аликорна не получится.</text:p>
      <text:p text:style-name="P68"><text:span text:style-name="T9">–</text:span> Что ж, спасибо, что просветила. Однако…</text:p>
      <text:p text:style-name="P68"><text:span text:style-name="T9">–</text:span> Что?</text:p>
      <text:p text:style-name="P68"><text:span text:style-name="T9">–</text:span> Ты лежишь на мне.</text:p>
      <text:p text:style-name="P68"><text:span text:style-name="T9">–</text:span> Ну да, лежу, <text:span text:style-name="T9">–</text:span> Дэш ехидно улыбнулась и заёрзала животом. <text:span text:style-name="T9">–</text:span> А что?</text:p>
      <text:p text:style-name="P68"><text:span text:style-name="T9">–</text:span> А то, что в таком положении я до тебя не достану! У тебя слишком высоко расположена... ммм… анатомия.</text:p>
      <text:p text:style-name="P68"><text:span text:style-name="T9">–</text:span> Потерпи чуть-чуть, <text:span text:style-name="T9">–</text:span> пегаска хихикнула и снова заёрзала животом, прижав его ко мне. <text:span text:style-name="T9">–</text:span> Мне прикольно тебя ощущать своим вымечком.</text:p>
      <text:p text:style-name="P68">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68"><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68">Пегаска замерла и прикоснулась своим носом к моему.</text:p>
      <text:p text:style-name="P68"><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68">Я начал почёсывать её шею у основания гривы. Её грива щекотала мне грудь и я перебросил её на другую сторону.</text:p>
      <text:p text:style-name="P68"><text:soft-page-break/><text:span text:style-name="T9">–</text:span> Не страшно. Но чертовски необычно.</text:p>
      <text:p text:style-name="P68">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68"><text:span text:style-name="T9">–</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68"><text:span text:style-name="T9">–</text:span> Эт-то магия-а-а-а.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предплечье. Дыхание у неё стало прерывистым.</text:p>
      <text:p text:style-name="P68"><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68"><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68"><text:span text:style-name="T9">–</text:span> Дэш, <text:span text:style-name="T9">–</text:span> рассмеялся я, <text:span text:style-name="T9">–</text:span> отпусти ухо!</text:p>
      <text:p text:style-name="P68"><text:span text:style-name="T9">–</text:span> Отпускаю, <text:span text:style-name="T9">–</text:span> шепнула пегаска мне в ухо. <text:span text:style-name="T9">–</text:span> А ты вытаскивай из меня палец и займись делом.</text:p>
      <text:p text:style-name="P68">С этими словами пегаска встала.</text:p>
      <text:p text:style-name="P69">***</text:p>
      <text:p text:style-name="P68">Последние полчаса мы просто лежали на пляже и нежились под вечерним солнцем, когда Дэш вскочила на ноги.</text:p>
      <text:p text:style-name="P68"><text:span text:style-name="T9">–</text:span> Мы опаздываем! Рэрити назначила на восемь часов вечера у Твайлайт!</text:p>
      <text:p text:style-name="P68"><text:span text:style-name="T9">&lt;</text:span><text:span text:style-name="T20">Р/Д отправляется в сон до Рэрити и там вспоминает Леро/Листа.</text:span><text:span text:style-name="T9">&gt;</text:span></text:p>
      <text:p text:style-name="P68">Пока я одевался, пегаска в нетерпении рыла копытом землю.</text:p>
      <text:p text:style-name="P68"><text:span text:style-name="T9">–</text:span> Оделся? Хватайся! <text:span text:style-name="T9">–</text:span> Дэш подпрыгнула и зависла у меня над головой, давая схватиться за ноги.</text:p>
      <text:p text:style-name="P68">И мы понеслись…</text:p>
      <text:p text:style-name="P68"/>
      <text:p text:style-name="P111"/>
      <text:p text:style-name="P80"/>
      <text:p text:style-name="P50"/>
      <text:p text:style-name="P50"/>
      <text:p text:style-name="P50"/>
      <text:p text:style-name="P50"/>
      <text:p text:style-name="P50"/>
      <text:p text:style-name="P50"/>
      <text:p text:style-name="P50"/>
      <text:p text:style-name="P50"/>
      <text:p text:style-name="P43">&lt;<text:span text:style-name="T21">Самбу устроит Луна в парящем кантерлотском дворце — для успокоения и примирения пони</text:span></text:p>
      <text:p text:style-name="P28">Bee Gees – You Should Be dancing<text:span text:style-name="T29">&gt;</text:span></text:p>
      <text:p text:style-name="P50"/>
      <text:p text:style-name="P103"><text:soft-page-break/><text:s/>Если, конечно, не хочешь прокатить меня верхом.</text:p>
      <text:p text:style-name="P32">Дэш вся зарделась и пробормотала:</text:p>
      <text:p text:style-name="P32">– Ну ты крут! Сразу берёшь кобылу за холку! Сначала ж, вроде, я тебе букет ромашек подарить должна, не?</text:p>
      <text:p text:style-name="P32">– Ты это про что? – не понял я. – Я пошутил, вообще-то. </text:p>
      <text:p text:style-name="P58"/>
      <text:p text:style-name="P42">&lt;<text:span text:style-name="T21">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48"/>
      <text:p text:style-name="P79"/>
      <text:p text:style-name="P48"/>
      <text:p text:style-name="P48">&lt;<text:span text:style-name="T20">Добавить в фанфик плетение шуточных интриг принцессами друг против дружки</text:span>&gt;</text:p>
      <text:p text:style-name="P48"/>
      <text:p text:style-name="P42">&lt;<text:span text:style-name="T21">В газетах сообщается о падении Клаудсдейла</text:span>&gt;</text:p>
      <text:p text:style-name="P42"/>
      <text:p text:style-name="P42">&lt;<text:span text:style-name="T21">В сцене прощания (во сне): </text:span></text:p>
      <text:p text:style-name="P42"><text:span text:style-name="T21">- Учти, я нисколечко не жалею о наших поебушках! Даже если это было и не по-настоящему! А если по-настоящему — тем более!</text:span>&gt;</text:p>
      <text:p text:style-name="P48"/>
      <text:p text:style-name="P42">&lt;<text:span text:style-name="T21">Глава 15: Филлидельфия, поход к Вечнодикому лесу, 34, Понивилль</text:span></text:p>
      <text:p text:style-name="P31">Глава 16: Эксперимент в Понивилле, сон Макса</text:p>
      <text:p text:style-name="P31">Глава 17: Возвращение в Кантерлот. Переговоры с Луной. Крушение Кантерлота. Появление парящего Замка</text:p>
      <text:p text:style-name="P31">Глава 18: Возвращение к Замку Двух Сестёр на парящем замке.</text:p>
      <text:p text:style-name="P42"><text:span text:style-name="T21">Дальше — использовать по-максимуму уже написанное</text:span>&gt;</text:p>
      <text:p text:style-name="P48"/>
      <text:p text:style-name="P48"/>
      <text:p text:style-name="P42">&lt;<text:span text:style-name="T21">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42"/>
      <text:p text:style-name="P42">&lt;<text:span text:style-name="T21">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2"/>
      <text:p text:style-name="P42">&lt;<text:span text:style-name="T21">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2"/>
      <text:p text:style-name="P42">&lt;<text:span text:style-name="T21">У Вечнодикого леса Дэш сама рассказывает Максу сказку о Ксенофилии</text:span>&gt;</text:p>
      <text:p text:style-name="P48"/>
      <text:p text:style-name="P31"><text:soft-page-break/>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1">Потом:</text:p>
      <text:p text:style-name="P31">- Учти, мне ни капельки не стыдно за наши поебушки.</text:p>
      <text:p text:style-name="P48"/>
      <text:p text:style-name="P48"/>
      <text:p text:style-name="P42"/>
      <text:p text:style-name="P42">- <text:span text:style-name="T1">Почему ты не хочешь сказать, что ты увидела во время эксперимента? Почему ты сказала: «Человеки рулят»?</text:span></text:p>
      <text:p text:style-name="P48">- Это к делу не относится. - в который раз угрюмо ответила Дэш.</text:p>
      <text:p text:style-name="P42">- <text:span text:style-name="T1">Думаешь, я не видел, как ты следила за мной в Понивиле??!</text:span></text:p>
      <text:p text:style-name="P48">-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48">Дэш помчалась в лес не разбирая дороги.</text:p>
      <text:p text:style-name="P48"/>
      <text:p text:style-name="P42">&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48"/>
      <text:p text:style-name="P121"><text:span text:style-name="T9"><text:s/>&lt;</text:span><text:span text:style-name="T25"> - </text:span><text:span text:style-name="T20">Я не могу быть вашим спасителем! Я намного хуже и испорченнее вас!</text:span><text:span text:style-name="T9">&gt;</text:span></text:p>
      <text:p text:style-name="P48"/>
      <text:p text:style-name="P42">&lt;<text:span text:style-name="T21">Главы с Максом и Дэш — в стиле «Криминального чтива»</text:span>&gt;</text:p>
      <text:p text:style-name="P48"/>
      <text:p text:style-name="P42">&lt;<text:span text:style-name="T20"> - </text:span><text:span text:style-name="T21">Но ты сгоришь! Я не готова без помощи Селестии провести эксперимент на тебе!</text:span></text:p>
      <text:p text:style-name="P31">Я устало закрыл глаза.</text:p>
      <text:p text:style-name="P42"><text:span text:style-name="T20">- </text:span><text:span text:style-name="T21">Плевать! </text:span><text:span text:style-name="T20">Show must go on! </text:span><text:span text:style-name="T21">Проводи по-любому. Буду надеяться на твоё мастерство</text:span>&gt;</text:p>
      <text:p text:style-name="P42"/>
      <text:p text:style-name="P42">&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2"/>
      <text:p text:style-name="P33"/>
      <text:p text:style-name="P33"/>
      <text:p text:style-name="P33">- Сестра <text:s/>всегда норовила спихнуть тяжёлую задачу на кого-нибудь другого!</text:p>
      <text:p text:style-name="P33">- А также совместить приятное с полезным. - заметил я.</text:p>
      <text:p text:style-name="P33">Луна бросила на меня тяжёлый взгляд.</text:p>
      <text:p text:style-name="P33">-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3">- Тогда зачем она..?</text:p>
      <text:p text:style-name="P33"><text:soft-page-break/>-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3">Меня как будто окатило ледяным душем. Не любовь и даже не дружба. Просто плата за услугу… Даже не дружба...</text:p>
      <text:p text:style-name="P33">- А другие? Они тоже… давали мне потому, что считали меня последним шансом?</text:p>
      <text:p text:style-name="P33">- Другие? Кто ещё?<text:span text:style-name="T10"> </text:span><text:span text:style-name="T57">С кем ещё у тебя были… отношения?</text:span></text:p>
      <text:p text:style-name="P29">- С Рэйнбоу Дэш — ответил я несчастным голосом. - И, может быть, с Пинки.</text:p>
      <text:p text:style-name="P29">-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9"/>
      <text:p text:style-name="P39"/>
      <text:p text:style-name="P29"/>
      <text:p text:style-name="P1"><text:span text:style-name="T21">В Понивилле</text:span><text:span text:style-name="T20"> — эксперимент с Воплощением Индрэ на </text:span><text:span text:style-name="T21">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0">. </text:span><text:span text:style-name="T21">Макс видит дерево реальностей Эквестрии и в своём сне-прошлом в</text:span><text:span text:style-name="T20">идит Селестию в очереди на вылет - </text:span><text:span text:style-name="T21">и в</text:span><text:span text:style-name="T20">идит, куда ведёт чёрный экран </text:span><text:span text:style-name="T21">(в мир людей)</text:span><text:span text:style-name="T20">. </text:span><text:span text:style-name="T21">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text:span><text:span text:style-name="T21">его выдернет из засасывающей реальности Макса обратно в Эквестрию</text:span><text:span text:style-name="T20">).</text:span><text:span text:style-name="T23">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9">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9">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9"/>
      <text:p text:style-name="P29">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9">Дальше — написано. Дискорда при возврате подменяет Трикси</text:p>
      <text:p text:style-name="P1">&gt;</text:p>
      <text:p text:style-name="P39">- <text:span text:style-name="T1">Ты же говорил, у нас нет магии?</text:span></text:p>
      <text:p text:style-name="P45">- Нет. Но что я, по-твоему, делал за тысячи лет заточения в статуе? Да я столько магии накопил, что могу вывернуть это мирок пару раз наизнанку! <text:span text:style-name="T66">Кстати, он от </text:span>э<text:span text:style-name="T66">того только лучше станет!</text:span></text:p>
      <text:p text:style-name="P45">- Но тогда ты мог бы захватить власть в Эквестрии?</text:p>
      <text:p text:style-name="P45"><text:soft-page-break/>- Мог бы. Но… Зачем? За эти годы я многое переосмыслил и понял: властвовать чертовски скучно! Куда интереснее строить козни изподтишка...</text:p>
      <text:p text:style-name="P39"/>
      <text:p text:style-name="P24"><text:span text:style-name="T12">&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2">&gt;</text:span></text:p>
      <text:p text:style-name="P26"/>
      <text:p text:style-name="P26">&lt;<text:span text:style-name="T1">Добавить в фанфик самбу</text:span>&gt;</text:p>
      <text:p text:style-name="P26"/>
      <text:p text:style-name="P33">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3">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3"/>
      <text:p text:style-name="P39">&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9">- В соответствии с законом от … «Об отсутствии одного из соправителей диархии» принимаю всю власть на себя!</text:p>
      <text:p text:style-name="P29">- <text:s/>Но этот закон Её Высочество, принцесса Селестия принимала для себя, чтобы разрешить ситуацию с вашим … ммм... пребыванием на Луне!</text:p>
      <text:p text:style-name="P39"><text:span text:style-name="T21">- В законе не указана конкретный соправитель Диархии!</text:span>&gt;</text:p>
      <text:p text:style-name="P39"/>
      <text:p text:style-name="P39">&lt;<text:span text:style-name="T21">Заговорщики таки подняли восстание после исчезновения Селестии. Они обвинили Луну и Макса в узурпации власти</text:span>&gt;</text:p>
      <text:p text:style-name="P39"/>
      <text:p text:style-name="P27">&lt;<text:span text:style-name="T1">Добавить рассуждения на этическую тему на грани катастрофы</text:span>&gt;</text:p>
      <text:p text:style-name="P27"/>
      <text:p text:style-name="P29">&lt;Добавить грозный выход Луны для противостояния повстанцам&gt;</text:p>
      <text:p text:style-name="P29"/>
      <text:p text:style-name="P27">&lt;<text:span text:style-name="T1">Селестия зовёт пони «моими маленькими», потому что они смертны, а она — нет.</text:span>&gt;</text:p>
      <text:p text:style-name="P30">&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9"/>
      <text:p text:style-name="P29"/>
      <text:p text:style-name="P39"/>
      <text:p text:style-name="P68"><text:span text:style-name="T9">–</text:span> Заклинания Свирла Бородатого обычно срабатывают без ошибок.</text:p>
      <text:p text:style-name="P68"><text:span text:style-name="T9">–</text:span> Если их правильно вызывают, <text:span text:style-name="T9">–</text:span> пробурчал возвратившийся Спайк, укладываясь в корзинку.</text:p>
      <text:p text:style-name="P68"><text:span text:style-name="T9">–</text:span> Что он имел ввиду?</text:p>
      <text:p text:style-name="P68"><text:soft-page-break/><text:span text:style-name="T9">–</text:span> Нууу, - Твайлайт смутилась, <text:span text:style-name="T9">–</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9">–</text:span> Единорожка опустила голову.</text:p>
      <text:p text:style-name="P68"/>
      <text:p text:style-name="P68"><text:span text:style-name="T9">&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9">&gt;</text:span></text:p>
      <text:p text:style-name="P72"/>
      <text:p text:style-name="P68"><text:span text:style-name="T9">–</text:span> Да, печально получилось <text:span text:style-name="T9">&lt;</text:span><text:span text:style-name="T21">и всего-то</text:span><text:span text:style-name="T1">?</text:span><text:span text:style-name="T9">&gt;</text:span>. Но вернёмся к заклинанию. Во второй раз вы вызвали его правильно <text:span text:style-name="T9">—</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8"><text:span text:style-name="T9">–</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8"><text:span text:style-name="T9">–</text:span> Нет, она мне ничего не говорила. Но, видишь ли, ваше королевство и вы сами описаны в моём мире в детском сериале.</text:p>
      <text:p text:style-name="P68"><text:span text:style-name="T9">–</text:span> Мы? Описаны? <text:span text:style-name="T9">–</text:span> Твайлайт от удивления открыла рот. <text:span text:style-name="T9">–</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8">Я покачал головой.</text:p>
      <text:p text:style-name="P68"><text:span text:style-name="T9">–</text:span> Вряд ли кто-то из людей побывал здесь до меня. До вас ведь никто не вызывал это заклинание Свирла?</text:p>
      <text:p text:style-name="P68"><text:span text:style-name="T9">–</text:span> Нет. Собрание столь сильных магов запомнилось бы.</text:p>
      <text:p text:style-name="P68"><text:span text:style-name="T9">–</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68"><text:span text:style-name="T9">–</text:span> Вам нравятся рассказы про Эквестрию? <text:span text:style-name="T9">–</text:span> Твайлайт улыбнулась.</text:p>
      <text:p text:style-name="P68"><text:span text:style-name="T9">–</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8"><text:span text:style-name="T9">–</text:span> Брони?</text:p>
      <text:p text:style-name="P68"><text:span text:style-name="T9">–</text:span> Так называют себя поклонники этого детского сериала и вас самих <text:span text:style-name="T1">—</text:span> сериальных.</text:p>
      <text:p text:style-name="P68">Твайлайт зарделась.</text:p>
      <text:p text:style-name="P68"><text:span text:style-name="T9">–</text:span> Ого! У нас есть поклонники! Интересно было бы поговорить об этом с твоим другом.</text:p>
      <text:p text:style-name="P68"><text:span text:style-name="T9">–</text:span> Его нет. Он погиб полгода назад.</text:p>
      <text:p text:style-name="P68"><text:span text:style-name="T9">–</text:span> О, мои соболезнования! <text:span text:style-name="T9">–</text:span> Твайлайт подошла ко мне и положила переднюю ногу мне на плечо (когда я сидел, она вполне могла достать до него). <text:span text:style-name="T9">–</text:span> Друзей терять очень тяжко.</text:p>
      <text:p text:style-name="P68"><text:soft-page-break/><text:span text:style-name="T9">–</text:span> Всё в порядке, Твайлайт.</text:p>
      <text:p text:style-name="P68">Твайлайт подошла к нише у двери, зажгла небольшую горелку и поставила на неё небольшой изящный чайничек</text:p>
      <text:p text:style-name="P68"><text:span text:style-name="T9">–</text:span> Подумать только! <text:span text:style-name="T9">–</text:span> бормотала она про себя, <text:span text:style-name="T1">—</text:span> мы и наша страна описана в жеребячьих книжках в другом мире!</text:p>
      <text:p text:style-name="P45"/>
      <text:p text:style-name="P45"/>
      <text:p text:style-name="P45"/>
      <text:p text:style-name="P68"><text:span text:style-name="T9">–</text:span> Найтмэр Мун и Дискорд не разорвались и не сгорели.</text:p>
      <text:p text:style-name="P68"><text:span text:style-name="T9">–</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8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8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9">&lt;</text:span><text:span text:style-name="T21">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9">&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5"><text:soft-page-break/></text:p>
      <text:h text:style-name="P147" text:outline-level="2">Сон Рэрити</text:h>
      <text:p text:style-name="P68"/>
      <text:p text:style-name="P68">… в огромном пустом пространстве, а меня окружают звёзды, <text:span text:style-name="T1">–</text:span> рассказывала Рэрити, когда мы с пегаской вломились в библиотеку.</text:p>
      <text:p text:style-name="P68"><text:span text:style-name="T1">–</text:span> Привет Макс, - кивнула она мне.</text:p>
      <text:p text:style-name="P68">Рэрити перевела взгляд с меня на взъерошенную пегаску и недоверчиво сморщила носик.</text:p>
      <text:p text:style-name="P68"><text:span text:style-name="T1">–</text:span> Боже, какие страсти! - прошептала она.</text:p>
      <text:p text:style-name="P68"/>
      <text:p text:style-name="P69">***</text:p>
      <text:p text:style-name="P68"><text:span text:style-name="T9">&lt;</text:span><text:span text:style-name="T20">Влад рассказывает Максу о своём сне </text:span><text:span text:style-name="T25">—</text:span><text:span text:style-name="T20"> как он был поняхой, а потом проснулся в мире Терры</text:span><text:span text:style-name="T9">&gt;</text:span></text:p>
      <text:p text:style-name="P68"/>
      <text:p text:style-name="P69">***</text:p>
      <text:p text:style-name="P72"/>
      <text:p text:style-name="P10"/>
      <text:p text:style-name="P72"><text:span text:style-name="T50">&lt;</text:span><text:span text:style-name="T24">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6">&gt;</text:span></text:p>
      <text:p text:style-name="P77">&lt;<text:span text:style-name="T1">О рейде пони-рейнджеров Максу рассказывает Луна во время его возвращения в Кантерлот после исчезновения Селестии.</text:span>&gt;</text:p>
      <text:p text:style-name="P39"/>
      <text:p text:style-name="P78">&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8"/>
      <text:p text:style-name="P68"><text:span text:style-name="T9">–</text:span> Ты могла бы нести меня телекинезом. Я, после того, как узнал о ваших способностях, удивлялся, почему ты этого не сделала?</text:p>
      <text:p text:style-name="P68"><text:span text:style-name="T9">–</text:span> Шутишь? <text:span text:style-name="T9">–</text:span> Селестия скосила на меня фиалковый глаз, продолжая колдовать с мешочком. <text:span text:style-name="T9">–</text:span> Ты бы потом не захотел бы видеть меня от перенесенного унижения.</text:p>
      <text:p text:style-name="P68"/>
      <text:p text:style-name="P68"><text:span text:style-name="T9">–</text:span> А дальше всё было хуже, намного хуже...</text:p>
      <text:p text:style-name="P68"/>
      <text:p text:style-name="P1"/>
      <text:p text:style-name="P68"/>
      <text:p text:style-name="P69">***</text:p>
      <text:p text:style-name="P72"/>
      <text:p text:style-name="P68"><text:span text:style-name="T9">&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72"/>
      <text:h text:style-name="P147" text:outline-level="2"><text:soft-page-break/>Рейд пони-рэйнджеров</text:h>
      <text:p text:style-name="P68"/>
      <text:p text:style-name="P74">(леденящий душу триллер, музыка тревожная)</text:p>
      <text:p text:style-name="P70">&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8">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8">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8">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8">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8">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8">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8">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8"><text:span text:style-name="T9">–</text:span> Тьфу ты, б-бестия! <text:span text:style-name="T9">–</text:span> Мэдтроттер принялся протирать окровавленное лезвие. <text:span text:style-name="T9">–</text:span> Впервые такую тварь встречаю.</text:p>
      <text:p text:style-name="P68"><text:span text:style-name="T9">–</text:span> Не думаю, что она появится ещё. <text:span text:style-name="T9">–</text:span> Калрус вслушивался в лесной шум. Уши его поворачивались по ветру. <text:span text:style-name="T9">–</text:span> Ты её хорошенько угостил. По первому разряду!</text:p>
      <text:p text:style-name="P68"><text:span text:style-name="T9">–</text:span> У нас, в Аппалузе, это называется “салют легионера”, <text:span text:style-name="T9">–</text:span> усмехнулся Хорст. <text:span text:style-name="T9">–</text:span> Мало кто из врагов его переживает.</text:p>
      <text:p text:style-name="P68"><text:span text:style-name="T9">–</text:span> Первым дежуришь ты, Мэдди. Потом я. Калрус <text:span text:style-name="T9">—</text:span> последним, <text:span text:style-name="T9">–</text:span> решил я. <text:span text:style-name="T9">–</text:span> Завтра дойдём до Замка Принцесс, обследуем его хорошенько и, думаю, к вечеру будем возвращаться.</text:p>
      <text:p text:style-name="P68">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68"><text:span text:style-name="T9">–</text:span> Что за чертовщина? <text:span text:style-name="T9">–</text:span> Мэдтроттер трогал копытом лежащую на земле плеть лианы, которая медленно уползала в чащу, сворачиваясь в колючий клубок.</text:p>
      <text:p text:style-name="P68"><text:span text:style-name="T9">–</text:span> Не нравится мне это, <text:span text:style-name="T9">–</text:span> пробормотал Калрус, стряхивая с крыла зелёную плеть, свесившуюся с дерева и попытавшуюся обвить его махательный сустав. <text:span text:style-name="T9">–</text:span> Что-то этот дискордов плющ чем дальше, тем становится живее и нахальнее. И у этой дряни даже нет башки, чтоб снести её в случае чего.</text:p>
      <text:p text:style-name="P68"><text:soft-page-break/><text:span text:style-name="T9">–</text:span> Да уж, <text:span text:style-name="T9">–</text:span> Мэдтроттер обнажил алебарду и закрепил её на ноге остриём вверх. <text:span text:style-name="T9">–</text:span> Но, сдаётся мне, она станет посмирнее, если её оттяпать от основания, чем бы оно ни было…</text:p>
      <text:p text:style-name="P68">Дальше мы передвигались с интервалом бескрылого прыжка, чтобы не нанести друг другу увечий в случае работы оружием.</text:p>
      <text:p text:style-name="P69">***</text:p>
      <text:p text:style-name="P68"><text:span text:style-name="T9">–</text:span> Шанту?</text:p>
      <text:p text:style-name="P68"><text:span text:style-name="T9">–</text:span> Ваше Высочество? Мы никогда не встречали такое существо раньше и я…</text:p>
      <text:p text:style-name="P68"><text:span text:style-name="T9">–</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8">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8"><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9">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p text:style-name="P69">***</text:p>
      <text:p text:style-name="P68"><text:span text:style-name="T9">&lt;</text:span><text:span text:style-name="T21">Добавить кокатрикса, мантикору и древесных волков. Тентаклианы переименовать в пландерсиды</text:span><text:span text:style-name="T9">&gt;</text:span></text:p>
      <text:p text:style-name="P68">...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8"><text:span text:style-name="T9">–</text:span> Что за ерунда? <text:span text:style-name="T9">–</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8"><text:span text:style-name="T9">–</text:span> Не знаю, что за ерунда, но теперь становится ясно, откуда тут те черепа. <text:span text:style-name="T9">–</text:span> Я вытер накрыльный нож о траву и показал на две продолговатости, тускло белевшие в траве у самого ствола граба. <text:span text:style-name="T9">–</text:span> Не сходи с дороги, Мэд. Я обещал твоим кобылам вернуть тебя назад одним куском.</text:p>
      <text:p text:style-name="P68">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8"><text:span text:style-name="T9">–</text:span> Пхе, будет несколько <text:span text:style-name="T9">—</text:span> выберешь для них самый подходящий! <text:span text:style-name="T9">–</text:span> хохотнул Мэдтроттер, нервно косясь на останки.</text:p>
      <text:p text:style-name="P68">Поэтому мы ещё тщательнее стали высматривать в траве камни древнего пути. Когда-то это был самый <text:span text:style-name="T9">&lt;</text:span><text:span text:style-name="T20">короткий</text:span><text:span text:style-name="T9">&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8"><text:span text:style-name="T9">–</text:span> Ходят слухи, Стар <text:span text:style-name="T9">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9">—</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9">–</text:span> Мечтательно разглагольствовал Калрус.</text:p>
      <text:p text:style-name="P68"><text:span text:style-name="T9">–</text:span> Смотри, как бы ты сам после такой встречи не стал чудным материалом для <text:s/>чудовища, <text:span text:style-name="T9">–</text:span> проворчал Мэдтроттер. <text:span text:style-name="T9">–</text:span> Уж<text:span text:style-name="T1">о</text:span> оно картины с тобой малевать не станет! Вот, кстати, тебе хороший шанс обнюхаться с ним. Столбы пропали.</text:p>
      <text:p text:style-name="P68">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8"><text:soft-page-break/><text:span text:style-name="T9">–</text:span> Странно, кто-то ходил к замку после того, как он был заброшен, <text:span text:style-name="T9">–</text:span> пробормотал Мэдтроттер. <text:span text:style-name="T9">–</text:span> Если, конечно, эту тропу протоптали не животные.</text:p>
      <text:p text:style-name="P68">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8">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8"><text:span text:style-name="T9">–</text:span> Дискорд! Что их убило? <text:span text:style-name="T9">–</text:span> присвистнул обошедший Хорста с другой стороны Калрус.</text:p>
      <text:p text:style-name="P68"><text:span text:style-name="T9">–</text:span> Что бы их ни убило, нам с этим знакомиться ни к чему, <text:span text:style-name="T9">–</text:span> пробормотал Мэдтроттер озираясь. <text:span text:style-name="T9">–</text:span> Не могу себе представить, чтоб кто-то мог легко справиться одновременно с силой земнопони, магией единорогов и крыльями пегасов.</text:p>
      <text:p text:style-name="P68">Я поднял нагрудную бляху, лежащую на скелете с раздавленной грудной клеткой.</text:p>
      <text:p text:style-name="P68"><text:span text:style-name="T9">–</text:span> Это королевский конвой. Такие были на службе у принцесс ещё лет двадцать назад, до Раздора.</text:p>
      <text:p text:style-name="P68"><text:span text:style-name="T9">–</text:span> Такое впечатление, что… <text:span text:style-name="T9">–</text:span> Калрус не успел договорить. Раздался хлопок и над вовремя распластавшимся Мэдтроттером пролетел вращающийся колючий шар.</text:p>
      <text:p text:style-name="P68"><text:span text:style-name="T9">–</text:span> ...тут была засада <text:span text:style-name="T9">–</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8">Больше мы ничего не говорили. Продолжение дороги выходило из топи в полусотне метров от нас <text:span text:style-name="T9">—</text:span> туда мы и помчались, сопровождаемые хлопками и свистом вращающихся шаров.</text:p>
      <text:p text:style-name="P69">***</text:p>
      <text:p text:style-name="P68"><text:span text:style-name="T9">–</text:span> Откуда там останки пегасов? Кто мог поймать их там? Они могут уйти от любой засады.</text:p>
      <text:p text:style-name="P68"><text:span text:style-name="T9">–</text:span> Не знаю, как насчёт летунов, принцессса, но когда мы осматривали кости, на нас было совершено нападение...</text:p>
      <text:p text:style-name="P68"><text:span text:style-name="T9">–</text:span> Вот как? На королевскую стражу в центре Эквестрии? Кто же это был?</text:p>
      <text:p text:style-name="P68"><text:span text:style-name="T9">–</text:span> Лианы, принцесса. <text:span text:style-name="T9">–</text:span> Кимеринн отчеканил последнюю фразу, глядя прямо перед собой. <text:span text:style-name="T9">–</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9">– </text:span>сорок. Мы назвали их <text:span text:style-name="T9">&lt;</text:span><text:span text:style-name="T20">???</text:span><text:span text:style-name="T9">&gt;</text:span></text:p>
      <text:p text:style-name="P68">Луна обошла Кимеринна. </text:p>
      <text:p text:style-name="P68"><text:span text:style-name="T9">–</text:span> У вас рассечен бок. И колотая рана на шее.</text:p>
      <text:p text:style-name="P68"><text:span text:style-name="T9">–</text:span> Не уследил за лианой, Ваше Высочество. Ерунда. Калрус вовремя отсёк плеть. <text:span text:style-name="T9">–</text:span> Голубые глаза Кимеринна смотрели прямо сквозь Луну, не мигая.</text:p>
      <text:p text:style-name="P68"><text:span text:style-name="T9">–</text:span> Расслабьтесь, Кимеринн. Вы очень скованы. Я вижу, вам нелегко пришлось в этом походе.</text:p>
      <text:p text:style-name="P68">Растерзанная шея жеребца напомнила Луне о другом, которого она называла на “ты” больше тысячи лет назад, во время восстания.</text:p>
      <text:p text:style-name="P68"><text:span text:style-name="T9">–</text:span> Я ценю вашу службу и хочу достойно наградить вас. Спрашивайте.</text:p>
      <text:p text:style-name="P68"><text:span text:style-name="T9">–</text:span> Мне… мне ничего не нужно, Ваше Высочество. <text:span text:style-name="T9">–</text:span> Кимеринн судорожно сглотнул и на мгновение скосил взглядом на Луну.</text:p>
      <text:p text:style-name="P68">Луна вздохнула. Всё-таки, насколько легче было быть Найтмэр-Мун! Тогда ей не нужно было стесняться своих желаний и все было намного проще.</text:p>
      <text:p text:style-name="P68"><text:soft-page-break/><text:span text:style-name="T9">–</text:span> Кимеринн, вы окажете своей принцессе услугу, если согласитесь <text:s/>принять от неё награду! <text:span text:style-name="T9">–</text:span> Если бы он понял… Как когда-то понял Амарок… Аликорны <text:span text:style-name="T9">—</text:span> тоже живые существа. И они очень одиноки…</text:p>
      <text:p text:style-name="P68"><text:span text:style-name="T9">–</text:span> Хорошо, Ваше Высочество. <text:span text:style-name="T9">–</text:span> Кимеринн смотрел не мигая в точку прямо перед собой. <text:span text:style-name="T9">–</text:span> Я хочу… в награду… обращаться к вам на “ты”!</text:p>
      <text:p text:style-name="P68">Туман застилал глаза Луне. Она смотрела на него <text:span text:style-name="T9">—</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8">Он был высок для пони и Луне понадобилось всего лишь немного склонить шею, чтобы тихо выдохнуть ему в ухо:</text:p>
      <text:p text:style-name="P68"><text:span text:style-name="T9">–</text:span> Ну что же… Я рада оказать такую услугу… Тебе…</text:p>
      <text:p text:style-name="P68"><text:span text:style-name="T9">–</text:span> Принцесса…</text:p>
      <text:p text:style-name="P68"><text:span text:style-name="T9">–</text:span> Луна, мой дорогой. Для тебя <text:span text:style-name="T9">—</text:span> Луна…</text:p>
      <text:p text:style-name="P68">...</text:p>
      <text:p text:style-name="P68"/>
      <text:h text:style-name="P147" text:outline-level="2">Рейд пони-рэйнджеров-2 (<text:span text:style-name="T20">продолжение рейда пони-рэйнджеров</text:span>)</text:h>
      <text:p text:style-name="P68"/>
      <text:p text:style-name="P68">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8">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8">Мэдтроттер подошёл к холму и зацепил концом алебарды зелёный покров.</text:p>
      <text:p text:style-name="P68"><text:span text:style-name="T1">–</text:span> Металл! <text:span text:style-name="T1">–</text:span> удивлённо воскликнул он. <text:span text:style-name="T1">–</text:span> И стекло.</text:p>
      <text:p text:style-name="P68">В металлической поверхности сверкнуло небольшое прямоугольное окошко.</text:p>
      <text:p text:style-name="P68">Я прошёл вдоль холма и вскоре под побегами дикого винограда обнаружил вход, открывающий внутренности холма.</text:p>
      <text:p text:style-name="P68"><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8">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8">Внутренности этого металлического “корабля” не вызывали у меня доверия. Но Вечнодикий лес после встречи с <text:span text:style-name="T9">&lt;</text:span><text:span text:style-name="T20">гидрорысью</text:span><text:span text:style-name="T9">&gt;</text:span> и нападением <text:span text:style-name="T9">&lt;</text:span><text:span text:style-name="T20">тентаклиан</text:span><text:span text:style-name="T9">&gt;</text:span> казался мне ещё опаснее. А если этот корабль обследовать как следует…</text:p>
      <text:p text:style-name="P68"><text:span text:style-name="T9">–</text:span> Заночуем внутри. - <text:span text:style-name="T1">р</text:span>ешил я.</text:p>
      <text:p text:style-name="P68"><text:span text:style-name="T9">&lt;</text:span><text:span text:style-name="T20">Нужен ли тут самолёт? Нужен артефакт из Fallout Equestria - летучий корабль</text:span>?<text:span text:style-name="T9">&gt;</text:span></text:p>
      <text:p text:style-name="P68">Утро встретило нас туманом. Я пытался рассмотреть руины замка на противоположном берегу.</text:p>
      <text:p text:style-name="P68"><text:span text:style-name="T9">–</text:span> Идти опасно. Засаду прозевать <text:span text:style-name="T9">—</text:span> как два пера об мостовую. Хорст, я слетаю в разведку. Не нравится мне это болото.</text:p>
      <text:p text:style-name="P68"><text:span text:style-name="T9">–</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9">–</text:span> Хорст подмигнул мне, одновременно скосив <text:soft-page-break/>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8">Я сбросил громоздкие перемётные сумки с поклажей, оставив только закреплённый на ноге кинжал.</text:p>
      <text:p text:style-name="P68"><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9">***</text:p>
      <text:p text:style-name="P68">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8"><text:span text:style-name="T9">–</text:span> Заметил что-то. <text:span text:style-name="T9">–</text:span> Хорст приставил копыто ко лбу, пытаясь рассмотретьчто-то против солнца. <text:span text:style-name="T9">–</text:span> Нет, летит обратно. Ох-х-х-х-х!</text:p>
      <text:p text:style-name="P68">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8">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8">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8"><text:span text:style-name="T9">–</text:span> Поворачивайте, уходите от болота! <text:span text:style-name="T9">–</text:span> донёсся его крик.</text:p>
      <text:p text:style-name="P68">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9">***</text:p>
      <text:p text:style-name="P68"><text:span text:style-name="T9">–</text:span> Дискорд тебе в крыло, Ким, ты таки заставил нас попотеть! Что там за чертовщина?</text:p>
      <text:p text:style-name="P68">Я отлепился от серебристой поверхности и прыгул на землю.</text:p>
      <text:p text:style-name="P68"><text:span text:style-name="T9">–</text:span> Не в крыло, а в ногу, <text:span text:style-name="T9">–</text:span> проворчал я, стаскивая зубами с задней ноги толстую плеть плюща, гладко отрубленную стилетом. <text:span text:style-name="T9">–</text:span> Дискордов плющ там. Только толще и быстрее.</text:p>
      <text:p text:style-name="P68">Сброшенный обрубок лианы медленно извивался, стараясь найти опору, вокруг которой можно было бы обвиться. </text:p>
      <text:p text:style-name="P68"><text:span text:style-name="T9">– </text:span>Схватил бы за крыло <text:span text:style-name="T9">—</text:span> я бы не вырвался.</text:p>
      <text:p text:style-name="P68">Я взглянул вверх. На металлической стенке чётко отпечатались четыре полукруга копыт. </text:p>
      <text:p text:style-name="P68"><text:span text:style-name="T9">–</text:span> И пришлось бы тебе за меня во дворце отдуваться.</text:p>
      <text:p text:style-name="P68"><text:span text:style-name="T9">–</text:span> Нашел что-нибудь интересное в развалинах?</text:p>
      <text:p text:style-name="P68"><text:span text:style-name="T9">–</text:span> А как же! Странное такое. Похожее на обезьяну. Но стройнее и грациознее. И оно было одето…</text:p>
      <text:p text:style-name="P68"><text:span text:style-name="T9">–</text:span> Одето?</text:p>
      <text:p text:style-name="P68"><text:span text:style-name="T9">–</text:span> Да, в потёртые джинсы и куртку. И на спине было что-то вроде перемётной сумки. Не успел как следует расмотреть <text:span text:style-name="T9">—</text:span> оно скрылось в кустах. Что его отличало от обезьяны <text:span text:style-name="T9">—</text:span> оно передвигалось быстрым шагом всего на двух задних ногах, без помощи передних. Как молодой дракон. Или как человек из сказок.</text:p>
      <text:p text:style-name="P68"><text:span text:style-name="T9">–</text:span> Ещ одно неизвестное чудовище! <text:s/>Что-то их тут много развелось.</text:p>
      <text:p text:style-name="P68">Я крепко задумался. Принцесса приказывала <text:span text:style-name="T9">—</text:span> нет, не приказывала <text:span text:style-name="T9">—</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8">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8">Я забросил на спину перемётные сумки и дал команду сбора.</text:p>
      <text:p text:style-name="P68"><text:span text:style-name="T9">–</text:span> Куда идём, Кэп? <text:span text:style-name="T9">–</text:span> Мэд прилаживал сумки, затягивая и застёгивая всевозможные ремешки. Калрус устало встряхнулся и тоже начал шнуроваться.</text:p>
      <text:p text:style-name="P68">“В замок”, <text:span text:style-name="T9">–</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8"><text:span text:style-name="T9">–</text:span> Вы ведь в неопасное место идёте, да?</text:p>
      <text:p text:style-name="P68"><text:span text:style-name="T9">–</text:span> Да, Силк Мэйн, в неопасное.</text:p>
      <text:p text:style-name="P68"><text:span text:style-name="T9">–</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8"><text:span text:style-name="T9">–</text:span> Силк, не волнуйся, если будет опасно, мы сразу же повернём. (И пойдём другой дорогой <text:span text:style-name="T9">—</text:span> додумал я).</text:p>
      <text:p text:style-name="P68">Силк Мэйн выпустила мою ногу, успокаиваясь. Я пошёл в казарму, а кобылки продолжали молча смотреть на меня...</text:p>
      <text:p text:style-name="P68">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68">Опять таки, шансы для Мэда и Калруса <text:s/>пройти через болото <text:span text:style-name="T9">—</text:span> ничтожны.</text:p>
      <text:p text:style-name="P68"><text:span text:style-name="T9">–</text:span> Возвращаемся, Мэдди, <text:span text:style-name="T9">–</text:span> решил я. <text:span text:style-name="T9">–</text:span> Намотрелись достаточно.</text:p>
      <text:p text:style-name="P68">Пусть принцесса считает меня трусом, пусть я больше не смогу взглянуть ей в глаза, но я должен сделать то, что делаю. Мы возвращаемся…</text:p>
      <text:p text:style-name="P68"/>
      <text:h text:style-name="P147" text:outline-level="2">Продолжение ЛСД-чаепития</text:h>
      <text:p text:style-name="P68"/>
      <text:p text:style-name="P68"><text:s/>Так значит, своим появлением я невольно поспособствовал гибели особенного пони Луны? Мне очень жаль…</text:p>
      <text:p text:style-name="P68">Селестия через силу улыбнулась.</text:p>
      <text:p text:style-name="P68"><text:span text:style-name="T9">–</text:span> Пони умеют переносить тяготы, Макс. <text:span text:style-name="T9">–</text:span> Иначе бы мы не выжили. В нашей истории бывали очень тяжёлые времена.</text:p>
      <text:p text:style-name="P68">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8"><text:soft-page-break/><text:span text:style-name="T9">&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68"><text:span text:style-name="T9">&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9">&gt;</text:span></text:p>
      <text:p text:style-name="P68"/>
      <text:p text:style-name="P68"/>
      <text:p text:style-name="P68"/>
      <text:p text:style-name="P68"><text:span text:style-name="T9">–</text:span> Тия, я…</text:p>
      <text:p text:style-name="P68"><text:span text:style-name="T9">–</text:span> Не говори ничего! Твайлайт нашла в архиве северного крыла полузаконченное заклинание <text:span text:style-name="T9">C</text:span>вирла Бородатого. “Защита от неведомой угрозы” <text:span text:style-name="T9">—</text:span> так он назвал его. Синопсис восстановить не удалось <text:span text:style-name="T9">—</text:span> Свирл записал его на некачественной бумаге. Треть заклинания Твайли восстановила экстраполяцией <text:span text:style-name="T9">—</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8">Но чуда не произошло <text:span text:style-name="T9">—</text:span> всего лишь появился ты! <text:span text:style-name="T9">–</text:span> это слово Селестия выдохнула мне в лицо, буквально ткнув меня носом. <text:span text:style-name="T9">–</text:span> И всё это время я думала <text:span text:style-name="T9">—</text:span> кто ты? Наше спасение, или всего лишь горькая шутка судьбы? И я до сих пор не знаю. </text:p>
      <text:p text:style-name="P68">Ты извини, Макс, я разнервничалась/ <text:span text:style-name="T9">–</text:span> Селестия отвернулась от меня. Я протянул руку и осторожно поправил локон переливающейся гривы. <text:span text:style-name="T9">–</text:span> Я не должна так нагружать тебя. Но мне просто больше некому… Луна после смерти Кимеринна не хочет общаться со мной… </text:p>
      <text:p text:style-name="P68">Селестия замолчала, потом медленно поднесла ко рту чашку с холодным чаем и сделала три глубоких глотка.</text:p>
      <text:p text:style-name="P68"><text:span text:style-name="T9">–</text:span> Остальное ты знаешь. И я была бы счастлива, если бы ты дал мне хотя бы намёк на то, почему заклинание призвало тебя сюда. Хотя бы намёк.</text:p>
      <text:p text:style-name="P68"><text:span text:style-name="T9">–</text:span> Я не смогу сделать тебя счастливой, Тия, <text:span text:style-name="T9">–</text:span> я покачал головой. <text:span text:style-name="T9">– </text:span>Я не знаю, чем вам помочь. Скорее всего, я попал сюда случайно.</text:p>
      <text:p text:style-name="P68"><text:span text:style-name="T9">–</text:span> Я так и думала, <text:span text:style-name="T9">–</text:span> кивнула головой Селестия. <text:span text:style-name="T9">–</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8"/>
      <text:p text:style-name="P100"/>
      <text:p text:style-name="P78">Она вытянула шею и начала по очереди сгибать-разгибать ноги, разминая суставы.</text:p>
      <text:p text:style-name="P78"><text:span text:style-name="T9">–</text:span> Слишком поздно, <text:span text:style-name="T9">–</text:span> пробормотала она, глядя через панорамное окно на ночное небо. <text:span text:style-name="T9">–</text:span> Даже, скорее, рано. Сестра скоро вернётся.</text:p>
      <text:p text:style-name="P68"/>
      <text:p text:style-name="P68"><text:span text:style-name="T9">–</text:span> Макс, <text:span text:style-name="T9">–</text:span> обернулась она ко мне, <text:span text:style-name="T9">–</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9">—</text:span> коротко хохотнула принцесса и задёрнула занавес.</text:p>
      <text:p text:style-name="P68">Её образ расплывался, в голове стоял звон, звуки проникали в уши как будто через толстый слой ваты.</text:p>
      <text:p text:style-name="P68"><text:soft-page-break/><text:span text:style-name="T9">–</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8">мочь мне. Помочь всем нам. А сейчас иди, отдыхай.</text:p>
      <text:p text:style-name="P68"/>
      <text:h text:style-name="P147" text:outline-level="2"/>
      <text:h text:style-name="P147" text:outline-level="2">Знакомство с Элементами Гармонии</text:h>
      <text:p text:style-name="P68"/>
      <text:p text:style-name="P68">На следующий день я застал в библиотеке кроме Твайлайт ещё трёх кобылок.</text:p>
      <text:p text:style-name="P68"><text:span text:style-name="T1">–</text:span> Знакомься, Макс <text:span text:style-name="T1">–</text:span> начала представлять меня Твайлайт, <text:span text:style-name="T1">–</text:span> это Пинки Пай.</text:p>
      <text:p text:style-name="P68"><text:span text:style-name="T1">–</text:span> Очень приятно, Макс.</text:p>
      <text:p text:style-name="P68"><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8"><text:span text:style-name="T1">–</text:span> ...то Рэрити! <text:span text:style-name="T1">–</text:span> Твайлайт представила светлую единорожку, которая чуть склонила голову в приветствии.</text:p>
      <text:p text:style-name="P68"><text:span text:style-name="T1">–</text:span> Макс, <text:span text:style-name="T1">–</text:span> кивнул я ей в ответ.</text:p>
      <text:p text:style-name="P68"><text:span text:style-name="T1">–</text:span> Рэйнбоу Дэш! <text:span text:style-name="T1">–</text:span> голубая пегаска представилась сама, насмешливо наморщив нос.</text:p>
      <text:p text:style-name="P68"><text:span text:style-name="T1">–</text:span> Макс. <text:span text:style-name="T1">–</text:span> закончил представляться я.</text:p>
      <text:p text:style-name="P68">Твайлайт продолжила прерванную моим появлением беседу.</text:p>
      <text:p text:style-name="P68"><text:span text:style-name="T1">–</text:span> Как я вам уже рассказывала, заклинание Свирла вызвало сюда Макса. И он хочет нам помочь, но не знает, как.</text:p>
      <text:p text:style-name="P68">Голубая пегаска вомущённо фыркнула.</text:p>
      <text:p text:style-name="P68"><text:span text:style-name="T1">–</text:span> А нужно ли нам помогать? Сами как-нибудь справимся!</text:p>
      <text:p text:style-name="P68"><text:span text:style-name="T1">–</text:span> Но Дэш, дорогая, неужели ты думаешь, что Твайлайт и принцесса Селестия не перепробовали всё возможное?</text:p>
      <text:p text:style-name="P68"><text:span text:style-name="T1">–</text:span> Рэрити грациозно улеглась на подушку, пододвинув её к себе магией.</text:p>
      <text:p text:style-name="P68"><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8"><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8">Я ошеломлённо посмотрел на неё.</text:p>
      <text:p text:style-name="P68"><text:span text:style-name="T1">–</text:span> Откуда ты знаешь?</text:p>
      <text:p text:style-name="P68"><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8"><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8"><text:span text:style-name="T1">– </text:span>47 лет? Такой старый? <text:span text:style-name="T1">–</text:span> тихо произнесла Рэйнбоу Дэш с сомнением поглядывая на меня.</text:p>
      <text:p text:style-name="P68"><text:span text:style-name="T1">–</text:span> Не старый. У нас живут, в среднем, до 90-ти <text:span text:style-name="T1">–</text:span> 100-а лет.</text:p>
      <text:p text:style-name="P68"><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75"><text:soft-page-break/><text:span text:style-name="T1">–</text:span> Программы. Это такие… гм… заклинания. Ты пишешь программу, запускаешь её, а потом она делает что-то для тебя.</text:p>
      <text:p text:style-name="P75"><text:span text:style-name="T1">–</text:span> То есть, ты, типа, волшебник в своём мире?</text:p>
      <text:p text:style-name="P75"><text:span text:style-name="T1">–</text:span> Вряд ли меня так можно называть. Очень далёкие параллели. У нас совсем нет магии.</text:p>
      <text:p text:style-name="P75"><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8"><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8"/>
      <text:p text:style-name="P68"/>
      <text:p text:style-name="P68">...</text:p>
      <text:p text:style-name="P68"/>
      <text:p text:style-name="P68"><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8"><text:span text:style-name="T1">–</text:span> Ну… В общем, да. Надо ещё пригласить Эпплджек и Флаттершай.</text:p>
      <text:p text:style-name="P68"><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8"><text:span text:style-name="T1">–</text:span> О, Рэрити, спасибо-спасибо-спасибо! <text:span text:style-name="T1">–</text:span> Твайлайт обняла единорожку.</text:p>
      <text:p text:style-name="P68"><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8">Рэйнбоу Дэш развернулась к выходу из библиотеки.</text:p>
      <text:p text:style-name="P68"><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8"><text:span text:style-name="T1">–</text:span> Мне кажется, Макс, ты ей чем-то не нравишься, <text:span text:style-name="T1">–</text:span> заметила Рэрити.</text:p>
      <text:p text:style-name="P68"><text:span text:style-name="T1">–</text:span> А, по-моему, так наоборот, <text:span text:style-name="T1">–</text:span> хмыкнул Спайк, всё это время евший в сторонке какие-то сверкающие кристаллы.</text:p>
      <text:p text:style-name="P68"><text:span text:style-name="T1">–</text:span> Но довольно слов. Что нужно делать, дорогая? <text:span text:style-name="T1">–</text:span> обратилась Рэрити к Твайлайт.</text:p>
      <text:p text:style-name="P68"><text:span text:style-name="T1">–</text:span> До утра <text:span text:style-name="T1">—</text:span> ничего. Потом вам нужно лечь рядом и я вызову заклинание двойного сна.</text:p>
      <text:p text:style-name="P68"><text:span text:style-name="T1">–</text:span> Отлично, тогда я ещё успею привести себя в порядок. На все сто нужно выглядеть даже во сне. Тем более, в чужом.</text:p>
      <text:p text:style-name="P68">Рэрити вышла на улицу. Я поднялся с места.</text:p>
      <text:p text:style-name="P68"><text:span text:style-name="T1">–</text:span> Я тоже, пожалуй, пройдусь.</text:p>
      <text:p text:style-name="P68"><text:span text:style-name="T1">–</text:span> Далеко не уходи, Макс. Понивилль не такой уж и маленький, новичок в нём запросто может заблудиться.</text:p>
      <text:p text:style-name="P68"><text:span text:style-name="T1">–</text:span> Не волнуйся, Твайлайт. Пройдусь до железной дороги и обратно.</text:p>
      <text:p text:style-name="P68">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8">Дойдя до железной дороги, я пошёл вдоль неё, постепеннно выходя за пределы городка.</text:p>
      <text:p text:style-name="P68">Чувствительный толчок чуть выше пояса заставил меня сделать два шага вперёд, чтобы не упасть.</text:p>
      <text:p text:style-name="P68">Я обернулся.</text:p>
      <text:p text:style-name="P68">Сзади стояла Рэйнбоу Дэш с растрёпанной от толчка чёлкой.</text:p>
      <text:p text:style-name="P68"><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8"><text:span text:style-name="T1">–</text:span> Рэйнбоу, успокойся. О чём ты?</text:p>
      <text:p text:style-name="P68">Она глядела сквозь чёлку куда-то мимо меня, отворачивая взгляд. Заднее копыто легонько притоптывало.</text:p>
      <text:p text:style-name="P68"><text:span text:style-name="T1">–</text:span> Ты знаешь, о чём. Должен знать, <text:span text:style-name="T1">–</text:span> отрезала она, ничего не объясняя.</text:p>
      <text:p text:style-name="P68"><text:span text:style-name="T1">–</text:span> Я не понимаю. Честно. Что ты чувствуешь?</text:p>
      <text:p text:style-name="P68">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8"/>
      <text:p text:style-name="P83"/>
      <text:h text:style-name="P147" text:outline-level="2">Первый сеанс двойного сна. Рэрити</text:h>
      <text:p text:style-name="P68"/>
      <text:p text:style-name="P68"><text:span text:style-name="T9">&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8"><text:span text:style-name="T20">Сон одновременно смотрели Рэрити, Пинки и РД. Флатти и ЭйДжей не успели подойти вовремя, т.к. жили за городом.</text:span><text:span text:style-name="T9">&gt;</text:span></text:p>
      <text:p text:style-name="P68"/>
      <text:p text:style-name="P68">Когда я вернулся в библиотеку, Твайлайт и Спайк уже соорудили нечто вроде мягкого уголка на втором этаже.</text:p>
      <text:p text:style-name="P68"><text:span text:style-name="T9">–</text:span> Кровать для тебя маловата, Макс, <text:span text:style-name="T9">–</text:span> извиняющимся тоном сообщила Твайлайт. <text:span text:style-name="T9">–</text:span> Мы сдвинули два матраса на полу. Вы с Рэрити должны поместиться.</text:p>
      <text:p text:style-name="P68"><text:span text:style-name="T9">–</text:span> Может, и поместимся. Но, вообще, я во сне верчусь.</text:p>
      <text:p text:style-name="P68"><text:span text:style-name="T9">–</text:span> Не страшно, ты не успеешь… <text:span text:style-name="T9">–</text:span> её слова были заглушены звоном входного колокольчика. Хлопнула дверь и в читальный зал вошла светлая единорожка.</text:p>
      <text:p text:style-name="P68"><text:span text:style-name="T9">–</text:span> Рэ-ри-тиии! - прошептал в восхищении Спайк.</text:p>
      <text:p text:style-name="P68">И было отчего.</text:p>
      <text:p text:style-name="P68">Что-то неуловимо изменилось в той единорожке, которую я видел ещё утром.</text:p>
      <text:p text:style-name="P68">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9">—</text:span> всё это придавало Рэрити неожиданный шарм.</text:p>
      <text:p text:style-name="P68"><text:span text:style-name="T9">–</text:span> Рэрити, ты выглядишь… Замечательно выглядишь! <text:span text:style-name="T9">–</text:span> растерянно пролепетала Твайлайт.</text:p>
      <text:p text:style-name="P68"><text:span text:style-name="T9">–</text:span> Дааааааа… Замечательно! <text:span text:style-name="T9">–</text:span> наконец-то смог закрыть рот <text:span text:style-name="T1">и втянуть слюни </text:span>Спайк.</text:p>
      <text:p text:style-name="P68"><text:span text:style-name="T9">–</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9">–</text:span> смущённо сказала Рэрити, глядя мимо меня своими фиолетовыми глазами.</text:p>
      <text:p text:style-name="P68"><text:span text:style-name="T9">–</text:span> Спасибо, Рэрити. Ты выглядишь потрясно. <text:span text:style-name="T9">–</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8"/>
      <text:p text:style-name="P68"><text:soft-page-break/><text:span text:style-name="T9">–</text:span> Ну что же, если готовы <text:span text:style-name="T1">—</text:span> ложитесь на матрас и расслабьтесь. Вы должны касаться друг-друга. <text:span text:style-name="T9">–</text:span> <text:span text:style-name="T1">с</text:span>командовала Твайлайт.</text:p>
      <text:p text:style-name="P68">Двух небольших понячьих матраса, сложенных вместе, мне вполне хватило, чтобы растянуться в полный рост и раскинуть руки крестом.</text:p>
      <text:p text:style-name="P68"><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8"><text:span text:style-name="T9">–</text:span> Я не слишком давлю? - прошептала мне на ухо единорожка.</text:p>
      <text:p text:style-name="P68">Её ресницы щекотали мне щёку и это было чертовски приятно. Ответить я не успел.</text:p>
      <text:p text:style-name="P68"><text:span text:style-name="T9">–</text:span> Готовы? <text:span text:style-name="T9">–</text:span> Спросила Твайлайт.</text:p>
      <text:p text:style-name="P68"><text:span text:style-name="T9">–</text:span> Я готова. <text:span text:style-name="T9">–</text:span> <text:span text:style-name="T1">о</text:span>тозвалась Рэрити.</text:p>
      <text:p text:style-name="P68"><text:span text:style-name="T9">–</text:span> Готов. <text:span text:style-name="T9">–</text:span> <text:span text:style-name="T1">с</text:span>казал я.</text:p>
      <text:p text:style-name="P68">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8"/>
      <text:h text:style-name="P147" text:outline-level="2">Сон Макса</text:h>
      <text:p text:style-name="P111"/>
      <text:p text:style-name="P68"><text:span text:style-name="T9">&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75">...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8"><text:span text:style-name="T25">–</text:span><text:span text:style-name="T20"> Готова, </text:span><text:span text:style-name="T25">–</text:span><text:span text:style-name="T20"> процедила она.</text:span><text:span text:style-name="T9">&gt;</text:span></text:p>
      <text:p text:style-name="P69">***</text:p>
      <text:p text:style-name="P68"><text:span text:style-name="T9">–</text:span> Вставай, Макс! <text:span text:style-name="T9">–</text:span> Маленькое копыто надавливало мне на грудь, делая энергичные круговые движения.</text:p>
      <text:p text:style-name="P68"><text:span text:style-name="T9">–</text:span> Твайлайт? <text:span text:style-name="T9">–</text:span> Взгляд сфокусировался на лавандовой единорожке, озабоченно осматривающей меня и продолжающей массаж в области сердца.</text:p>
      <text:p text:style-name="P68"><text:span text:style-name="T9">–</text:span> Мне не понравился цвет твоей мордочки. Ты стал слишком бледный. Я решила прервать твой сон. Как ты себя ...</text:p>
      <text:p text:style-name="P68"><text:span text:style-name="T9">–</text:span> … чувствуешь, дорогая Рэрити?! Я могу чем-нибудь помочь? Вот, выпей воды! <text:span text:style-name="T9">–</text:span> <text:span text:style-name="T1">д</text:span>ракончик метался вокруг светлой единорожки, в волнении заламывая лапки.</text:p>
      <text:p text:style-name="P68"><text:span text:style-name="T9">–</text:span> Спасибо, Спайк! Ты очень любезен! <text:span text:style-name="T9">–</text:span> Рэрити приподнялась на матрасе и сделала пару глотков из услужливо поднесенного Спайком стакана.</text:p>
      <text:p text:style-name="P68"><text:span text:style-name="T9">–</text:span> Я в порядке. Что-то удалось узнать? <text:span text:style-name="T9">–</text:span> обратился я к Рэрити.</text:p>
      <text:p text:style-name="P68"><text:span text:style-name="T9">–</text:span> Я всё расскажу, <text:span text:style-name="T9">–</text:span> кивнула единорожка. <text:span text:style-name="T9">–</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8"><text:span text:style-name="T9">–</text:span> Годится, <text:span text:style-name="T9">–</text:span> кивнула Твайлайт. <text:span text:style-name="T9">–</text:span> Тогда до завтрашнего вечера каждый свободен и занимается своими делами.</text:p>
      <text:p text:style-name="P68"><text:span text:style-name="T9">– </text:span>Да, Макс?</text:p>
      <text:p text:style-name="P68"><text:soft-page-break/><text:span text:style-name="T9">–</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8">Твайлайт растерялась.</text:p>
      <text:p text:style-name="P68"><text:span text:style-name="T9">–</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8"><text:span text:style-name="T9">–</text:span> Я помогу-у-у-у! <text:span text:style-name="T9">–</text:span> <text:span text:style-name="T1">з</text:span>апрыгала на месте Пинки.</text:p>
      <text:p text:style-name="P68"><text:span text:style-name="T9">–</text:span> Я помогу! <text:span text:style-name="T9">–</text:span> <text:span text:style-name="T1">н</text:span>еожиданно вызвалась Рэйнбоу Дэш, до этого безучастно наблюдавшая за нами.</text:p>
      <text:p text:style-name="P68"/>
      <text:p text:style-name="P76"/>
      <text:p text:style-name="P68"/>
      <text:p text:style-name="P68"><text:span text:style-name="T9">–</text:span> Я первая предложила! <text:span text:style-name="T9">–</text:span> возмутилась Пинки.</text:p>
      <text:p text:style-name="P68"><text:span text:style-name="T9">–</text:span> Предложила не ты, а Твайлайт. <text:span text:style-name="T9">–</text:span> <text:span text:style-name="T1">п</text:span>арировала Рэйнбоу Дэш.</text:p>
      <text:p text:style-name="P68"><text:span text:style-name="T9">–</text:span> Не ссорьтесь, <text:span text:style-name="T1">кобылки</text:span>! Давайте сегодня мне показывает Понивилль Пинки, а завтра <text:span text:style-name="T1">—</text:span> ты, Рэйнбоу. <text:span text:style-name="T9">–</text:span> <text:span text:style-name="T1">п</text:span>редложил я. <text:span text:style-name="T9">–</text:span> Годится?</text:p>
      <text:p text:style-name="P68"><text:span text:style-name="T9">–</text:span> Лады. <text:span text:style-name="T9">–</text:span> проворчала пегаска. <text:span text:style-name="T9">–</text:span> Приходи завтра на девять к библиотеке. Нет, лучше на десять.</text:p>
      <text:p text:style-name="P68"><text:span text:style-name="T9">–</text:span> Хорошо, Рэйнбоу Дэш. Договорились.</text:p>
      <text:p text:style-name="P68"><text:span text:style-name="T9">–</text:span> Пошли-пошли-пошли-пошли, <text:span text:style-name="T9">–</text:span> подталкивала меня головой к выходу Пинки. <text:span text:style-name="T9">–</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8">Голубая пегаска фыркнула и скрылась в дневном небе.</text:p>
      <text:p text:style-name="P68"/>
      <text:h text:style-name="P147" text:outline-level="2">День с Пинки</text:h>
      <text:p text:style-name="P68"/>
      <text:p text:style-name="P68">…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8"><text:span text:style-name="T9">–</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9">–</text:span> <text:span text:style-name="T1">э</text:span>нергия Пинки была неиссякаема.</text:p>
      <text:p text:style-name="P68"><text:span text:style-name="T9">–</text:span> Ффух! Дай отдышаться.</text:p>
      <text:p text:style-name="P68"><text:span text:style-name="T9">–</text:span> Устал? <text:span text:style-name="T9">–</text:span> <text:span text:style-name="T1">у</text:span>частливо спросила Пинки.</text:p>
      <text:p text:style-name="P68"><text:span text:style-name="T9">–</text:span> Да, немного. Знаешь ли, для того образа жизни, что я вёл раньше, три часа быстрой ходьбы без остановки <text:span text:style-name="T1">—</text:span> всё же напряжно.</text:p>
      <text:p text:style-name="P68"><text:span text:style-name="T9">–</text:span> Да? Тогда пойдём перекусим.</text:p>
      <text:p text:style-name="P68">Манерный пони-оффициант выслушал наши пожелания и удалился.</text:p>
      <text:p text:style-name="P68"><text:span text:style-name="T9">–</text:span> А какой у тебя был образ жизни?</text:p>
      <text:p text:style-name="P68"><text:span text:style-name="T9">–</text:span> В основном, <text:span text:style-name="T1">э</text:span>сидячий.</text:p>
      <text:p text:style-name="P68"><text:span text:style-name="T9">–</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8"><text:span text:style-name="T9">–</text:span> А у нас сидячая работа в порядке вещей.</text:p>
      <text:p text:style-name="P68"><text:soft-page-break/><text:span text:style-name="T9">–</text:span> Ужас-ужас! <text:span text:style-name="T9">–</text:span> Пинки прижала копыта передних ног к голове. <text:span text:style-name="T9">–</text:span> Тогда я понимаю… Я, наверное, тебя загоняла. Извини, Макс! Тогда отдыхай, увидимся завтра вечером у Твайлайт!</text:p>
      <text:p text:style-name="P68">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8"/>
      <text:p text:style-name="P68"><text:span text:style-name="T9">&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68"/>
      <text:h text:style-name="P147" text:outline-level="2"/>
      <text:p text:style-name="P111"/>
      <text:p text:style-name="P111"/>
      <text:p text:style-name="P68"><text:span text:style-name="T9">&lt;</text:span><text:span text:style-name="T20">Подходя к замку Принцесс, Дэш рассказывает Максу обо сне, который она утаила - с Леро.</text:span><text:span text:style-name="T9">&gt;</text:span> </text:p>
      <text:p text:style-name="P68"><text:span text:style-name="T9">&lt;</text:span><text:span text:style-name="T20">Кто следующий готов рассказывать?</text:span></text:p>
      <text:p text:style-name="P75">Пинки дёрнулась на месте, но промолчала.</text:p>
      <text:p text:style-name="P68"><text:span text:style-name="T25">–</text:span><text:span text:style-name="T20"> Я расскажу, - шагнула вперёд радужная пегаска. </text:span><text:span text:style-name="T25">–</text:span><text:span text:style-name="T20"> Хотя вряд ли ты узнаешь что-то полезное. Там галиматья какая-то…</text:span><text:span text:style-name="T9">&gt;</text:span></text:p>
      <text:p text:style-name="P68"><text:span text:style-name="T9">&lt;</text:span><text:span text:style-name="T20">После рассказа РД рассказывает Пинки. При расказе становится ясно её безумие </text:span><text:span text:style-name="T25">—</text:span><text:span text:style-name="T20"> она становится Пинкаминой из-за её сна </text:span><text:span text:style-name="T25">—</text:span><text:span text:style-name="T20"> “Кексиков”. Также она видит во сне центр Эгрегора Эквестрии </text:span><text:span text:style-name="T25">—</text:span><text:span text:style-name="T20"> Селестию. И она видит, как Селестия превращается в набор цифр и уходит в экран </text:span><text:span text:style-name="T25">—</text:span><text:span text:style-name="T20"> в мир Терры.</text:span></text:p>
      <text:p text:style-name="P75">После чего происходит исчезновение Селестии. Макс + Шестёрка (без Пинки и Рэрити <text:span text:style-name="T9">—</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8"><text:span text:style-name="T20">В мире Терры они ищут Селестию. В конце-концов Макс находит её в кибермозге </text:span><text:span text:style-name="T25">—</text:span><text:span text:style-name="T2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5">—</text:span><text:span text:style-name="T20"> Эгрегором Эквестрии. После чего пееренос на Землю на 10 лет назад. Начало написания “Последнего фанфика”.</text:span><text:span text:style-name="T9">&gt;</text:span></text:p>
      <text:p text:style-name="P72"/>
      <text:p text:style-name="P68"><text:span text:style-name="T9">–</text:span> Ну ладно, посижу ночью над книгами. Кто следующий? <text:span text:style-name="T9">– </text:span>Твайлайт посмотрела на Пинки, но та только тёрла копытом висок и морщила лоб, словно пытаясь что-то вспомнить.</text:p>
      <text:p text:style-name="P68"><text:span text:style-name="T9">–</text:span> Я расскажу, - шагнула вперёд радужная пегаска. <text:span text:style-name="T9">–</text:span> Хотя вряд ли ты узнаешь что-то полезное. Там дискордовщина какая-то…</text:p>
      <text:p text:style-name="P68"/>
      <text:h text:style-name="P147" text:outline-level="2"/>
      <text:p text:style-name="P69">***</text:p>
      <text:p text:style-name="P68"><text:span text:style-name="T9">–</text:span> А дальше ты спихнула меня с него и стала приводить его в чувство. <text:span text:style-name="T9">–</text:span> <text:span text:style-name="T1">з</text:span>акончила рассказа Рэйнбоу Дэш.</text:p>
      <text:p text:style-name="P68"><text:span text:style-name="T9">–</text:span> Хм. Несколько эпизодов, включая рекурсивный сон. И опять сфера из светящихся точек. <text:span text:style-name="T9">–</text:span> <text:span text:style-name="T1">о</text:span>тметила Твайлайт.</text:p>
      <text:p text:style-name="P68"><text:span text:style-name="T9">–</text:span> Что такое “рекурсивный сон”?</text:p>
      <text:p text:style-name="P68"><text:soft-page-break/><text:span text:style-name="T9">–</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9">–</text:span> <text:span text:style-name="T1">п</text:span>овернулась Твайлайт к розовой земнопони.</text:p>
      <text:p text:style-name="P68"/>
      <text:h text:style-name="P147" text:outline-level="2">Исчезновение Селестии</text:h>
      <text:p text:style-name="P75">Для помощи в открытии коридора в мир Макса, находят в горах Дискорда и упрашивают его помочь.</text:p>
      <text:p text:style-name="P68"><text:span text:style-name="T9">–</text:span> И в твоём мире нет пони-пегасов и пони-единорогов? Есть только земнопони? <text:span text:style-name="T9">–</text:span> допытывалась РД.</text:p>
      <text:p text:style-name="P68"><text:span text:style-name="T9">–</text:span> По большому счёту, земнопони тоже нет. Наши пони и лошади неразумны. И в них нет ни капли магии…</text:p>
      <text:p text:style-name="P68">Мы с <text:span text:style-name="T1">Дэш</text:span> допивали кофе в cкафе <text:span text:style-name="T9">&lt;</text:span><text:span text:style-name="T21">название</text:span><text:span text:style-name="T9">&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8"><text:span text:style-name="T9">–</text:span> Ну хорошо, а кто вами правит? Аликорн? Драконикус? Какой-нибудь человек с рогом во лбу? Или у вас нет правителя?</text:p>
      <text:p text:style-name="P68"><text:span text:style-name="T9">–</text:span> Нет, почему? Правитель есть. Только он не постоянный. Его избирают. Раз в несколько лет.</text:p>
      <text:p text:style-name="P68"><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span text:style-name="T9">&lt;</text:span><text:span text:style-name="T21">изменить причину удивления</text:span><text:span text:style-name="T9">&gt;</text:span></text:p>
      <text:p text:style-name="P68">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8">Сосредоточиться мешал шум. Сначала это была тихая дробь на грани слышимости, но постепенно она переросла в звонкое цоканье.</text:p>
      <text:p text:style-name="P68"><text:span text:style-name="T9">–</text:span> Хм. Узнаю походку Твайлайт. Что-то случилось. <text:span text:style-name="T9">–</text:span> заметила <text:span text:style-name="T1">пегаска</text:span>.</text:p>
      <text:p text:style-name="P68">И впрямь, на запыхавшейся единорожке лица не было.</text:p>
      <text:p text:style-name="P68"><text:span text:style-name="T9">–</text:span> Она исчезла!!! <text:span text:style-name="T9">–</text:span> Твайлайт не могла отдышаться.</text:p>
      <text:p text:style-name="P68"><text:span text:style-name="T9">–</text:span> Кто <text:span text:style-name="T1">—</text:span> она??? <text:span text:style-name="T9">–</text:span> <text:span text:style-name="T1">х</text:span>ором воскликнули мы и переглянулись.</text:p>
      <text:p text:style-name="P68"><text:span text:style-name="T9">–</text:span> Прин-цес-са Се-лес-ти-я! <text:span text:style-name="T9">–</text:span> <text:span text:style-name="T1">п</text:span>о слогам отчеканила Твайлайт. <text:span text:style-name="T9">–</text:span> Только это между нами. Государственная тайна. Нас вызывают в Кантерлот.</text:p>
      <text:p text:style-name="P68"><text:span text:style-name="T9">–</text:span> Ну и дела, <text:span text:style-name="T9">–</text:span> покачала головой Д<text:span text:style-name="T1">эш</text:span>. <text:span text:style-name="T9">–</text:span> Я слетаю за остальными. Мы ещё успеем на вечерний поезд.</text:p>
      <text:p text:style-name="P68"><text:span text:style-name="T9">–</text:span> Никаких поездов. Луна прислала за нами воздушную колесницу. Созывай подруг. Собираемся у меня в 18.00.</text:p>
      <text:p text:style-name="P68">Колесница приземлилась прямо на открытую площадку замка. Не мешкая ни секунды, стража проводила пассажиров в покои принцессы Луны.</text:p>
      <text:p text:style-name="P68"><text:span text:style-name="T9">–</text:span> Рада видеть вас, мои дорогие, <text:span text:style-name="T9">–</text:span> поприветствовала Луна кобылок. Я удостоился едва заметного кивка. <text:span text:style-name="T9">–</text:span> А где элементы Щедрости и Веселья?</text:p>
      <text:p text:style-name="P68"><text:span text:style-name="T9">–</text:span> Рэрити осталась ухаживать за Пинки. Та очень больна, <text:span text:style-name="T9">–</text:span> выступила за всех Твайлайт. <text:span text:style-name="T9">–</text:span> Что произошло? Стража сказала нам…</text:p>
      <text:p text:style-name="P68"><text:span text:style-name="T9">–</text:span> Увы, они не солгали. Моя сестра пропала вчера утром. Стража видела её накануне вечером, но утром нашли только примятую постель. Я знаю, <text:span text:style-name="T9">–</text:span> тут Луна повернулась ко мне и с едва заметным сарказмом продолжила, <text:span text:style-name="T9">–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8">Я покачал головой.</text:p>
      <text:p text:style-name="P68"><text:soft-page-break/><text:span text:style-name="T9">–</text:span> Не могу ничем помочь. Я знаю не больше твоего.</text:p>
      <text:p text:style-name="P68">Луна как будто ожидала такой ответ.</text:p>
      <text:p text:style-name="P68"><text:span text:style-name="T9">–</text:span> В таком случае мне понадобится твоя помощь, <text:span text:style-name="T9">–</text:span> Луна кивнула Твайлайт. <text:span text:style-name="T9">–</text:span> Ты была её ближайшей и лучшей ученицей и, я надеюсь, поможешь понять мне, где она находится сейчас.</text:p>
      <text:p text:style-name="P68"><text:span text:style-name="T9">–</text:span> Приложу все усилия, Ваше Высочество. Но мне понадобится провести некоторое время в библиотеке Кантерлота.</text:p>
      <text:p text:style-name="P68"><text:span text:style-name="T9">–</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8"/>
      <text:h text:style-name="P147" text:outline-level="2">Поиск решения</text:h>
      <text:p text:style-name="P111"/>
      <text:p text:style-name="P68"><text:span text:style-name="T9">–</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8"><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8"><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8">В этот момент в воздухе прозвучал хлопок, и у меня перед носом возник небольшой свиток, исписанный каллиграфическим почерком.</text:p>
      <text:p text:style-name="P68">Свиток плавно опустился мне в руки.</text:p>
      <text:p text:style-name="P68">“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8">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9">***</text:p>
      <text:p text:style-name="P68"><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8"><text:span text:style-name="T1">–</text:span> У нас нет волшебников, <text:span text:style-name="T1">–</text:span> возразил я.</text:p>
      <text:p text:style-name="P68"><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8">Спорить со старым змеем было сложно, поэтому я переключил внимание на Твайлайт.</text:p>
      <text:p text:style-name="P68"><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8"><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8"><text:soft-page-break/><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8"><text:span text:style-name="T1">–</text:span> А как мы узнаем, когда будет нужное время? План ненадёжен. <text:span text:style-name="T1">–</text:span> <text:span text:style-name="T1">з</text:span>асомневалась Луна.</text:p>
      <text:p text:style-name="P68"><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72">&lt;<text:span text:style-name="T21">Луна приносит в жертву свою кровь, чтобы путешествие к замку прошло без потерь. Жертва не принимается — Дэш погибает</text:span>&gt;</text:p>
      <text:p text:style-name="P68"><text:span text:style-name="T9">&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72"/>
      <text:p text:style-name="P68"><text:span text:style-name="T9">&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8"><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0"> Луна создаёт обратный коридор в срок.</text:span><text:span text:style-name="T9">&gt;</text:span></text:p>
      <text:p text:style-name="P68"/>
      <text:h text:style-name="P147" text:outline-level="2">Поход к замку Принцес-2</text:h>
      <text:p text:style-name="P68"/>
      <text:p text:style-name="P68">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8">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8"><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8"><text:span text:style-name="T1">–</text:span> Это значит, что мы совсем близко от замка. От того остова замок должен быть виден, <text:span text:style-name="T1">–</text:span> прошептала Луна.</text:p>
      <text:p text:style-name="P68">На металлическом боку остова были отчётливо видны четыре вмятины <text:span text:style-name="T9">—</text:span> место торможения Кимеринна.</text:p>
      <text:p text:style-name="P68">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8">Я внимательно осмотрел покорёженный остов. </text:p>
      <text:p text:style-name="P68"><text:soft-page-break/>”...eing” <text:span text:style-name="T9">—</text:span> виднелось под листвой плюща.</text:p>
      <text:p text:style-name="P68">“Откуда здесь взялся рухнувший Боинг?” <text:span text:style-name="T9">&lt;</text:span><text:span text:style-name="T21">Дуглас </text:span><text:span text:style-name="T25">—</text:span><text:span text:style-name="T21"> </text:span><text:span text:style-name="T25">DC-3</text:span><text:span text:style-name="T9">&gt;</text:span></text:p>
      <text:p text:style-name="P68">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8">Кобылки о чём-то спорили, в то время как стражники пытались нащупать брод.</text:p>
      <text:p text:style-name="P68"><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8"><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8"><text:span text:style-name="T1">–</text:span> Кимеринн погиб от тентаклиан, <text:span text:style-name="T1">–</text:span> тихо заметила Луна. <text:span text:style-name="T1">–</text:span> Ждите меня здесь.</text:p>
      <text:p text:style-name="P68">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8">Тяжело дыша, Луна вернулась.</text:p>
      <text:p text:style-name="P72"/>
      <text:p text:style-name="P68"><text:span text:style-name="T9">&lt;</text:span><text:span text:style-name="T20">высоко летать нельзя из-за молний</text:span><text:span text:style-name="T9">&gt;</text:span></text:p>
      <text:p text:style-name="P72"/>
      <text:p text:style-name="P68"><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8">Её голос заглушил протяжный стон металла.</text:p>
      <text:p text:style-name="P68">Остов самолёта выпрямился и, чуть приподнявшись над землёй, сразу же опустился.</text:p>
      <text:p text:style-name="P68"><text:span text:style-name="T1">–</text:span> Дискорд!!! - одновременно воскликнули Луна, Дэш, ЭйДжей, Флаттершай и я.</text:p>
      <text:p text:style-name="P68">И действительно, за штурвалом <text:s/>сидел драконикус и что-то шептал себе под нос. Остов снова приподнялся и опять опустился.</text:p>
      <text:p text:style-name="P68"><text:span text:style-name="T1">–</text:span> У меня бы ни в жизни это бы не получилось, не помогай мне он. <text:span text:style-name="T1">–</text:span> заявил Дискорд.</text:p>
      <text:p text:style-name="P68"><text:span text:style-name="T1">–</text:span> Кто <text:span text:style-name="T9">—</text:span> “он”, <text:span text:style-name="T1">–</text:span> спросила Луна.</text:p>
      <text:p text:style-name="P68"><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8">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8">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8"><text:span text:style-name="T1">–</text:span> Поворачиваем! Поворачиваем! <text:span text:style-name="T1">–</text:span> прохрипел Дискорд.</text:p>
      <text:p text:style-name="P68"><text:span text:style-name="T1">–</text:span> Как? <text:span text:style-name="T1">–</text:span> Твайлайт зажмурилась от напряжения.</text:p>
      <text:p text:style-name="P68"><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68">Кабина медленно накренилась. Деревья поплыли вправо. </text:p>
      <text:p text:style-name="P68"><text:span text:style-name="T1">–</text:span> Выравниваем!!!</text:p>
      <text:p text:style-name="P68">Кабина выровнялась. Сначала деревья, а потом водная гладь медленно проплывали внизу.</text:p>
      <text:p text:style-name="P68"><text:soft-page-break/><text:span text:style-name="T1">–</text:span> Вот так и держим. Эта железяка очень нам благодарна.</text:p>
      <text:p text:style-name="P68"><text:span text:style-name="T1">–</text:span> Скорее! Я долго не выдержу! Она слишком тяжёлая. <text:span text:style-name="T1">–</text:span> Твайлайт дрожала от напряжения.</text:p>
      <text:p text:style-name="P68">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8"><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8"><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8"><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68">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8">Поняв тщётность усилий, пегаска вернулась в самолёт. В закрытую ею дверь через секунду громыхнул тентаклиан.</text:p>
      <text:p text:style-name="P68"><text:span text:style-name="T1">–</text:span> Не сдаёмся! Этой мерзкой дряни не победить нас! <text:span text:style-name="T1">–</text:span> хрипел Дискорд.</text:p>
      <text:p text:style-name="P68">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8"><text:span text:style-name="T1">–</text:span> Я больше не могу, <text:span text:style-name="T1">–</text:span> простонала Твайлайт и лишилась чувств.</text:p>
      <text:p text:style-name="P68">“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8">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8"><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8">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0">двухмесячной</text:span><text:span text:style-name="T9">&gt;</text:span> давности осталось лишь направление движения.</text:p>
      <text:p text:style-name="P68">И опять, как <text:span text:style-name="T9">&lt;</text:span><text:span text:style-name="T20">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68">Мне показался знакомым открывшийся корридор слева.</text:p>
      <text:p text:style-name="P68"><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8">Топот копыт основной группы затихал за поворотом основного корридора. РД коротко кивнула и, пропустив меня в проём, потрусила за мной.</text:p>
      <text:p text:style-name="P68"><text:soft-page-break/>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8"><text:span text:style-name="T1">Дэш</text:span> вытянула шею и навострила уши, прислушивась к затихающему топоту. Потом высоко подпрыгнула и зависла в воздухе.</text:p>
      <text:p text:style-name="P68"/>
      <text:p text:style-name="P68"><text:span text:style-name="T9">&lt;</text:span><text:span text:style-name="T20">Cначала описать попытку усесться сверху. На первой попытке Макс поранился об брошь в гриве РД в виде радужной молнии</text:span><text:span text:style-name="T9">&gt;</text:span></text:p>
      <text:p text:style-name="P68"/>
      <text:p text:style-name="P68"><text:span text:style-name="T1">–</text:span> Хватайся за ноги. <text:span text:style-name="T1">–</text:span> <text:span text:style-name="T1">с</text:span>командовала она.</text:p>
      <text:p text:style-name="P68">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8"><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68">После двух кувырков по камням гудела голова и саднило ушибленное плечо. </text:p>
      <text:p text:style-name="P68"><text:span text:style-name="T1">–</text:span> Дэш? Ты где? Дэш?</text:p>
      <text:p text:style-name="P68">До меня донеслось тяжёлое дыхание и звуки борьбы из бокового прохода метрах в пяти позади меня.</text:p>
      <text:p text:style-name="P68">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8"><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8">Наконец она процедила сквозь зубы:</text:p>
      <text:p text:style-name="P68"><text:span text:style-name="T1">–</text:span> Всё. Уходи! <text:span text:style-name="T1">–</text:span> и с силой толкнула меня в грудь копытом, одновременно вырываясь из объятий.</text:p>
      <text:p text:style-name="P68"><text:span text:style-name="T1">–</text:span> Дэш! <text:span text:style-name="T1">–</text:span> <text:span text:style-name="T1">с</text:span> пола я увидел, как в петле тентаклиана с хрустом ломается её крыло.</text:p>
      <text:p text:style-name="P68">Дэш застонала и у неё подкосились передние ноги.</text:p>
      <text:p text:style-name="P68"><text:span text:style-name="T1">–</text:span> Уйди! Не смотри на меня! <text:span text:style-name="T1">–</text:span> зло крикнула она мне.</text:p>
      <text:p text:style-name="P68">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8">Очередной рывок сбил меня с ног.</text:p>
      <text:p text:style-name="P68">Я очнулся от спёртого дыхания.</text:p>
      <text:p text:style-name="P68">Дискорд, ругаясь сквозь зубы, волок меня под мышкой по коридору, по которому пять минут назад мы с Дэш догоняли группу.</text:p>
      <text:p text:style-name="P68"><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8">Я тупо смотрел на проносящиеся подо мной плиты. Мыслей не было никаких. Только воспоминания.</text:p>
      <text:p text:style-name="P68">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8">Я закрыл глаза и беззвучно закричал. Как сквозь сон мне слышались голоса.</text:p>
      <text:p text:style-name="P68"><text:soft-page-break/><text:span text:style-name="T1">–</text:span> Все приготовились? Луна, ты готова?</text:p>
      <text:p text:style-name="P68"><text:span text:style-name="T1">–</text:span> Да.</text:p>
      <text:p text:style-name="P68"><text:span text:style-name="T1">–</text:span> Твайлайт?</text:p>
      <text:p text:style-name="P68"><text:span text:style-name="T1">–</text:span> Да!</text:p>
      <text:p text:style-name="P68"><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8"><text:span text:style-name="T1">–</text:span> Дэш? Что с ней?</text:p>
      <text:p text:style-name="P68"><text:span text:style-name="T1">–</text:span> Нет времени объяснять. Тентаклианы просыпаются. Начинаем!</text:p>
      <text:p text:style-name="P68"><text:span text:style-name="T1">–</text:span> Начинаем!</text:p>
      <text:p text:style-name="P68"><text:span text:style-name="T1">–</text:span> Начинаем!</text:p>
      <text:p text:style-name="P68">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8">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68">Поток заканчивался окном неправильной формы. Через окно по мере приближения стали видны огни большого города.</text:p>
      <text:p text:style-name="P68">Эпплджек нырнула в проём первая. Флаттершай, прижав к себе ноги и прикрывшись крыльями, влетела вторая.</text:p>
      <text:p text:style-name="P68">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8">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8">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8">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8">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0">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68">Там были лишь темнота и радуга, тающая в последних отблесках исчезающего коридора.</text:p>
      <text:p text:style-name="P69">***</text:p>
      <text:p text:style-name="P68">Невесомость, удар, чувство веса.</text:p>
      <text:p text:style-name="P68">Я открыл глаза.</text:p>
      <text:p text:style-name="P68">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text:soft-page-break/>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8">Мне ЭТО всё приснилось? Но таких ярких и длинных снов не бывает. А ЛСД я перестал баловаться два года назад. Да и не похоже это на трип.</text:p>
      <text:p text:style-name="P68">Я поднял руку и обнаружил в ладони брошь в виде радужной молнии.</text:p>
      <text:p text:style-name="P68">Слабый звук заставил меня обернуться.</text:p>
      <text:p text:style-name="P68">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8"><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8"/>
      <text:p text:style-name="P68"><text:span text:style-name="T9">&lt;</text:span><text:span text:style-name="T20">Поиски Селестии — сюжет:</text:span></text:p>
      <text:p text:style-name="P75">Базовое положение: Селестия физически находится на компе Влада в соседнем с максовым доме, в качестве этической подпрограммы к Нексусу.</text:p>
      <text:p text:style-name="P75">Кратко:</text:p>
      <text:p text:style-name="P75">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75">Эпизод 1:</text:p>
      <text:p text:style-name="P75">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75">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75">…</text:p>
      <text:p text:style-name="P75">Итого:</text:p>
      <text:p text:style-name="P75">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75">Эпизод 3.5 (необязательный): День из жизни Дискорда (впечатления от нового мира, интерес путешествия, нежелание возвращаться).</text:p>
      <text:p text:style-name="P75">Эпизод 4: Эй-Джей рассказывает Максу о Флаттершай, о её тревожном состоянии - сильнейшей депрессии. Флатти отказывается есть и разговаривать.</text:p>
      <text:p text:style-name="P68"><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oft-page-break/><text:span text:style-name="T20">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68"/>
      <text:h text:style-name="P147" text:outline-level="2">Терра. Прибытие</text:h>
      <text:p text:style-name="P68"/>
      <text:p text:style-name="P68">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8">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68">Я присел в коридоре, закрыв глаза.</text:p>
      <text:p text:style-name="P68">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8">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8">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8">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9">***</text:p>
      <text:p text:style-name="P68"><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8">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8">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8">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8">В-четвёртых, через <text:span text:style-name="T9">&lt;</text:span><text:span text:style-name="T20">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8">– Постой, – я оторвался от печальных мыслей, – в чём удача-то, что ты оказался с нами?</text:p>
      <text:p text:style-name="P68">–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8"><text:soft-page-break/>Дискорд отпил воды и попытался поставить стакан в воздух. Стакан немедленно упал и разбился.</text:p>
      <text:p text:style-name="P68">–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8">Стакан медленно собрался воедино и прыгнул обратно в руку Дискорду. – Хорошо, хоть внутренняя сила осталась. – пробурчал он.</text:p>
      <text:p text:style-name="P68">–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8">– А они? – Дискорд кивнул на девушек, сжавшихся в уголке дивана.</text:p>
      <text:p text:style-name="P68">Я пожал плечами. </text:p>
      <text:p text:style-name="P68">– Поживём — увидим. Я никому навязывать обязанности не собираюсь.</text:p>
      <text:p text:style-name="P68"/>
      <text:h text:style-name="P147" text:outline-level="2">Поиски</text:h>
      <text:p text:style-name="P68"/>
      <text:p text:style-name="P68">“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8">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8">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8">А сейчас разберёмся, что там с Нексусом?</text:p>
      <text:p text:style-name="P68">Административная консоль приветственно мигнула зелёным шрифтом.</text:p>
      <text:p text:style-name="P68"><text:span text:style-name="T9">&gt;</text:span>\Привет, Нексус. Это Макс.</text:p>
      <text:p text:style-name="P68"><text:span text:style-name="T9">&lt;\</text:span>Привет, Макс. Рад тебя видеть.</text:p>
      <text:p text:style-name="P73">Хм. Блок эмоций? Или просто модификация стандартного приветствия?</text:p>
      <text:p text:style-name="P68"><text:span text:style-name="T9">&gt;\</text:span>Нексус, отключи память событий за последнюю неделю.</text:p>
      <text:p text:style-name="P68"><text:span text:style-name="T9">&lt;\</text:span>Выполнено, Макс.</text:p>
      <text:p text:style-name="P68"><text:span text:style-name="T9">&gt;</text:span>\Задача по корпоративной логике. Выдай наиболее оптимальное решение.</text:p>
      <text:p text:style-name="P68"><text:span text:style-name="T9">&lt;\</text:span>Жду с нетерпением, Макс.</text:p>
      <text:p text:style-name="P68"><text:span text:style-name="T9">&gt;\</text:span>Постановка задачи.</text:p>
      <text:p text:style-name="P68"><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8"><text:span text:style-name="T9">&gt;\</text:span>Ограничения.</text:p>
      <text:p text:style-name="P68"><text:span text:style-name="T9">&gt;\</text:span>Ты не можешь подать в суд на компанию Б и ждать результатов, так как за время разбирательства компания А обанкротится.</text:p>
      <text:p text:style-name="P68"><text:span text:style-name="T9">&gt;\</text:span>Задание.</text:p>
      <text:p text:style-name="P68"><text:soft-page-break/><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68"><text:span text:style-name="T9">&lt;\</text:span>Задача принята...</text:p>
      <text:p text:style-name="P68"><text:span text:style-name="T9">&lt;\</text:span>...</text:p>
      <text:p text:style-name="P68"><text:span text:style-name="T9">&lt;\</text:span>...</text:p>
      <text:p text:style-name="P68"><text:span text:style-name="T9">&lt;\</text:span>Решение:</text:p>
      <text:p text:style-name="P68"><text:span text:style-name="T9">&lt;\&lt;</text:span><text:span text:style-name="T20">Не следует противопоставлять злу ещё большее зло - это только усилит его — </text:span><text:span text:style-name="T21">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7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8">О-па, уже час дня! Большинство коллег уже разошлись на обед по кафе и пищеблокам. Теперь мне никто не помешает. Надеюсь.</text:p>
      <text:p text:style-name="P68">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8">– Ну как, что там с Нексусом? <text:span text:style-name="T1">–</text:span> оторвался Алекс от своих бутербродов.</text:p>
      <text:p text:style-name="P68"><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8"><text:span text:style-name="T1">–</text:span> Да, с утра они устраивали регрессное тестирование бизнес-блока. Стасу что-то там не понравилось в ответах.</text:p>
      <text:p text:style-name="P68">–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8">–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8">Алекс, наконец, разобрался с пакетами, закрыл шкафчик и пошёл к выходу. Я, ч</text:p>
      <text:p text:style-name="P68">уть поотстав, прошёл за ним до холла.</text:p>
      <text:p text:style-name="P68">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8">Я присел на диванчик рядом с плащём, сделал вид, что читаю смски, и тихо произнёс в воздух перед собой:</text:p>
      <text:p text:style-name="P68">—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8">Дискорд хрустнул газетой, подтверждая, что информация услышана. Я спрятал телефон, встал и направился к <text:s/>стойке охраны…</text:p>
      <text:p text:style-name="P68"><text:soft-page-break/>… Через пару минут мы встретились в коридоре у стенда с достижениями корпорации.</text:p>
      <text:p text:style-name="P68">– Ты точно уверен, что Селестия где-то здесь?</text:p>
      <text:p text:style-name="P68">–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8">–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68">– Если уж на то пошло, никто не обещал, что она будет человеком. Она может оказаться, скажем, какой-нибудь собачкой. Хм... Женского пола.</text:p>
      <text:p text:style-name="P68">– Дискорд!</text:p>
      <text:p text:style-name="P68">– Ась? – Дискорд с отсутствующим выражением лица изучал вехи становления компании, от начала века и до наших дней.</text:p>
      <text:p text:style-name="P68">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8">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8">– Пора. Перерыв закончился, все, в основном, уже сидят на своих местах.</text:p>
      <text:p text:style-name="P68">– Что ж, веди меня, мой фюрер! – Дискорд при этом выпрямился, нахмурился и комично кинул зигу.</text:p>
      <text:p text:style-name="P68">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8">– Неа, не тут.</text:p>
      <text:p text:style-name="P68">Мы спустились на этаж ниже. Там повторилась та же история. И на следующем так же.</text:p>
      <text:p text:style-name="P68">В конце-концов, на пятом этаже Дискорд с шумом втянул в себя воздух, поднял вверх палец и заявил, повернувшись ко мне:</text:p>
      <text:p text:style-name="P68">– О!</text:p>
      <text:p text:style-name="P68">– Ты что-то чувствуешь?</text:p>
      <text:p text:style-name="P68">– Не что-то, а именно её! Ай! – Дискорд высвободил руку из закрывшихся створок дверей. – Селестию, то бишь! Сейчас мы её в два счёта разыщем!</text:p>
      <text:p text:style-name="P68">– Отлично! Может даже, нам удастся вернуться в Эквестрию не дожидаясь конца <text:span text:style-name="T9">&lt;</text:span><text:span text:style-name="T20">трёх</text:span><text:span text:style-name="T9">&gt;</text:span> месяцев. Наверняка Селестии известен способ открыть коридор с этой стороны.</text:p>
      <text:p text:style-name="P68">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8">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8">Мы уже заканчивали осмотр этажа, когда Дискорд внезапно остановился перед стеклянными дверями.</text:p>
      <text:p text:style-name="P68">– А что находится за этой дверью? Почему ты не открываешь её?</text:p>
      <text:p text:style-name="P68">– Там серверная. Моя карточка эту дверь не откроет, туда есть доступ только у нашей сисадминши. Но там и искать нечего, видишь — пусто, людей нет.</text:p>
      <text:p text:style-name="P68">Дискорд уставился в тёмный проём, в глубине которого мигали огоньки маршрутизаторов.</text:p>
      <text:p text:style-name="P68"><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68">– Ты что-то чувствуешь?</text:p>
      <text:p text:style-name="P68">– Нет! – Дискорд отвёл взгляд и пошёл дальше.</text:p>
      <text:p text:style-name="P68">Остаток этажа не принёс в поиски ничего нового.</text:p>
      <text:p text:style-name="P69">***</text:p>
      <text:p text:style-name="P68">Наша компания поглощала ужин, приготовленный девушками, когда Дискорд хлопнул себя по лбу и крикнул:</text:p>
      <text:p text:style-name="P68">– Знаю!</text:p>
      <text:p text:style-name="P68">Эпплджек прекратила рассказывать о своих впечатлениях от интернета и все повернулись к Дискорду.</text:p>
      <text:p text:style-name="P68">Он продолжил.</text:p>
      <text:p text:style-name="P68">–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8">– Да ну? – усомнилась Эпплджек. – С каких это пор?</text:p>
      <text:p text:style-name="P68">–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8">–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8">– Ой! – Флаттершай прикрыла рот рукой и с ужасом посмотрела на Эпплджек.</text:p>
      <text:p text:style-name="P68">–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8">Я понял, что Дискорд уже всё решил. Что ж, возможно, так будет лучше.</text:p>
      <text:p text:style-name="P68">– Ты собираешься уехать?</text:p>
      <text:p text:style-name="P68">– Да. Чем скорее, тем лучше. У нас всё ещё есть почти <text:span text:style-name="T9">&lt;</text:span><text:span text:style-name="T20">три месяца</text:span><text:span text:style-name="T9">&gt;</text:span> на поиски. Думаю, мне хватит. – Дискорд встал и начал собираться.</text:p>
      <text:p text:style-name="P68">– А как…</text:p>
      <text:p text:style-name="P68">– Не изволь беспокоиться, я и не в таких мирах бывал, – перебил меня Дискорд. –</text:p>
      <text:p text:style-name="P72"/>
      <text:p text:style-name="P68"><text:span text:style-name="T9">&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72"/>
      <text:p text:style-name="P68"><text:s/>Пхе! Денег мне не надо — сам раздобуду. Главное — не уходите далеко от коридора. Ко времени перехода я вернусь. Или раньше.</text:p>
      <text:p text:style-name="P68"/>
      <text:h text:style-name="P147" text:outline-level="2"><text:soft-page-break/>Безнадёжность</text:h>
      <text:p text:style-name="P72">&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68">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0">расширить</text:span><text:span text:style-name="T9">&gt;</text:span>.</text:p>
      <text:p text:style-name="P68">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0">расширить</text:span><text:span text:style-name="T9">&gt;</text:span>.</text:p>
      <text:p text:style-name="P68">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0">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0">пять</text:span><text:span text:style-name="T9">&gt;</text:span>длинную прореху в куртке, <text:span text:style-name="T9">&lt;</text:span><text:span text:style-name="T20">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0">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9">***</text:p>
      <text:p text:style-name="P68">–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8"><text:span text:style-name="T9">&lt;</text:span><text:span text:style-name="T20">подать фонарь под другим сосусом</text:span><text:span text:style-name="T9">&gt;</text:span> </text:p>
      <text:p text:style-name="P68">–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8">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8">–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8">–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0">уменьшить подозрения — о них должен догадаться Макс</text:span><text:span text:style-name="T9">&gt;</text:span>?</text:p>
      <text:p text:style-name="P68">– Да, у меня тоже было такое чувство, что он хочет от нас избавиться. Но он же объяснил, почему. Или ты думаешь, что?..</text:p>
      <text:p text:style-name="P68">–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8">– Надо же! У меня были такие же мысли ещё в самом начале. Ты тоже считаешь, что он хочет вернуть себе статус правителя Эквестрии?</text:p>
      <text:p text:style-name="P68">Что считала Жанна, я услышать не успел. Внезапно её лицо исказила гримаса ужаса, она прижала ладони к лицу и крикнула:</text:p>
      <text:p text:style-name="P68">– Берегись!!!</text:p>
      <text:p text:style-name="P68"><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8">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8"><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8">В голове звенело.</text:p>
      <text:p text:style-name="P68">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68">– Он х-хотел тебя ут-топить. – Жанна схватила отломанную руку снеговика и закинула её в полынью.</text:p>
      <text:p text:style-name="P68">Я покачал головой. </text:p>
      <text:p text:style-name="P68">–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8">–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0">улучшить</text:span><text:span text:style-name="T9">&gt;</text:span>. А тот случай, когда мне пришлось зашивать тебе куртку после нападения убийц <text:span text:style-name="T9">&lt;</text:span><text:span text:style-name="T20">клоунов/санта-клаусов</text:span><text:span text:style-name="T9">&gt;</text:span> — ты тоже это представил, как веселье пьяной шпаны.</text:p>
      <text:p text:style-name="P68">Так вот, что я тебе скажу — это всё не так! Это не совпадения! Не бывает таких совпадений. Тебя кто-то или что-то хочет убить.</text:p>
      <text:p text:style-name="P68">– Жанна, но снеговик… Это смешно! Убить снеговиком — это самый нелепый способ убийства, о котором можно себе представить!</text:p>
      <text:p text:style-name="P68">И тут до меня дошло.</text:p>
      <text:p text:style-name="P68">Самый нелепый! Самый глупый и невообразимый! Всё сходится! Точно!</text:p>
      <text:p text:style-name="P68">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68">Я осмотрел прибрежные кусты. В тусклом свете фонаря их силуэты казались изготовившимися к броску химерами.</text:p>
      <text:p text:style-name="P68">– Пойдём отсюда, Жанна. Тут опасно находиться.</text:p>
      <text:p text:style-name="P68">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8">Когда я бросил последний взгляд на озеро, мне показалось, что из-подо льда нас провожали злые глазки снеговика.</text:p>
      <text:p text:style-name="P68"/>
      <text:h text:style-name="P147" text:outline-level="2"><text:soft-page-break/>След?</text:h>
      <text:p text:style-name="P111"/>
      <text:p text:style-name="P68"><text:span text:style-name="T9">&lt;</text:span><text:span text:style-name="T20">сначала эпизод - проверка сумки в серверной</text:span><text:span text:style-name="T9">&gt;</text:span></text:p>
      <text:p text:style-name="P68"><text:span text:style-name="T9">&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68">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8">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68">– Анджела, можно тебя на секундочку?</text:p>
      <text:p text:style-name="P68">– Да? – Она захлопнула книгу <text:span text:style-name="T9">&lt;</text:span><text:span text:style-name="T20">“Последний Единорог” Питера Бигла</text:span><text:span text:style-name="T9">&gt;</text:span> и повернулась ко мне.</text:p>
      <text:p text:style-name="P68">– Я тут проходил мимо серверной и заметил, что там висит сумка. Кто-то забыл, наверное. Надо бы разослать на офис извещение о находке.</text:p>
      <text:p text:style-name="P68">–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8">–Так это твоя?</text:p>
      <text:p text:style-name="P68">– Если чёрная кожаная, с заклёпками — то моя. Хотя в серверной чужой быть и не должно.</text:p>
      <text:p text:style-name="P68">– Чёрная. С заклёпками. – Я всматривался в Анджелу, но рассмотреть в чёрненькой фигуристой девушке Селестию у меня плохо получалось.</text:p>
      <text:p text:style-name="P68">– Что ты на меня так смотришь? У меня там вымазано? – Анджела попыталась, изогнувшись, заглянуть себе за плечо.</text:p>
      <text:p text:style-name="P68">– Да нет, всё в порядке, не волнуйся. А тебе, часом, никогда не снилось, что у тебя есть копыта, рог и крылья?</text:p>
      <text:p text:style-name="P68">–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72"/>
      <text:p text:style-name="P68"><text:span text:style-name="T9">&lt;</text:span><text:span text:style-name="T20">расширить. Перед кафешкой - диалог с Флатти и ЭйДжей. Все думают, что наконец-то нашли Селестию. Все ликуют</text:span><text:span text:style-name="T9">&gt;</text:span></text:p>
      <text:p text:style-name="P72"/>
      <text:p text:style-name="P68">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8">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8">–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8">На том и остановились.</text:p>
      <text:p text:style-name="P68"><text:soft-page-break/></text:p>
      <text:p text:style-name="P68"><text:span text:style-name="T9">&lt;</text:span><text:span text:style-name="T20">Расширить сцену в кафе. Ожидание, подьём и… падение ожиданий</text:span><text:span text:style-name="T9">&gt;</text:span></text:p>
      <text:p text:style-name="P68"/>
      <text:p text:style-name="P69">***</text:p>
      <text:p text:style-name="P68">На кухне за столиком сидели две девушки и сочиняли письмо.</text:p>
      <text:p text:style-name="P68">–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8">–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8">– Вот теперь другое дело! – Эпплджек выставила листок на свет, любуясь написанным.</text:p>
      <text:p text:style-name="P68">– А ты уверена, что так можно? – робко встряла Флаттершай. – “Дёшевый охламон” не похоже на вежливое приветствие.</text:p>
      <text:p text:style-name="P68">– Ещё как похоже! Я с Биг Маком так всегда здороваюсь, когда он, перебрав маленько сидра, заявляется под утро со следами помады на шее.</text:p>
      <text:p text:style-name="P68">– А-а-а. Ну ладно. А разве “мы б тебя век не видели, если б не принцесса”...</text:p>
      <text:p text:style-name="P68">–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8">–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8">–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8">Эпплджек выхватила листок и начала править текст.</text:p>
      <text:p text:style-name="P68">– Так… Так… И вот так! Теперь порядок! – Эпплджек вернула листок Флаттершай.</text:p>
      <text:p text:style-name="P68">–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8">–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8">–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8">–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8">– Так это ты дома сидела вовсе не из-за болезни? – поразилась Эпплджек <text:span text:style-name="T9">&lt;</text:span><text:span text:style-name="T20">упомянуть болезнь Флатти в соответствующем разделе</text:span><text:span text:style-name="T9">&gt;</text:span></text:p>
      <text:p text:style-name="P68"><text:soft-page-break/>– Угу. Лес в последнее время совсем чужой стал. Даже Энджел опасался в него выходить. Не говоря уже о Гарри.</text:p>
      <text:p text:style-name="P68">– Что-то мне это напоминает.</text:p>
      <text:p text:style-name="P68">– Что?</text:p>
      <text:p text:style-name="P68">–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8">–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8">– Агась, вырвался бы он, если бы не я. Дай-ка сюда письмо...</text:p>
      <text:p text:style-name="P68">– “...хорошо, что рядом была Эпплджек и спасла его...”. – Так годится?</text:p>
      <text:p text:style-name="P68">– Пожалуй, да.</text:p>
      <text:p text:style-name="P68">–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8">–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8">Флаттершай обернулась вслед Эпплджек и тайком дописала: ”Приезжай скорее, дорогой друг, мне так тоскливо без тебя. Твоя Флатти”.</text:p>
      <text:p text:style-name="P68">– Да-да, я мигом! – <text:span text:style-name="T1">д</text:span>евушка схватила листок бумаги и помчалась к ноутбуку.</text:p>
      <text:p text:style-name="P68"/>
      <text:h text:style-name="P147" text:outline-level="2">Озарение</text:h>
      <text:p text:style-name="P68"/>
      <text:p text:style-name="P68"><text:span text:style-name="T9">&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89"/>
      <text:p text:style-name="P9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9"/>
      <text:p text:style-name="P85">Разговор не клеился.</text:p>
      <text:p text:style-name="P8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9"><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9"><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9"><text:span text:style-name="T9">– </text:span>Ну хорошо. Убедила. В конце-концов, можем поступить так. Вы с Флатти вернётесь обратно а я продолжу поиски здесь.</text:p>
      <text:p text:style-name="P89"><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89"><text:span text:style-name="T9">– </text:span>Вы можете связываться со мной раз в месяц по коридору.</text:p>
      <text:p text:style-name="P89"><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9"><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9">Эпплджек недоверчиво хмыкнула.</text:p>
      <text:p text:style-name="P89"><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9"><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9"><text:span text:style-name="T9">– </text:span>Конечно оставаться. Кто ещё, кроме нас, может найти её?</text:p>
      <text:p text:style-name="P89"><text:span text:style-name="T9">– </text:span>Я думал, ты не сможешь оставить Энджела и всех остальных надолго.</text:p>
      <text:p text:style-name="P89"><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4"><text:span text:style-name="T9">– </text:span>Извини, Флаттершай, забылся.</text:p>
      <text:p text:style-name="P94"><text:span text:style-name="T9">– </text:span>Та ладно, я ж не против, – возразила Эпплджек. – Не парься, Флатти. Было б хуже, если б он <text:s/>назвал меня Эпплджек на людях.</text:p>
      <text:p text:style-name="P94"><text:span text:style-name="T9">– </text:span>Ты так... – запнулась Флаттершай. – Так быстро забыла свою ферму. И...</text:p>
      <text:p text:style-name="P94"><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4"><text:span text:style-name="T9">– </text:span>Как ты можешь так говорить? – расплакалась Флаттершай.</text:p>
      <text:p text:style-name="P94"><text:span text:style-name="T9">– </text:span>Эй, девушки, не ссорьтесь! Мы — одна команда! И надеюсь, останемся ею и в дальнейшем. </text:p>
      <text:list xml:id="list6974493383285914764" text:style-name="L5">
        <text:list-header>
          <text:p text:style-name="P15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4"><text:soft-page-break/><text:span text:style-name="T9">– </text:span>А если нет? – Эпплджек смотрела мне мне прямо в глаза.</text:p>
      <text:list xml:id="list36627109" text:continue-numbering="true" text:style-name="L5">
        <text:list-header>
          <text:p text:style-name="P159">Я молча пожал плечами. Эпплджек уверенно продолжила.</text:p>
        </text:list-header>
      </text:list>
      <text:p text:style-name="P94"><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4"><text:span text:style-name="T9">– </text:span>Спасибо, ЭйДжей.</text:p>
      <text:p text:style-name="P94"><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6646272" text:continue-numbering="true" text:style-name="L5">
        <text:list-header>
          <text:p text:style-name="P159">Флаттершай пробормотала нечто, показавшееся мне знакомым.</text:p>
        </text:list-header>
      </text:list>
      <text:p text:style-name="P94"><text:span text:style-name="T9">– </text:span>Флатти, ты что-то сказала? Я не расслышал.</text:p>
      <text:p text:style-name="P94"><text:span text:style-name="T9">– </text:span>Намерение Изменяет Реальность.</text:p>
      <text:p text:style-name="P94"><text:span text:style-name="T9">– </text:span>Эээ. А где ты слышала эту фразу, если не секрет?</text:p>
      <text:p text:style-name="P94"><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6643116" text:continue-numbering="true" text:style-name="L5">
        <text:list-header>
          <text:p text:style-name="P159">У меня как будто вспыхнула лампочка в мозгу. Кирпичики быстро выстраивались в целостную картину. Я ринулся в прихожую.</text:p>
        </text:list-header>
      </text:list>
      <text:p text:style-name="P94"><text:span text:style-name="T9">– </text:span>Флатти, ЭйДжей, буду через час. Ждите!</text:p>
      <text:p text:style-name="P89"/>
      <text:h text:style-name="P148" text:outline-level="2">Почти.</text:h>
      <text:p text:style-name="P112"/>
      <text:p text:style-name="P94">В офисе меня встретил лыбящийся Стас.</text:p>
      <text:p text:style-name="P9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4">Я уставился на Стаса и он, захлёбываясь от торопливости, начал <text:span text:style-name="T9">расказывать</text:span>.</text:p>
      <text:p text:style-name="P9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4">– Ты его уничтожил?</text:p>
      <text:p text:style-name="P94">– Кого?</text:p>
      <text:p text:style-name="P94">– Этический модуль. Селестию.</text:p>
      <text:p text:style-name="P9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4">– Ты его уничтожил?</text:p>
      <text:p text:style-name="P9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4">– То есть, на домашнем компьютере Влада модуль работает и дальше?</text:p>
      <text:p text:style-name="P94"><text:soft-page-break/>– Ага. К нему-то у меня доступа нету. Но в кластер к Нексусу он больше не пролезет.</text:p>
      <text:p text:style-name="P94">– Спасибо, Стас. Ты молодец.</text:p>
      <text:p text:style-name="P94">Ниточка, чуть было не прервавшаяся в офисе, повела в квартиру Влада.</text:p>
      <text:p text:style-name="P94"/>
      <text:h text:style-name="P148" text:outline-level="2">Дискорд</text:h>
      <text:p text:style-name="P111"/>
      <text:p text:style-name="P112">Девушки поспешно собирались, пока я растолковывал им задачу.</text:p>
      <text:p text:style-name="P112"><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2"><text:span text:style-name="T9">– </text:span>Это тот твой приятель, который разбился с полгода назад? – спросила Эпплджек.</text:p>
      <text:p text:style-name="P112"><text:span text:style-name="T9">– </text:span>Да, это он.</text:p>
      <text:p text:style-name="P112"><text:span text:style-name="T9">– </text:span>А как мы попадём в его квартиру? Там сейчас кто-то живёт? – Флаттершай прыгала на одной ноге, натягивая кед.</text:p>
      <text:p text:style-name="P112"><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3">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0">Найти более природный повод упомянуть о наваре. </text:span><text:span text:style-name="T20">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0">Плохо написано!</text:span><text:span text:style-name="T9">&gt;</text:span></text:p>
      <text:p text:style-name="P113">Я поднёс брелок пропуска к домофону, но дверь подъезда не открылась. Замигала красная лампочка и зажужжал зуммер.</text:p>
      <text:p text:style-name="P113">Я выругался.</text:p>
      <text:p text:style-name="P113"><text:span text:style-name="T9">– </text:span>Макс, что случилось? У нас проблемы?</text:p>
      <text:p text:style-name="P113"><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3"><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3"><text:span text:style-name="T9">– </text:span>Нет нужды. Лучше станьте-ка сзади меня так, чтобы заслонить от этих бабулек и от вооон той камеры наблюдения.</text:p>
      <text:list xml:id="list1342087294645101028" text:style-name="L6">
        <text:list-header>
          <text:p text:style-name="P16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9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4">Раздался лёгкий «кряк» и дверь подалась.</text:p>
      <text:p text:style-name="P134"><text:span text:style-name="T9">– </text:span>Девушки, заходим.</text:p>
      <text:p text:style-name="P8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4">Прихожая встретила нас толстым слоем пыли. Мы тихонько прошли внутрь и я закрыл дверь изнутри.</text:p>
      <text:p text:style-name="P89"><text:span text:style-name="T1">Компьютер</text:span> стоял там же, где и обычно <text:span text:style-name="T1">— в личном кабинете Влада на столе у окна.</text:span></text:p>
      <text:p text:style-name="P134"><text:span text:style-name="T9">– </text:span>Макс, тут окно разбито! И верёвка какая-то висит. – крикнула Флаттершай из кухни.</text:p>
      <text:p text:style-name="P134"><text:span text:style-name="T9">–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pan text:style-name="T9">– </text:span>Монитор выключен. – <text:s/>раздалось из угла. Кресло с высокой спинкой повернулось, открыв нашим взорам Дискорда. </text:p>
      <text:p text:style-name="P13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pan text:style-name="T9">– </text:span>Оп-па! – пробормотала Эпплджек. – Нежданчик!</text:p>
      <text:p text:style-name="P134"><text:span text:style-name="T9">– </text:span>Ты, я вижу, времени не терял, – моя рука под прикрытием стола медленно тянулась к тяжёлой фарфоровой кружке, стоящей на краю.</text:p>
      <text:p text:style-name="P114"><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4"><text:span text:style-name="T9">– </text:span>А почему ты вообще решил искать нас тут? – спросила Эпплджек. – Приехал бы домой. Мы б тебя чаем напоили.</text:p>
      <text:p text:style-name="P114"><text:span text:style-name="T9">–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4"><text:span text:style-name="T9">– </text:span>С кем это вы тут разговариваете?</text:p>
      <text:list xml:id="list2870117109683777950" text:style-name="L7">
        <text:list-header>
          <text:p text:style-name="P149"><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Оглушённый Дискорд попытался было отъехать на кресле в сторону, но я припёр его стулом к стенке.</text:p>
      <text:p text:style-name="P114">– Жанна, Флатти, хватайте ноут и на выход! Я с ним разберусь! Не теряйте вре...!</text:p>
      <text:p text:style-name="P114">– ТЫ ИДИО...!!!</text:p>
      <text:p text:style-name="P114">Дискорд <text:s/>зорал одновременно со мной, прикрываясь от меня руками, когда раздался оглушительный</text:p>
      <text:p text:style-name="P114">...</text:p>
      <text:p text:style-name="P115">БАХ!!!</text:p>
      <text:p text:style-name="P114">…</text:p>
      <text:p text:style-name="P11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47" text:outline-level="2">Селестия</text:h>
      <text:p text:style-name="P134"/>
      <text:p text:style-name="P11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p>
      <text:p text:style-name="P134">– Привет опять. Как ты меня слышишь?</text:p>
      <text:p text:style-name="P1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p>
      <text:p text:style-name="P123">– Ффы, тьфу, пффф, пфу! <text:span text:style-name="T9">&lt;</text:span><text:span text:style-name="T20">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1">сюда можно вставить похождения Дискорда — вторая неопубликованная глава. Первая — секс с Селестией</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text:soft-page-break/>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5">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5">(предполагалось, что он уволился, но, чтобы оставить ему путь к отступлению, назвали увольнение творческим отпуском)</text:span><text:span text:style-name="T9">&gt;</text:span></text:p>
      <text:p text:style-name="P127">– И что? – продолжила его мысль Эпплджек.</text:p>
      <text:p text:style-name="P127">– Эквестрийские <text:span text:style-name="T9">&lt;</text:span><text:span text:style-name="T20">три месяца</text:span><text:span text:style-name="T9">&gt;</text:span> КО-РО-ЧЕ местных. – с нажимом повторил Дискорд. – По моим подсчётам, на два дня.</text:p>
      <text:p text:style-name="P127">– И?!! – до меня уже дошло, но Эпплджек продолжала тупить.</text:p>
      <text:p text:style-name="P127">–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text:soft-page-break/>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3"/>
      <text:h text:style-name="P147"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9">&lt;</text:span><text:span text:style-name="T20">полгода</text:span><text:span text:style-name="T9">&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4" text:outline-level="1">Беседа за столиком в ночи</text:h>
      <text:p text:style-name="P91">Из-за заинтересованности Эквуса в Максе, тому не приходится прилагать усилий для 34 — на что ему указывает Анакорн</text:p>
      <text:p text:style-name="P9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89"><text:span text:style-name="T1">– </text:span>Анакорн. <text:span text:style-name="T1">– о</text:span>трекомендовался он. <text:span text:style-name="T9">– </text:span><text:span text:style-name="T1">Демиург.</text:span></text:p>
      <text:p text:style-name="P89"><text:span text:style-name="T1">– </text:span>П-привет. Макс. <text:span text:style-name="T1">– в</text:span> смятении представился я.</text:p>
      <text:p text:style-name="P8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4"/>
      <text:p text:style-name="P89"><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1">дело даже не в магии — она во многих молодых мирах есть). Дело в нестыковках, несуразицах и нелепицах.</text:span><text:span text:style-name="T1">&gt;</text:span></text:p>
      <text:p text:style-name="P94"/>
      <text:p text:style-name="P8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9"><text:span text:style-name="T1">Юноша</text:span> закинул ногу за ногу и пытливо смотрел на меня, играя карандашём .</text:p>
      <text:p text:style-name="P89">Я совсем запутался.</text:p>
      <text:p text:style-name="P89"><text:span text:style-name="T1">– </text:span>Какая проблема? Какое решение? Кто ты <text:span text:style-name="T1">вообще</text:span>?</text:p>
      <text:p text:style-name="P89"><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4">– Стоп, не торопись. – у меня голова пошла кругом от информации. – Я ничего не понял. Какие-такие проблемы? Какие варианты? Зачем его поддерживать?</text:p>
      <text:p text:style-name="P94">Анакорн недовольно поморщился, но продолжил.</text:p>
      <text:p text:style-name="P9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4"/>
      <text:p text:style-name="P94"><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8">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7">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6"><text:soft-page-break/></text:p>
      <text:p text:style-name="P94"/>
      <text:p text:style-name="P94"/>
      <text:p text:style-name="P9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4">На голограмме появилась солнечная система Эквуса. Почему-то в центре системы был сам Эквус. Вокруг него вращались солнце и луна.</text:p>
      <text:p text:style-name="P94">Анакорн плюхнулся обратно в кресло и схватился за голову. Потом, немного успокоившись, продолжил.</text:p>
      <text:p text:style-name="P9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4">Анакорн отпил из стакана и продолжил.</text:p>
      <text:p text:style-name="P9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1">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4">Анакорн постучал по столику указкой. Солнечная система увеличилась, оставив в поле зрения только шар Эквуса.</text:p>
      <text:p text:style-name="P9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9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97">Ко мне наконец-то пришло понимание ситуации.</text:p>
      <text:p text:style-name="P9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4">Анакорн смутился.</text:p>
      <text:p text:style-name="P9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4">(<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4"><text:span text:style-name="T18">– Сам ты раздолбай! – произнёс, наконец, Свирл</text:span>)</text:p>
      <text:p text:style-name="P94">… И создали вы его достаточно топорно — видишь, он трещит по швам.</text:p>
      <text:p text:style-name="P94">– Хмм. То есть, это брони создали Эквус?</text:p>
      <text:p text:style-name="P94">–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4">Я вспомнил события последнего года <text:span text:style-name="T9">&lt;</text:span>упомянуть в эпизоде на Терре, что МЛП-сериал закрылся год назад<text:span text:style-name="T9">&gt;</text:span></text:p>
      <text:p text:style-name="P9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4">Анакорн с такой силой сжал карандаш, что он хрустнул.</text:p>
      <text:p text:style-name="P9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4"/>
      <text:p text:style-name="P94"/>
      <text:p text:style-name="P9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1">– </text:p>
      <text:p text:style-name="P9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7"><text:soft-page-break/>– Верни Рэйнбоу!!!</text:p>
      <text:p text:style-name="P97">Обломки карандаша выпали из кулака Анакорна на столик.</text:p>
      <text:p text:style-name="P97">– Э-э-э… м-м-м… ну-у-у... Нельзя сказать, что это совсем невыполнимо… Но, прямо скажу, задачка не для студента!</text:p>
      <text:p text:style-name="P97">– А ты студент?</text:p>
      <text:p text:style-name="P9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7">– Нет. Плата остаётся неизменной. Тут мы квиты. У меня тоже мало шансов помочь тебе — я не имею ни малейшего понятия, как это сделать.</text:p>
      <text:p text:style-name="P97">Ставшие почти прозрачными стены комнаты снова обрели материальность. Анакорн пожал плечами и протянул мне руку через столик.</text:p>
      <text:p text:style-name="P9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7">Я задумался.</text:p>
      <text:p text:style-name="P9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7">Анакорн почесал в затылке.</text:p>
      <text:p text:style-name="P97">– А кьютимарки? Как, <text:span text:style-name="T9">&lt;</text:span><text:span text:style-name="T25">чёрт</text:span><text:span text:style-name="T9">&gt;</text:span> меня побери, объяснить кьютимарки?</text:p>
      <text:p text:style-name="P97">– А кьютимарки ты сам даришь пони, когда распознаёшь их жизненное предназначение.</text:p>
      <text:p text:style-name="P9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7">Я пожал плечами.</text:p>
      <text:p text:style-name="P97">–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Да, т<text:span text:style-name="T5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text:soft-page-break/>–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9">–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9">–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4">– Эквусу позарез нужна помощь. И он надеется получить эту помощь от тебя. Видишь, он из кожи вон лезет, чтобы тебе понравиться.</text:p>
      <text:p text:style-name="P91">Он старался тебя рассмешить и показать себя с лучшей стороны. К сожалению, надлого его не хватило — к твоему прибытию он был на грани...</text:p>
      <text:p text:style-name="P94">Тебе не приходилось заботиться о жилье и питании, ты нравишься кобылкам...</text:p>
      <text:p text:style-name="P94">– Гм! Я бы попросил тебя не касаться моих отношений с Рэйнбоу!</text:p>
      <text:p text:style-name="P9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4">У меня сердце буквально ухнуло куда-то вниз, в область желудка.</text:p>
      <text:p text:style-name="P9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9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4">– Та ладно, не утешай. Я не маленький ребёнок. Долг платежом красен. Сделаю то, что ты хочешь. Как сумею.</text:p>
      <text:p text:style-name="P9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4">Анакорн наблюдал за мной без улыбки. По его нейтральному выражению лица невозможно было догадаться, о чём он думает.</text:p>
      <text:p text:style-name="P94">– Ну вот и отлично. Рад, что мы наконец-то пришли к сделке.</text:p>
      <text:p text:style-name="P9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8">– Пора закругляться. Ты начинаешь сгорать. Надо утрясти последние детали, пока ещё есть пару минут.</text:p>
      <text:p text:style-name="P94">– Валяй. Я тебя внимательно слушаю.</text:p>
      <text:p text:style-name="P9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94">– А я разве сплю?</text:p>
      <text:p text:style-name="P94"><text:soft-page-break/>– Сейчас — нет. Но как только мы закроем сделку — проснёшься. Потому что нет иного способа вернуть тебя в реальный мир.</text:p>
      <text:p text:style-name="P94">– Эээ, постой. А как я в Эквестрию и обратно возвращался?</text:p>
      <text:p text:style-name="P9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4">Так вот, возвращать тебя обратно в твой мир я не буду. </text:p>
      <text:p text:style-name="P94">Во-первых, может возникнуть временная <text:span text:style-name="T9">&lt;</text:span><text:span text:style-name="T20">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4">– Ты ещё увидишь пару снов на прощание. Удачи!</text:p>
      <text:p text:style-name="P94"/>
      <text:p text:style-name="P99">&lt;<text:span text:style-name="T1">- Но если миры Эквестрии станут существовать — появятся и те из них, в которых тьма страданий, постапокалипсис.</text:span></text:p>
      <text:p text:style-name="P99"><text:span text:style-name="T1">- И это лучше, чем не существовать, поверь</text:span>&gt;</text:p>
      <text:p text:style-name="P95">***</text:p>
      <text:p text:style-name="P95"/>
      <text:p text:style-name="P94">&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4"/>
      <text:p text:style-name="P94">– Привет, Макс. – образ Селестии снова реял передо мной, как <text:span text:style-name="T9">&lt;</text:span><text:span text:style-name="T20">полгода</text:span><text:span text:style-name="T9">&gt;</text:span> назад. – Я хочу поблагодарить тебя за всё.</text:p>
      <text:p text:style-name="P94">– Пожалста. – ответил я безучастно. – Всегда рад. Только Вам не нужно было ТАК распинаться, чтобы заручиться моей помощью.</text:p>
      <text:p text:style-name="P94">Селестия на мгновение смутилась, но продолжила.</text:p>
      <text:p text:style-name="P94">&lt;<text:span text:style-name="T20"> - Ты морочила мне яйца, чтобы заинтересовать? Всё, как Свирл указал?</text:span></text:p>
      <text:p text:style-name="P91">–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1"><text:soft-page-break/>Я покачал головой.</text:p>
      <text:p text:style-name="P94"><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4">– <text:s text:c="2"/>За благополучие Эквестрии я бы и не ТАК разопнулась.<text:span text:style-name="T9">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3841079018434703672" text:style-name="L8">
        <text:list-header>
          <text:p text:style-name="P162">(<text:span text:style-name="T27">Луна — как повелительница снов, слышала разговор Макса с Анакорном</text:span>)</text:p>
          <text:p text:style-name="P163"/>
        </text:list-header>
      </text:list>
      <text:p text:style-name="P124">***</text:p>
      <text:p text:style-name="P89"><text:span text:style-name="T1">–</text:span> Ты?..</text:p>
      <text:p text:style-name="P89"><text:span text:style-name="T1">–</text:span> Ты??!</text:p>
      <text:p text:style-name="P89"><text:span text:style-name="T1">–</text:span> Ты мне снишься??</text:p>
      <text:p text:style-name="P89"><text:span text:style-name="T1">–</text:span> Это ты мне снишься!!</text:p>
      <text:p text:style-name="P89"><text:span text:style-name="T1">–</text:span> Неважно… Пусть мы друг-другу снимся… Ты как, Дэш?</text:p>
      <text:p text:style-name="P89"><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text:span><text:soft-page-break/><text:span text:style-name="T1">неслись по развалинам этого уродского замка, и во что-то врезались. А дальше не помню. </text:span><text:span text:style-name="T21">Как-то это не круто совсем!</text:span></text:p>
      <text:p text:style-name="P27">- <text:span text:style-name="T1">Дэш, - сказал я, едва сдерживая слёзы, - ты самая крутая в мире пони! Ты победила смерть! Ты умерла и вернулась с того света!</text:span></text:p>
      <text:p text:style-name="P89"><text:span text:style-name="T23">- Точно? Ну офигеть! </text:span>А ты как?</text:p>
      <text:p text:style-name="P89"><text:span text:style-name="T1">–</text:span> И я в порядке. Вот, возвращаюсь в свой мир. Ну, не совсем в свой. Почти в свой.</text:p>
      <text:p text:style-name="P89"><text:span text:style-name="T1">–</text:span> Навсегда?</text:p>
      <text:p text:style-name="P89"><text:span text:style-name="T1">–</text:span> Скорее всего, да.</text:p>
      <text:p text:style-name="P89"><text:span text:style-name="T1">–</text:span> Это плохо. Я хотела тебе сказать…</text:p>
      <text:p text:style-name="P89"><text:span text:style-name="T1">–</text:span> Не надо, Дэш. Не стоит терзать себя. Мне тоже очень хотелось остаться. Но так надо. Мне очень жаль…</text:p>
      <text:p text:style-name="P8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9"><text:span text:style-name="T1">–</text:span> И тебя, и Твайлайт, и Рэрити, и Селестию, и всех-всех-всех… Таковы правила.</text:p>
      <text:p text:style-name="P89"><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89">Я опустил руку на шею Дэш и ощутил теплоту и лёгкое покалывание в пустоте.</text:p>
      <text:p text:style-name="P89"><text:span text:style-name="T9">–</text:span> Мне кажется, Дэш, <text:span text:style-name="T1">м</text:span>ы найдём способ связаться. Рано или поздно.</text:p>
      <text:p text:style-name="P89"><text:span text:style-name="T1">–</text:span> И лучше рано, чем поздно! Я не люблю ждать!</text:p>
      <text:p text:style-name="P89"><text:span text:style-name="T1">–</text:span> Да, Дэш. <text:span text:style-name="T1">–</text:span> её образ начал таять. <text:span text:style-name="T1">–</text:span> Да, я помню. Я всё ещё помню…</text:p>
      <text:p text:style-name="P89"/>
      <text:h text:style-name="P147" text:outline-level="2">Земля</text:h>
      <text:p text:style-name="P92">Музыкальная тема из бегущего по лезвию бритвы — <text:span text:style-name="T9">Mission impossible</text:span></text:p>
      <text:p text:style-name="P93">&lt;Ужас возвращения из тёплого волшебного мира друзей в холодную скучную реальность.&gt;</text:p>
      <text:p text:style-name="P8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6"><text:span text:style-name="T1">Я нашарил ногами тапки и пошёл в ванную. Проходя мимо стола, зацепился взглядом за</text:span> эскиз <text:span text:style-name="T1">рисунка</text:span>.</text:p>
      <text:p text:style-name="P8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Такое правило есть, называется «Правило 72-х часов». У меня эта граница уже раз десять пройдена.</text:span></text:p>
      <text:p text:style-name="P8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8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87">Доставая из стола ключи от машины, опять наткнулся взглядом на эскиз.</text:p>
      <text:p text:style-name="P8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87">Назову-ка я фантазию «Последний фанфик».</text:p>
      <text:p text:style-name="P87"/>
      <text:p text:style-name="P87"/>
      <text:p text:style-name="P87"/>
      <text:p text:style-name="P89"/>
      <text:p text:style-name="P89"/>
      <text:p text:style-name="P89"/>
      <text:p text:style-name="P9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9"/>
      <text:p text:style-name="P8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9"/>
      <text:p text:style-name="P89"/>
      <text:p text:style-name="P89"/>
      <text:p text:style-name="P89"/>
      <text:p text:style-name="P70"/>
      <text:p text:style-name="P68"><text:span text:style-name="T1">–</text:span> Запрыгивай <text:span text:style-name="T1">–</text:span> разгневанно фыркнула она и ткнулась в меня боком.</text:p>
      <text:p text:style-name="P68"><text:soft-page-break/>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8">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1">Живая лошадь — не кошка, ухаживать за ней сложнее</text:span><text:span text:style-name="T9">&gt;</text:span></text:p>
      <text:p text:style-name="P68">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8"><text:span text:style-name="T9">–</text:span> Держись! <text:span text:style-name="T9">–</text:span> <text:span text:style-name="T1">н</text:span>е успев процедить это сквозь сжатые зубы, Селестия пустилась вскачь.</text:p>
      <text:p text:style-name="P68">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8">Выход был уже совсем рядом, когда нас встретила Луна.</text:p>
      <text:p text:style-name="P68"><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8">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8">Яростно метнув <text:span text:style-name="T9">&lt;</text:span><text:span text:style-name="T20">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68"/>
      <text:p text:style-name="P68"/>
      <text:p text:style-name="P68"/>
      <text:p text:style-name="P68"/>
      <text:p text:style-name="P68">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1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1-06T16:46:22.65</dc:date>
    <meta:editing-duration>P89DT4H16M43S</meta:editing-duration>
    <meta:editing-cycles>5292</meta:editing-cycles>
    <meta:generator>OpenOffice/4.1.1$Win32 OpenOffice.org_project/411m6$Build-9775</meta:generator>
    <dc:creator>макс </dc:creator>
    <meta:document-statistic meta:table-count="0" meta:image-count="0" meta:object-count="0" meta:page-count="175" meta:paragraph-count="3594" meta:word-count="83231" meta:character-count="529367"/>
  </office:meta>
</office:document-meta>
</file>